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4447213" fo:background-color="transparent" style:font-size-asian="10.5pt" style:font-size-complex="10.5pt"/>
    </style:style>
    <style:style style:name="P12" style:family="paragraph" style:parent-style-name="Standard">
      <style:text-properties style:font-name="Ubuntu" fo:font-size="10.5pt" fo:language="fr" fo:country="FR" officeooo:paragraph-rsid="001d7d5e" fo:background-color="transparent" style:font-size-asian="10.5pt" style:font-size-complex="10.5pt"/>
    </style:style>
    <style:style style:name="P13" style:family="paragraph" style:parent-style-name="Standard">
      <style:text-properties style:font-name="Ubuntu" fo:font-size="10.5pt" fo:language="fr" fo:country="FR" officeooo:paragraph-rsid="001f5850" fo:background-color="transparent" style:font-size-asian="10.5pt" style:font-size-complex="10.5pt"/>
    </style:style>
    <style:style style:name="P14" style:family="paragraph" style:parent-style-name="Standard">
      <style:text-properties style:font-name="Ubuntu" fo:font-size="10.5pt" fo:language="fr" fo:country="FR" officeooo:paragraph-rsid="00209450" fo:background-color="transparent" style:font-size-asian="10.5pt" style:font-size-complex="10.5pt"/>
    </style:style>
    <style:style style:name="P15" style:family="paragraph" style:parent-style-name="Standard">
      <style:text-properties style:font-name="Ubuntu" fo:font-size="10.5pt" fo:language="fr" fo:country="FR" officeooo:paragraph-rsid="0041d08b" fo:background-color="transparent" style:font-size-asian="10.5pt" style:font-size-complex="10.5pt"/>
    </style:style>
    <style:style style:name="P16" style:family="paragraph" style:parent-style-name="Standard">
      <style:text-properties style:font-name="Ubuntu" fo:font-size="10.5pt" fo:language="fr" fo:country="FR" officeooo:paragraph-rsid="004ba1d3" fo:background-color="transparent" style:font-size-asian="10.5pt" style:font-size-complex="10.5pt"/>
    </style:style>
    <style:style style:name="P17" style:family="paragraph" style:parent-style-name="Standard">
      <style:text-properties style:font-name="Ubuntu" fo:font-size="10.5pt" fo:language="fr" fo:country="FR" officeooo:paragraph-rsid="053be6de" fo:background-color="transparent" style:font-size-asian="10.5pt" style:font-size-complex="10.5pt"/>
    </style:style>
    <style:style style:name="P18" style:family="paragraph" style:parent-style-name="Standard">
      <style:text-properties style:font-name="Ubuntu" fo:font-size="10.5pt" fo:language="fr" fo:country="FR" officeooo:paragraph-rsid="036d8bc3" fo:background-color="transparent" style:font-size-asian="10.5pt" style:font-size-complex="10.5pt"/>
    </style:style>
    <style:style style:name="P19"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0" style:family="paragraph" style:parent-style-name="Standard">
      <style:text-properties style:font-name="Ubuntu" fo:font-size="10.5pt" fo:language="fr" fo:country="FR" officeooo:paragraph-rsid="00f8876c" fo:background-color="transparent" style:font-size-asian="10.5pt" style:font-size-complex="10.5pt"/>
    </style:style>
    <style:style style:name="P21" style:family="paragraph" style:parent-style-name="Standard">
      <style:text-properties style:font-name="Ubuntu" fo:font-size="10.5pt" fo:language="fr" fo:country="FR" officeooo:paragraph-rsid="00fa6102" fo:background-color="transparent" style:font-size-asian="10.5pt" style:font-size-complex="10.5pt"/>
    </style:style>
    <style:style style:name="P22" style:family="paragraph" style:parent-style-name="Standard">
      <style:text-properties style:font-name="Ubuntu" fo:font-size="10.5pt" fo:language="fr" fo:country="FR" officeooo:paragraph-rsid="010af425" fo:background-color="transparent" style:font-size-asian="10.5pt" style:font-size-complex="10.5pt"/>
    </style:style>
    <style:style style:name="P23" style:family="paragraph" style:parent-style-name="Standard">
      <style:text-properties style:font-name="Ubuntu" fo:font-size="10.5pt" fo:language="fr" fo:country="FR" officeooo:paragraph-rsid="049ec150" fo:background-color="transparent" style:font-size-asian="10.5pt" style:font-size-complex="10.5pt"/>
    </style:style>
    <style:style style:name="P24" style:family="paragraph" style:parent-style-name="Standard">
      <style:text-properties style:font-name="Ubuntu" fo:font-size="10.5pt" fo:language="fr" fo:country="FR" officeooo:paragraph-rsid="012f0ede" fo:background-color="transparent" style:font-size-asian="10.5pt" style:font-size-complex="10.5pt"/>
    </style:style>
    <style:style style:name="P25" style:family="paragraph" style:parent-style-name="Standard">
      <style:text-properties style:font-name="Ubuntu" fo:font-size="10.5pt" fo:language="fr" fo:country="FR" officeooo:paragraph-rsid="0473b56a" fo:background-color="transparent" style:font-size-asian="10.5pt" style:font-size-complex="10.5pt"/>
    </style:style>
    <style:style style:name="P26" style:family="paragraph" style:parent-style-name="Standard">
      <style:text-properties style:font-name="Ubuntu" fo:font-size="10.5pt" fo:language="fr" fo:country="FR" officeooo:paragraph-rsid="0152c0c3" fo:background-color="transparent" style:font-size-asian="10.5pt" style:font-size-complex="10.5pt"/>
    </style:style>
    <style:style style:name="P27"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28"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29" style:family="paragraph" style:parent-style-name="Standard">
      <style:text-properties style:font-name="Ubuntu" fo:font-size="10.5pt" fo:language="fr" fo:country="FR" officeooo:paragraph-rsid="04d1de7e" fo:background-color="transparent" style:font-size-asian="10.5pt" style:font-size-complex="10.5pt"/>
    </style:style>
    <style:style style:name="P30" style:family="paragraph" style:parent-style-name="Standard">
      <style:text-properties style:font-name="Ubuntu" fo:font-size="10.5pt" fo:language="fr" fo:country="FR" officeooo:paragraph-rsid="01f0f1ed" fo:background-color="transparent" style:font-size-asian="10.5pt" style:font-size-complex="10.5pt"/>
    </style:style>
    <style:style style:name="P31" style:family="paragraph" style:parent-style-name="Standard">
      <style:text-properties style:font-name="Ubuntu" fo:font-size="10.5pt" fo:language="fr" fo:country="FR" officeooo:paragraph-rsid="02c20755" fo:background-color="transparent" style:font-size-asian="10.5pt" style:font-size-complex="10.5pt"/>
    </style:style>
    <style:style style:name="P32" style:family="paragraph" style:parent-style-name="Standard">
      <style:text-properties style:font-name="Ubuntu" fo:font-size="10.5pt" fo:language="fr" fo:country="FR" officeooo:paragraph-rsid="05d713de" fo:background-color="transparent" style:font-size-asian="10.5pt" style:font-size-complex="10.5pt"/>
    </style:style>
    <style:style style:name="P33"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34" style:family="paragraph" style:parent-style-name="Standard">
      <style:text-properties style:font-name="Ubuntu" fo:font-size="10.5pt" fo:language="fr" fo:country="FR" officeooo:paragraph-rsid="04eef48e" fo:background-color="transparent" style:font-size-asian="10.5pt" style:font-size-complex="10.5pt"/>
    </style:style>
    <style:style style:name="P35" style:family="paragraph" style:parent-style-name="Standard">
      <style:text-properties style:font-name="Ubuntu" fo:font-size="10.5pt" fo:language="fr" fo:country="FR" officeooo:paragraph-rsid="04f8d7b7" fo:background-color="transparent" style:font-size-asian="10.5pt" style:font-size-complex="10.5pt"/>
    </style:style>
    <style:style style:name="P36"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37" style:family="paragraph" style:parent-style-name="Standard">
      <style:text-properties style:font-name="Ubuntu" fo:font-size="10.5pt" fo:language="fr" fo:country="FR" officeooo:paragraph-rsid="02a197b3" fo:background-color="transparent" style:font-size-asian="10.5pt" style:font-size-complex="10.5pt"/>
    </style:style>
    <style:style style:name="P38" style:family="paragraph" style:parent-style-name="Standard">
      <style:text-properties style:font-name="Ubuntu" fo:font-size="10.5pt" fo:language="fr" fo:country="FR" officeooo:paragraph-rsid="02a77659" fo:background-color="transparent" style:font-size-asian="10.5pt" style:font-size-complex="10.5pt"/>
    </style:style>
    <style:style style:name="P39" style:family="paragraph" style:parent-style-name="Standard">
      <style:text-properties style:font-name="Ubuntu" fo:font-size="10.5pt" fo:language="fr" fo:country="FR" officeooo:paragraph-rsid="039326f8" fo:background-color="transparent" style:font-size-asian="10.5pt" style:font-size-complex="10.5pt"/>
    </style:style>
    <style:style style:name="P40" style:family="paragraph" style:parent-style-name="Standard">
      <style:text-properties style:font-name="Ubuntu" fo:font-size="10.5pt" fo:language="fr" fo:country="FR" officeooo:paragraph-rsid="02d23f51" fo:background-color="transparent" style:font-size-asian="10.5pt" style:font-size-complex="10.5pt"/>
    </style:style>
    <style:style style:name="P41"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42" style:family="paragraph" style:parent-style-name="Standard">
      <style:text-properties style:font-name="Ubuntu" fo:font-size="10.5pt" fo:language="fr" fo:country="FR" officeooo:paragraph-rsid="0394c96b" fo:background-color="transparent" style:font-size-asian="10.5pt" style:font-size-complex="10.5pt"/>
    </style:style>
    <style:style style:name="P43" style:family="paragraph" style:parent-style-name="Standard">
      <style:text-properties style:font-name="Ubuntu" fo:font-size="10.5pt" fo:language="fr" fo:country="FR" officeooo:rsid="03a146d6" fo:background-color="transparent" style:font-size-asian="10.5pt" style:font-size-complex="10.5pt"/>
    </style:style>
    <style:style style:name="P44"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45"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46" style:family="paragraph" style:parent-style-name="Standard">
      <style:text-properties style:font-name="Ubuntu" fo:font-size="10.5pt" fo:language="fr" fo:country="FR" officeooo:paragraph-rsid="05ef0832" fo:background-color="transparent" style:font-size-asian="10.5pt" style:font-size-complex="10.5pt"/>
    </style:style>
    <style:style style:name="P47" style:family="paragraph" style:parent-style-name="Standard">
      <style:text-properties style:font-name="Ubuntu" fo:font-size="10.5pt" fo:language="fr" fo:country="FR" officeooo:paragraph-rsid="040fe85b" fo:background-color="transparent" style:font-size-asian="10.5pt" style:font-size-complex="10.5pt"/>
    </style:style>
    <style:style style:name="P48" style:family="paragraph" style:parent-style-name="Standard">
      <style:text-properties style:font-name="Ubuntu" fo:font-size="10.5pt" fo:language="fr" fo:country="FR" officeooo:paragraph-rsid="05f2229b" fo:background-color="transparent" style:font-size-asian="10.5pt" style:font-size-complex="10.5pt"/>
    </style:style>
    <style:style style:name="P49" style:family="paragraph" style:parent-style-name="Standard">
      <style:text-properties style:font-name="Ubuntu" fo:font-size="10.5pt" fo:language="fr" fo:country="FR" officeooo:paragraph-rsid="05f43926" fo:background-color="transparent" style:font-size-asian="10.5pt" style:font-size-complex="10.5pt"/>
    </style:style>
    <style:style style:name="P50" style:family="paragraph" style:parent-style-name="Standard">
      <style:text-properties style:font-name="Ubuntu" fo:font-size="10.5pt" fo:language="fr" fo:country="FR" officeooo:paragraph-rsid="06324286" fo:background-color="transparent" style:font-size-asian="10.5pt" style:font-size-complex="10.5pt"/>
    </style:style>
    <style:style style:name="P51" style:family="paragraph" style:parent-style-name="Standard">
      <style:text-properties style:font-name="Ubuntu" fo:font-size="10.5pt" fo:language="fr" fo:country="FR" officeooo:paragraph-rsid="065c039b" fo:background-color="transparent" style:font-size-asian="10.5pt" style:font-size-complex="10.5pt"/>
    </style:style>
    <style:style style:name="P52" style:family="paragraph" style:parent-style-name="Standard">
      <style:text-properties style:font-name="Ubuntu" fo:font-size="10.5pt" fo:language="fr" fo:country="FR" officeooo:paragraph-rsid="066dced2" fo:background-color="transparent" style:font-size-asian="10.5pt" style:font-size-complex="10.5pt"/>
    </style:style>
    <style:style style:name="P53" style:family="paragraph" style:parent-style-name="Standard">
      <style:text-properties style:font-name="Ubuntu" fo:font-size="10.5pt" fo:language="fr" fo:country="FR" officeooo:paragraph-rsid="06240dfc" fo:background-color="transparent" style:font-size-asian="10.5pt" style:font-size-complex="10.5pt"/>
    </style:style>
    <style:style style:name="P54" style:family="paragraph" style:parent-style-name="Standard">
      <style:text-properties style:font-name="Ubuntu" fo:font-size="10.5pt" fo:language="fr" fo:country="FR" officeooo:paragraph-rsid="063e9a3a" fo:background-color="transparent" style:font-size-asian="10.5pt" style:font-size-complex="10.5pt"/>
    </style:style>
    <style:style style:name="P55" style:family="paragraph" style:parent-style-name="Standard">
      <style:text-properties style:font-name="Ubuntu" fo:font-size="10.5pt" fo:language="fr" fo:country="FR" officeooo:paragraph-rsid="064515e0" fo:background-color="transparent" style:font-size-asian="10.5pt" style:font-size-complex="10.5pt"/>
    </style:style>
    <style:style style:name="P5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57"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58" style:family="paragraph" style:parent-style-name="Standard">
      <style:text-properties style:font-name="Ubuntu" fo:font-size="10.5pt" fo:language="fr" fo:country="FR" officeooo:rsid="0655901b" officeooo:paragraph-rsid="0655901b" fo:background-color="transparent" style:font-size-asian="10.5pt" style:font-size-complex="10.5pt"/>
    </style:style>
    <style:style style:name="P59"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60"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61"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62" style:family="paragraph" style:parent-style-name="Standard">
      <style:text-properties style:font-name="Ubuntu" fo:font-size="10.5pt" fo:language="fr" fo:country="FR" officeooo:rsid="065abc80" officeooo:paragraph-rsid="065abc80" fo:background-color="transparent" style:font-size-asian="10.5pt" style:font-size-complex="10.5pt"/>
    </style:style>
    <style:style style:name="P63"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64"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65"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66"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67"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68"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69"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70"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71"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7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73"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74"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75"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76"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77"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78"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79"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80"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81"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82"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83"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84"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85"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86" style:family="paragraph" style:parent-style-name="Standard">
      <style:text-properties style:font-name="Ubuntu" fo:font-size="10.5pt" fo:language="fr" fo:country="FR" style:font-size-asian="10.5pt" style:font-size-complex="10.5pt"/>
    </style:style>
    <style:style style:name="P87" style:family="paragraph" style:parent-style-name="Standard">
      <style:text-properties style:font-name="Ubuntu" fo:font-size="10.5pt" fo:language="fr" fo:country="FR" officeooo:paragraph-rsid="02460606" style:font-size-asian="10.5pt" style:font-size-complex="10.5pt"/>
    </style:style>
    <style:style style:name="P88" style:family="paragraph" style:parent-style-name="Standard">
      <style:paragraph-properties fo:text-align="center" style:justify-single-word="false"/>
      <style:text-properties style:font-name="Ubuntu" fo:font-size="10.5pt" style:font-size-asian="10.5pt" style:font-size-complex="10.5pt"/>
    </style:style>
    <style:style style:name="P89"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90"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91"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92"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93"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94"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95" style:family="paragraph" style:parent-style-name="Standard">
      <style:text-properties style:font-name="Ubuntu" fo:language="fr" fo:country="FR" officeooo:rsid="04e14dd1" officeooo:paragraph-rsid="04e14dd1"/>
    </style:style>
    <style:style style:name="P96" style:family="paragraph" style:parent-style-name="Standard">
      <style:text-properties style:font-name="Ubuntu" fo:language="fr" fo:country="FR" officeooo:rsid="02806a78" officeooo:paragraph-rsid="02806a78"/>
    </style:style>
    <style:style style:name="P97"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98" style:family="paragraph" style:parent-style-name="Standard">
      <style:paragraph-properties fo:text-align="center" style:justify-single-word="false"/>
      <style:text-properties style:font-name="Ubuntu" officeooo:rsid="05b0fec8" officeooo:paragraph-rsid="05b0fec8"/>
    </style:style>
    <style:style style:name="P99"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100"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101"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102"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103" style:family="paragraph" style:parent-style-name="Standard">
      <style:text-properties fo:color="#0066b3" style:font-name="Ubuntu" fo:font-size="10.5pt" fo:language="fr" fo:country="FR" officeooo:paragraph-rsid="00283342" fo:background-color="transparent" style:font-size-asian="10.5pt" style:font-size-complex="10.5pt"/>
    </style:style>
    <style:style style:name="P104" style:family="paragraph" style:parent-style-name="Standard">
      <style:text-properties fo:color="#0066b3" style:font-name="Ubuntu" fo:font-size="10.5pt" fo:language="fr" fo:country="FR" officeooo:paragraph-rsid="00387a40" fo:background-color="transparent" style:font-size-asian="10.5pt" style:font-size-complex="10.5pt"/>
    </style:style>
    <style:style style:name="P105"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106"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107"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108"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109"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110"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111"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112" style:family="paragraph" style:parent-style-name="Standard">
      <style:text-properties fo:color="#f58220" style:font-name="Ubuntu" fo:font-size="10.5pt" fo:language="fr" fo:country="FR" fo:font-weight="bold" officeooo:paragraph-rsid="064f420e" fo:background-color="transparent" style:font-size-asian="10.5pt" style:font-weight-asian="bold" style:font-size-complex="10.5pt" style:font-weight-complex="bold"/>
    </style:style>
    <style:style style:name="P113" style:family="paragraph" style:parent-style-name="Standard">
      <style:text-properties fo:color="#f58220" style:font-name="Ubuntu" fo:font-size="10.5pt" fo:language="fr" fo:country="FR" fo:background-color="transparent" style:font-size-asian="10.5pt" style:font-size-complex="10.5pt"/>
    </style:style>
    <style:style style:name="P114" style:family="paragraph" style:parent-style-name="Standard">
      <style:text-properties fo:color="#f58220" style:font-name="Ubuntu" fo:font-size="10.5pt" fo:language="fr" fo:country="FR" officeooo:paragraph-rsid="002ae795" fo:background-color="transparent" style:font-size-asian="10.5pt" style:font-size-complex="10.5pt"/>
    </style:style>
    <style:style style:name="P115" style:family="paragraph" style:parent-style-name="Standard">
      <style:text-properties fo:color="#f58220" style:font-name="Ubuntu" fo:font-size="10.5pt" fo:language="fr" fo:country="FR" officeooo:paragraph-rsid="0031b236" fo:background-color="transparent" style:font-size-asian="10.5pt" style:font-size-complex="10.5pt"/>
    </style:style>
    <style:style style:name="P116"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117"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118" style:family="paragraph" style:parent-style-name="Standard">
      <style:text-properties fo:color="#5c2d91" style:font-name="Ubuntu" fo:font-size="10.5pt" fo:language="fr" fo:country="FR" fo:font-weight="bold" officeooo:rsid="0497d357" officeooo:paragraph-rsid="05ef0832" fo:background-color="transparent" style:font-size-asian="10.5pt" style:font-weight-asian="bold" style:font-size-complex="10.5pt" style:font-weight-complex="bold"/>
    </style:style>
    <style:style style:name="P119"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120"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121"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122"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123"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12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125"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126"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127" style:family="paragraph" style:parent-style-name="Standard">
      <style:text-properties fo:color="#5c2d91" style:font-name="Ubuntu" fo:font-size="10.5pt" fo:language="fr" fo:country="FR" fo:font-weight="bold" officeooo:paragraph-rsid="05f2229b" fo:background-color="transparent" style:font-size-asian="10.5pt" style:font-weight-asian="bold" style:font-size-complex="10.5pt" style:font-weight-complex="bold"/>
    </style:style>
    <style:style style:name="P128" style:family="paragraph" style:parent-style-name="Standard">
      <style:text-properties fo:color="#5c2d91" style:font-name="Ubuntu" fo:font-size="10.5pt" fo:language="fr" fo:country="FR" fo:font-weight="bold" officeooo:paragraph-rsid="05f43926" fo:background-color="transparent" style:font-size-asian="10.5pt" style:font-weight-asian="bold" style:font-size-complex="10.5pt" style:font-weight-complex="bold"/>
    </style:style>
    <style:style style:name="P129" style:family="paragraph" style:parent-style-name="Standard">
      <style:text-properties fo:color="#5c2d91" style:font-name="Ubuntu" fo:font-size="10.5pt" fo:language="fr" fo:country="FR" fo:font-weight="bold" officeooo:rsid="065ce0db" officeooo:paragraph-rsid="065ce0db" fo:background-color="transparent" style:font-size-asian="10.5pt" style:font-weight-asian="bold" style:font-size-complex="10.5pt" style:font-weight-complex="bold"/>
    </style:style>
    <style:style style:name="P130" style:family="paragraph" style:parent-style-name="Standard">
      <style:text-properties fo:color="#5c2d91" style:font-name="Ubuntu" fo:font-size="10.5pt" fo:language="fr" fo:country="FR" officeooo:rsid="042e5111" officeooo:paragraph-rsid="041c3235" fo:background-color="transparent" style:font-size-asian="10.5pt" style:font-size-complex="10.5pt"/>
    </style:style>
    <style:style style:name="P131" style:family="paragraph" style:parent-style-name="Standard">
      <style:text-properties fo:color="#5c2d91" style:font-name="Ubuntu" fo:font-size="10.5pt" fo:language="fr" fo:country="FR" officeooo:rsid="0418e4d9" officeooo:paragraph-rsid="041ce1f3" fo:background-color="transparent" style:font-size-asian="10.5pt" style:font-size-complex="10.5pt"/>
    </style:style>
    <style:style style:name="P132" style:family="paragraph" style:parent-style-name="Standard">
      <style:text-properties fo:color="#5c2d91" style:font-name="Ubuntu" fo:font-size="10.5pt" fo:language="fr" fo:country="FR" officeooo:rsid="041b29d1" officeooo:paragraph-rsid="041ce1f3" fo:background-color="transparent" style:font-size-asian="10.5pt" style:font-size-complex="10.5pt"/>
    </style:style>
    <style:style style:name="P133" style:family="paragraph" style:parent-style-name="Standard">
      <style:text-properties fo:color="#5c2d91" style:font-name="Ubuntu" fo:font-size="10.5pt" fo:language="fr" fo:country="FR" officeooo:paragraph-rsid="0065765d" fo:background-color="transparent" style:font-size-asian="10.5pt" style:font-size-complex="10.5pt"/>
    </style:style>
    <style:style style:name="P134"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135"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136"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137"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138"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139" style:family="paragraph" style:parent-style-name="Standard">
      <style:text-properties fo:color="#a3238e" style:font-name="Ubuntu" fo:font-size="10.5pt" fo:language="fr" fo:country="FR" fo:background-color="transparent" style:font-size-asian="10.5pt" style:font-size-complex="10.5pt"/>
    </style:style>
    <style:style style:name="P140" style:family="paragraph" style:parent-style-name="Standard">
      <style:text-properties fo:color="#a3238e" style:font-name="Ubuntu" fo:font-size="10.5pt" fo:language="fr" fo:country="FR" officeooo:paragraph-rsid="00387a40" fo:background-color="transparent" style:font-size-asian="10.5pt" style:font-size-complex="10.5pt"/>
    </style:style>
    <style:style style:name="P141"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142"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143"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144"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145"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146"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147"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1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1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1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1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152"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53"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54" style:family="paragraph" style:parent-style-name="Standard" style:list-style-name="L2">
      <style:text-properties fo:color="#0066b3" style:font-name="Ubuntu" fo:font-size="10.5pt" fo:language="fr" fo:country="FR" fo:background-color="transparent" style:font-size-asian="10.5pt" style:font-size-complex="10.5pt"/>
    </style:style>
    <style:style style:name="P155"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56"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57"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58"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59"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60" style:family="paragraph" style:parent-style-name="Standard">
      <style:text-properties style:font-name="Ubuntu" fo:font-size="10.5pt" fo:language="fr" fo:country="FR" fo:background-color="transparent" style:font-size-asian="10.5pt" style:font-size-complex="10.5pt"/>
    </style:style>
    <style:style style:name="P161" style:family="paragraph" style:parent-style-name="Standard" style:list-style-name="L2">
      <style:text-properties style:font-name="Ubuntu" fo:font-size="10.5pt" fo:language="fr" fo:country="FR" fo:background-color="transparent" style:font-size-asian="10.5pt" style:font-size-complex="10.5pt"/>
    </style:style>
    <style:style style:name="P162"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63"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64"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65" style:family="paragraph" style:parent-style-name="Standard" style:list-style-name="L2">
      <style:text-properties style:font-name="Ubuntu" fo:font-size="10.5pt" fo:language="fr" fo:country="FR" officeooo:paragraph-rsid="06253405" fo:background-color="transparent" style:font-size-asian="10.5pt" style:font-size-complex="10.5pt"/>
    </style:style>
    <style:style style:name="P166" style:family="paragraph" style:parent-style-name="Standard" style:list-style-name="L2">
      <style:text-properties style:font-name="Ubuntu" fo:font-size="10.5pt" fo:language="fr" fo:country="FR" officeooo:paragraph-rsid="06324286" fo:background-color="transparent" style:font-size-asian="10.5pt" style:font-size-complex="10.5pt"/>
    </style:style>
    <style:style style:name="P167"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68"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69"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70"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71" style:family="paragraph" style:parent-style-name="Standard" style:list-style-name="L9">
      <style:text-properties style:font-name="Ubuntu" fo:font-size="10.5pt" fo:language="fr" fo:country="FR" fo:background-color="transparent" style:font-size-asian="10.5pt" style:font-size-complex="10.5pt"/>
    </style:style>
    <style:style style:name="P172"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73"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74"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75"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76" style:family="paragraph" style:parent-style-name="Standard" style:list-style-name="L13">
      <style:text-properties style:font-name="Ubuntu" fo:font-size="10.5pt" fo:language="fr" fo:country="FR" fo:background-color="transparent" style:font-size-asian="10.5pt" style:font-size-complex="10.5pt"/>
    </style:style>
    <style:style style:name="P177" style:family="paragraph" style:parent-style-name="Standard" style:list-style-name="L14">
      <style:text-properties style:font-name="Ubuntu" fo:font-size="10.5pt" fo:language="fr" fo:country="FR" fo:background-color="transparent" style:font-size-asian="10.5pt" style:font-size-complex="10.5pt"/>
    </style:style>
    <style:style style:name="P178"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79"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80" style:family="paragraph" style:parent-style-name="Standard" style:list-style-name="L16">
      <style:text-properties style:font-name="Ubuntu" fo:font-size="10.5pt" fo:language="fr" fo:country="FR" officeooo:paragraph-rsid="053be6de" fo:background-color="transparent" style:font-size-asian="10.5pt" style:font-size-complex="10.5pt"/>
    </style:style>
    <style:style style:name="P181"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182" style:family="paragraph" style:parent-style-name="Standard" style:list-style-name="L18">
      <style:text-properties style:font-name="Ubuntu" fo:font-size="10.5pt" fo:language="fr" fo:country="FR" fo:background-color="transparent" style:font-size-asian="10.5pt" style:font-size-complex="10.5pt"/>
    </style:style>
    <style:style style:name="P183" style:family="paragraph" style:parent-style-name="Standard" style:list-style-name="L18">
      <style:text-properties style:font-name="Ubuntu" fo:font-size="10.5pt" fo:language="fr" fo:country="FR" officeooo:paragraph-rsid="00769119" fo:background-color="transparent" style:font-size-asian="10.5pt" style:font-size-complex="10.5pt"/>
    </style:style>
    <style:style style:name="P184" style:family="paragraph" style:parent-style-name="Standard" style:list-style-name="L19">
      <style:text-properties style:font-name="Ubuntu" fo:font-size="10.5pt" fo:language="fr" fo:country="FR" fo:background-color="transparent" style:font-size-asian="10.5pt" style:font-size-complex="10.5pt"/>
    </style:style>
    <style:style style:name="P185"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86" style:family="paragraph" style:parent-style-name="Standard" style:list-style-name="L20">
      <style:text-properties style:font-name="Ubuntu" fo:font-size="10.5pt" fo:language="fr" fo:country="FR" fo:background-color="transparent" style:font-size-asian="10.5pt" style:font-size-complex="10.5pt"/>
    </style:style>
    <style:style style:name="P187" style:family="paragraph" style:parent-style-name="Standard" style:list-style-name="L21">
      <style:text-properties style:font-name="Ubuntu" fo:font-size="10.5pt" fo:language="fr" fo:country="FR" fo:background-color="transparent" style:font-size-asian="10.5pt" style:font-size-complex="10.5pt"/>
    </style:style>
    <style:style style:name="P188" style:family="paragraph" style:parent-style-name="Standard" style:list-style-name="L22">
      <style:text-properties style:font-name="Ubuntu" fo:font-size="10.5pt" fo:language="fr" fo:country="FR" fo:background-color="transparent" style:font-size-asian="10.5pt" style:font-size-complex="10.5pt"/>
    </style:style>
    <style:style style:name="P189" style:family="paragraph" style:parent-style-name="Standard" style:list-style-name="L23">
      <style:text-properties style:font-name="Ubuntu" fo:font-size="10.5pt" fo:language="fr" fo:country="FR" fo:background-color="transparent" style:font-size-asian="10.5pt" style:font-size-complex="10.5pt"/>
    </style:style>
    <style:style style:name="P190" style:family="paragraph" style:parent-style-name="Standard" style:list-style-name="L24">
      <style:text-properties style:font-name="Ubuntu" fo:font-size="10.5pt" fo:language="fr" fo:country="FR" fo:background-color="transparent" style:font-size-asian="10.5pt" style:font-size-complex="10.5pt"/>
    </style:style>
    <style:style style:name="P191" style:family="paragraph" style:parent-style-name="Standard" style:list-style-name="L26">
      <style:text-properties style:font-name="Ubuntu" fo:font-size="10.5pt" fo:language="fr" fo:country="FR" fo:background-color="transparent" style:font-size-asian="10.5pt" style:font-size-complex="10.5pt"/>
    </style:style>
    <style:style style:name="P192" style:family="paragraph" style:parent-style-name="Standard" style:list-style-name="L27">
      <style:text-properties style:font-name="Ubuntu" fo:font-size="10.5pt" fo:language="fr" fo:country="FR" fo:background-color="transparent" style:font-size-asian="10.5pt" style:font-size-complex="10.5pt"/>
    </style:style>
    <style:style style:name="P193" style:family="paragraph" style:parent-style-name="Standard" style:list-style-name="L28">
      <style:text-properties style:font-name="Ubuntu" fo:font-size="10.5pt" fo:language="fr" fo:country="FR" fo:background-color="transparent" style:font-size-asian="10.5pt" style:font-size-complex="10.5pt"/>
    </style:style>
    <style:style style:name="P194" style:family="paragraph" style:parent-style-name="Standard" style:list-style-name="L29">
      <style:text-properties style:font-name="Ubuntu" fo:font-size="10.5pt" fo:language="fr" fo:country="FR" fo:background-color="transparent" style:font-size-asian="10.5pt" style:font-size-complex="10.5pt"/>
    </style:style>
    <style:style style:name="P195"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96" style:family="paragraph" style:parent-style-name="Standard" style:list-style-name="L30">
      <style:text-properties style:font-name="Ubuntu" fo:font-size="10.5pt" fo:language="fr" fo:country="FR" fo:background-color="transparent" style:font-size-asian="10.5pt" style:font-size-complex="10.5pt"/>
    </style:style>
    <style:style style:name="P197" style:family="paragraph" style:parent-style-name="Standard" style:list-style-name="L31">
      <style:text-properties style:font-name="Ubuntu" fo:font-size="10.5pt" fo:language="fr" fo:country="FR" fo:background-color="transparent" style:font-size-asian="10.5pt" style:font-size-complex="10.5pt"/>
    </style:style>
    <style:style style:name="P198" style:family="paragraph" style:parent-style-name="Standard" style:list-style-name="L32">
      <style:text-properties style:font-name="Ubuntu" fo:font-size="10.5pt" fo:language="fr" fo:country="FR" fo:background-color="transparent" style:font-size-asian="10.5pt" style:font-size-complex="10.5pt"/>
    </style:style>
    <style:style style:name="P199" style:family="paragraph" style:parent-style-name="Standard" style:list-style-name="L33">
      <style:text-properties style:font-name="Ubuntu" fo:font-size="10.5pt" fo:language="fr" fo:country="FR" fo:background-color="transparent" style:font-size-asian="10.5pt" style:font-size-complex="10.5pt"/>
    </style:style>
    <style:style style:name="P200" style:family="paragraph" style:parent-style-name="Standard" style:list-style-name="L34">
      <style:text-properties style:font-name="Ubuntu" fo:font-size="10.5pt" fo:language="fr" fo:country="FR" fo:background-color="transparent" style:font-size-asian="10.5pt" style:font-size-complex="10.5pt"/>
    </style:style>
    <style:style style:name="P201" style:family="paragraph" style:parent-style-name="Standard" style:list-style-name="L34">
      <style:text-properties style:font-name="Ubuntu" fo:font-size="10.5pt" fo:language="fr" fo:country="FR" officeooo:paragraph-rsid="065c039b" fo:background-color="transparent" style:font-size-asian="10.5pt" style:font-size-complex="10.5pt"/>
    </style:style>
    <style:style style:name="P202" style:family="paragraph" style:parent-style-name="Standard" style:list-style-name="L34">
      <style:text-properties style:font-name="Ubuntu" fo:font-size="10.5pt" fo:language="fr" fo:country="FR" officeooo:paragraph-rsid="066dced2" fo:background-color="transparent" style:font-size-asian="10.5pt" style:font-size-complex="10.5pt"/>
    </style:style>
    <style:style style:name="P203" style:family="paragraph" style:parent-style-name="Standard" style:list-style-name="L34">
      <style:text-properties style:font-name="Ubuntu" fo:font-size="10.5pt" fo:language="fr" fo:country="FR" officeooo:paragraph-rsid="05ef0832" fo:background-color="transparent" style:font-size-asian="10.5pt" style:font-size-complex="10.5pt"/>
    </style:style>
    <style:style style:name="P204"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205" style:family="paragraph" style:parent-style-name="Standard" style:list-style-name="L34">
      <style:text-properties style:font-name="Ubuntu" fo:font-size="10.5pt" fo:language="fr" fo:country="FR" officeooo:paragraph-rsid="067e437f" fo:background-color="transparent" style:font-size-asian="10.5pt" style:font-size-complex="10.5pt"/>
    </style:style>
    <style:style style:name="P206" style:family="paragraph" style:parent-style-name="Standard" style:list-style-name="L34">
      <style:text-properties style:font-name="Ubuntu" fo:font-size="10.5pt" fo:language="fr" fo:country="FR" officeooo:paragraph-rsid="0686aca0" fo:background-color="transparent" style:font-size-asian="10.5pt" style:font-size-complex="10.5pt"/>
    </style:style>
    <style:style style:name="P207" style:family="paragraph" style:parent-style-name="Standard" style:list-style-name="L34">
      <style:text-properties style:font-name="Ubuntu" fo:font-size="10.5pt" fo:language="fr" fo:country="FR" officeooo:paragraph-rsid="06dc0c07" fo:background-color="transparent" style:font-size-asian="10.5pt" style:font-size-complex="10.5pt"/>
    </style:style>
    <style:style style:name="P208" style:family="paragraph" style:parent-style-name="Standard" style:list-style-name="L34">
      <style:text-properties style:font-name="Ubuntu" fo:font-size="10.5pt" fo:language="fr" fo:country="FR" officeooo:paragraph-rsid="06e402af" fo:background-color="transparent" style:font-size-asian="10.5pt" style:font-size-complex="10.5pt"/>
    </style:style>
    <style:style style:name="P209" style:family="paragraph" style:parent-style-name="Standard" style:list-style-name="L34">
      <style:text-properties style:font-name="Ubuntu" fo:font-size="10.5pt" fo:language="fr" fo:country="FR" officeooo:rsid="0675f07f" officeooo:paragraph-rsid="0675f07f" fo:background-color="transparent" style:font-size-asian="10.5pt" style:font-size-complex="10.5pt"/>
    </style:style>
    <style:style style:name="P210" style:family="paragraph" style:parent-style-name="Standard" style:list-style-name="L34">
      <style:text-properties style:font-name="Ubuntu" fo:font-size="10.5pt" fo:language="fr" fo:country="FR" officeooo:rsid="0675f07f" officeooo:paragraph-rsid="0686aca0" fo:background-color="transparent" style:font-size-asian="10.5pt" style:font-size-complex="10.5pt"/>
    </style:style>
    <style:style style:name="P211"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212" style:family="paragraph" style:parent-style-name="Standard" style:list-style-name="L34">
      <style:text-properties style:font-name="Ubuntu" fo:font-size="10.5pt" fo:language="fr" fo:country="FR" officeooo:rsid="05538720" officeooo:paragraph-rsid="05ef0832" fo:background-color="transparent" style:font-size-asian="10.5pt" style:font-size-complex="10.5pt"/>
    </style:style>
    <style:style style:name="P213" style:family="paragraph" style:parent-style-name="Standard" style:list-style-name="L34">
      <style:text-properties style:font-name="Ubuntu" fo:font-size="10.5pt" fo:language="fr" fo:country="FR" officeooo:rsid="055cb20a" officeooo:paragraph-rsid="05ef0832" fo:background-color="transparent" style:font-size-asian="10.5pt" style:font-size-complex="10.5pt"/>
    </style:style>
    <style:style style:name="P214" style:family="paragraph" style:parent-style-name="Standard" style:list-style-name="L35">
      <style:text-properties style:font-name="Ubuntu" fo:font-size="10.5pt" fo:language="fr" fo:country="FR" officeooo:paragraph-rsid="05f2229b" fo:background-color="transparent" style:font-size-asian="10.5pt" style:font-size-complex="10.5pt"/>
    </style:style>
    <style:style style:name="P215" style:family="paragraph" style:parent-style-name="Standard" style:list-style-name="L37">
      <style:text-properties style:font-name="Ubuntu" fo:font-size="10.5pt" fo:language="fr" fo:country="FR" fo:background-color="transparent" style:font-size-asian="10.5pt" style:font-size-complex="10.5pt"/>
    </style:style>
    <style:style style:name="P216" style:family="paragraph" style:parent-style-name="Standard" style:list-style-name="L37">
      <style:text-properties style:font-name="Ubuntu" fo:font-size="10.5pt" fo:language="fr" fo:country="FR" officeooo:rsid="040fe85b" officeooo:paragraph-rsid="040fe85b" fo:background-color="transparent" style:font-size-asian="10.5pt" style:font-size-complex="10.5pt"/>
    </style:style>
    <style:style style:name="P217" style:family="paragraph" style:parent-style-name="Standard" style:list-style-name="L39">
      <style:text-properties style:font-name="Ubuntu" fo:font-size="10.5pt" fo:language="fr" fo:country="FR" officeooo:rsid="040fe85b" officeooo:paragraph-rsid="04148268" fo:background-color="transparent" style:font-size-asian="10.5pt" style:font-size-complex="10.5pt"/>
    </style:style>
    <style:style style:name="P218" style:family="paragraph" style:parent-style-name="Standard" style:list-style-name="L38">
      <style:text-properties style:font-name="Ubuntu" fo:font-size="10.5pt" fo:language="fr" fo:country="FR" officeooo:paragraph-rsid="05f43926" fo:background-color="transparent" style:font-size-asian="10.5pt" style:font-size-complex="10.5pt"/>
    </style:style>
    <style:style style:name="P219" style:family="paragraph" style:parent-style-name="Standard" style:list-style-name="L39">
      <style:text-properties style:font-name="Ubuntu" fo:font-size="10.5pt" fo:language="fr" fo:country="FR" fo:background-color="transparent" style:font-size-asian="10.5pt" style:font-size-complex="10.5pt"/>
    </style:style>
    <style:style style:name="P220"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221" style:family="paragraph" style:parent-style-name="Standard" style:list-style-name="L40">
      <style:text-properties style:font-name="Ubuntu" fo:font-size="10.5pt" fo:language="fr" fo:country="FR" fo:background-color="transparent" style:font-size-asian="10.5pt" style:font-size-complex="10.5pt"/>
    </style:style>
    <style:style style:name="P222"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223" style:family="paragraph" style:parent-style-name="Standard" style:list-style-name="L41">
      <style:text-properties style:font-name="Ubuntu" fo:font-size="10.5pt" fo:language="fr" fo:country="FR" fo:background-color="transparent" style:font-size-asian="10.5pt" style:font-size-complex="10.5pt"/>
    </style:style>
    <style:style style:name="P224" style:family="paragraph" style:parent-style-name="Standard" style:list-style-name="L42">
      <style:text-properties style:font-name="Ubuntu" fo:font-size="10.5pt" fo:language="fr" fo:country="FR" fo:background-color="transparent" style:font-size-asian="10.5pt" style:font-size-complex="10.5pt"/>
    </style:style>
    <style:style style:name="P225" style:family="paragraph" style:parent-style-name="Standard" style:list-style-name="L44">
      <style:text-properties style:font-name="Ubuntu" fo:font-size="10.5pt" fo:language="fr" fo:country="FR" fo:background-color="transparent" style:font-size-asian="10.5pt" style:font-size-complex="10.5pt"/>
    </style:style>
    <style:style style:name="P226" style:family="paragraph" style:parent-style-name="Standard" style:list-style-name="L45">
      <style:text-properties style:font-name="Ubuntu" fo:font-size="10.5pt" fo:language="fr" fo:country="FR" fo:background-color="transparent" style:font-size-asian="10.5pt" style:font-size-complex="10.5pt"/>
    </style:style>
    <style:style style:name="P227" style:family="paragraph" style:parent-style-name="Standard" style:list-style-name="L46">
      <style:text-properties style:font-name="Ubuntu" fo:font-size="10.5pt" fo:language="fr" fo:country="FR" fo:background-color="transparent" style:font-size-asian="10.5pt" style:font-size-complex="10.5pt"/>
    </style:style>
    <style:style style:name="P228" style:family="paragraph" style:parent-style-name="Standard" style:list-style-name="L47">
      <style:text-properties style:font-name="Ubuntu" fo:font-size="10.5pt" fo:language="fr" fo:country="FR" fo:background-color="transparent" style:font-size-asian="10.5pt" style:font-size-complex="10.5pt"/>
    </style:style>
    <style:style style:name="P229" style:family="paragraph" style:parent-style-name="Standard" style:list-style-name="L48">
      <style:text-properties style:font-name="Ubuntu" fo:font-size="10.5pt" fo:language="fr" fo:country="FR" fo:background-color="transparent" style:font-size-asian="10.5pt" style:font-size-complex="10.5pt"/>
    </style:style>
    <style:style style:name="P230" style:family="paragraph" style:parent-style-name="Standard" style:list-style-name="L49">
      <style:text-properties style:font-name="Ubuntu" fo:font-size="10.5pt" fo:language="fr" fo:country="FR" fo:background-color="transparent" style:font-size-asian="10.5pt" style:font-size-complex="10.5pt"/>
    </style:style>
    <style:style style:name="P231" style:family="paragraph" style:parent-style-name="Standard" style:list-style-name="L50">
      <style:text-properties style:font-name="Ubuntu" fo:font-size="10.5pt" fo:language="fr" fo:country="FR" fo:background-color="transparent" style:font-size-asian="10.5pt" style:font-size-complex="10.5pt"/>
    </style:style>
    <style:style style:name="P232"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233" style:family="paragraph" style:parent-style-name="Standard" style:list-style-name="L51">
      <style:text-properties style:font-name="Ubuntu" fo:font-size="10.5pt" fo:language="fr" fo:country="FR" fo:background-color="transparent" style:font-size-asian="10.5pt" style:font-size-complex="10.5pt"/>
    </style:style>
    <style:style style:name="P234" style:family="paragraph" style:parent-style-name="Standard" style:list-style-name="L51">
      <style:text-properties style:font-name="Ubuntu" fo:font-size="10.5pt" fo:language="fr" fo:country="FR" officeooo:paragraph-rsid="05d713de" fo:background-color="transparent" style:font-size-asian="10.5pt" style:font-size-complex="10.5pt"/>
    </style:style>
    <style:style style:name="P235" style:family="paragraph" style:parent-style-name="Standard" style:list-style-name="L53">
      <style:text-properties style:font-name="Ubuntu" fo:font-size="10.5pt" fo:language="fr" fo:country="FR" officeooo:rsid="05e6d1e5" officeooo:paragraph-rsid="05e6d1e5" fo:background-color="transparent" style:font-size-asian="10.5pt" style:font-size-complex="10.5pt"/>
    </style:style>
    <style:style style:name="P236" style:family="paragraph" style:parent-style-name="Standard" style:list-style-name="L54">
      <style:text-properties style:font-name="Ubuntu" fo:font-size="10.5pt" fo:language="fr" fo:country="FR" fo:background-color="transparent" style:font-size-asian="10.5pt" style:font-size-complex="10.5pt"/>
    </style:style>
    <style:style style:name="P237" style:family="paragraph" style:parent-style-name="Standard" style:list-style-name="L54">
      <style:text-properties style:font-name="Ubuntu" fo:font-size="10.5pt" fo:language="fr" fo:country="FR" officeooo:paragraph-rsid="05dd231a" fo:background-color="transparent" style:font-size-asian="10.5pt" style:font-size-complex="10.5pt"/>
    </style:style>
    <style:style style:name="P238" style:family="paragraph" style:parent-style-name="Standard" style:list-style-name="L54">
      <style:text-properties style:font-name="Ubuntu" fo:font-size="10.5pt" fo:language="fr" fo:country="FR" officeooo:rsid="05de5521" officeooo:paragraph-rsid="05de5521" fo:background-color="transparent" style:font-size-asian="10.5pt" style:font-size-complex="10.5pt"/>
    </style:style>
    <style:style style:name="P239" style:family="paragraph" style:parent-style-name="Standard" style:list-style-name="L55">
      <style:text-properties style:font-name="Ubuntu" fo:font-size="10.5pt" fo:language="fr" fo:country="FR" fo:background-color="transparent" style:font-size-asian="10.5pt" style:font-size-complex="10.5pt"/>
    </style:style>
    <style:style style:name="P240" style:family="paragraph" style:parent-style-name="Standard" style:list-style-name="L56">
      <style:text-properties style:font-name="Ubuntu" fo:font-size="10.5pt" fo:language="fr" fo:country="FR" fo:background-color="transparent" style:font-size-asian="10.5pt" style:font-size-complex="10.5pt"/>
    </style:style>
    <style:style style:name="P241" style:family="paragraph" style:parent-style-name="Standard" style:list-style-name="L57">
      <style:text-properties style:font-name="Ubuntu" fo:font-size="10.5pt" fo:language="fr" fo:country="FR" fo:background-color="transparent" style:font-size-asian="10.5pt" style:font-size-complex="10.5pt"/>
    </style:style>
    <style:style style:name="P242" style:family="paragraph" style:parent-style-name="Standard" style:list-style-name="L58">
      <style:text-properties style:font-name="Ubuntu" fo:font-size="10.5pt" fo:language="fr" fo:country="FR" fo:background-color="transparent" style:font-size-asian="10.5pt" style:font-size-complex="10.5pt"/>
    </style:style>
    <style:style style:name="P243" style:family="paragraph" style:parent-style-name="Standard" style:list-style-name="L59">
      <style:text-properties style:font-name="Ubuntu" fo:font-size="10.5pt" fo:language="fr" fo:country="FR" fo:background-color="transparent" style:font-size-asian="10.5pt" style:font-size-complex="10.5pt"/>
    </style:style>
    <style:style style:name="P244" style:family="paragraph" style:parent-style-name="Standard" style:list-style-name="L60">
      <style:text-properties style:font-name="Ubuntu" fo:font-size="10.5pt" fo:language="fr" fo:country="FR" fo:background-color="transparent" style:font-size-asian="10.5pt" style:font-size-complex="10.5pt"/>
    </style:style>
    <style:style style:name="P245" style:family="paragraph" style:parent-style-name="Standard" style:list-style-name="L61">
      <style:text-properties style:font-name="Ubuntu" fo:font-size="10.5pt" fo:language="fr" fo:country="FR" fo:background-color="transparent" style:font-size-asian="10.5pt" style:font-size-complex="10.5pt"/>
    </style:style>
    <style:style style:name="P246" style:family="paragraph" style:parent-style-name="Standard" style:list-style-name="L63">
      <style:text-properties style:font-name="Ubuntu" fo:font-size="10.5pt" fo:language="fr" fo:country="FR" fo:background-color="transparent" style:font-size-asian="10.5pt" style:font-size-complex="10.5pt"/>
    </style:style>
    <style:style style:name="P247" style:family="paragraph" style:parent-style-name="Standard" style:list-style-name="L64">
      <style:text-properties style:font-name="Ubuntu" fo:font-size="10.5pt" fo:language="fr" fo:country="FR" fo:background-color="transparent" style:font-size-asian="10.5pt" style:font-size-complex="10.5pt"/>
    </style:style>
    <style:style style:name="P248" style:family="paragraph" style:parent-style-name="Standard" style:list-style-name="L64">
      <style:text-properties style:font-name="Ubuntu" fo:font-size="10.5pt" fo:language="fr" fo:country="FR" officeooo:paragraph-rsid="02a197b3" fo:background-color="transparent" style:font-size-asian="10.5pt" style:font-size-complex="10.5pt"/>
    </style:style>
    <style:style style:name="P249" style:family="paragraph" style:parent-style-name="Standard" style:list-style-name="L64">
      <style:text-properties style:font-name="Ubuntu" fo:font-size="10.5pt" fo:language="fr" fo:country="FR" officeooo:paragraph-rsid="02a77659" fo:background-color="transparent" style:font-size-asian="10.5pt" style:font-size-complex="10.5pt"/>
    </style:style>
    <style:style style:name="P250" style:family="paragraph" style:parent-style-name="Standard" style:list-style-name="L65">
      <style:text-properties style:font-name="Ubuntu" fo:font-size="10.5pt" fo:language="fr" fo:country="FR" fo:background-color="transparent" style:font-size-asian="10.5pt" style:font-size-complex="10.5pt"/>
    </style:style>
    <style:style style:name="P251" style:family="paragraph" style:parent-style-name="Standard" style:list-style-name="L66">
      <style:text-properties style:font-name="Ubuntu" fo:font-size="10.5pt" fo:language="fr" fo:country="FR" officeooo:rsid="05ab8ba1" officeooo:paragraph-rsid="05ab8ba1" fo:background-color="transparent" style:font-size-asian="10.5pt" style:font-size-complex="10.5pt"/>
    </style:style>
    <style:style style:name="P252" style:family="paragraph" style:parent-style-name="Standard" style:list-style-name="L66">
      <style:text-properties style:font-name="Ubuntu" fo:font-size="10.5pt" fo:language="fr" fo:country="FR" officeooo:rsid="05acb3ac" officeooo:paragraph-rsid="05acb3ac" fo:background-color="transparent" style:font-size-asian="10.5pt" style:font-size-complex="10.5pt"/>
    </style:style>
    <style:style style:name="P253" style:family="paragraph" style:parent-style-name="Standard">
      <style:text-properties style:font-name="Ubuntu" fo:font-size="10.5pt" fo:language="fr" fo:country="FR" officeooo:paragraph-rsid="067e437f" fo:background-color="transparent" style:font-size-asian="10.5pt" style:font-size-complex="10.5pt"/>
    </style:style>
    <style:style style:name="P254" style:family="paragraph" style:parent-style-name="Standard">
      <style:text-properties style:font-name="Ubuntu" fo:font-size="10.5pt" fo:language="fr" fo:country="FR" officeooo:paragraph-rsid="06806a1b" fo:background-color="transparent" style:font-size-asian="10.5pt" style:font-size-complex="10.5pt"/>
    </style:style>
    <style:style style:name="P255"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256" style:family="paragraph" style:parent-style-name="Standard">
      <style:text-properties style:font-name="Ubuntu" fo:font-size="10.5pt" fo:language="fr" fo:country="FR" officeooo:paragraph-rsid="040fe85b" fo:background-color="transparent" style:font-size-asian="10.5pt" style:font-size-complex="10.5pt"/>
    </style:style>
    <style:style style:name="P257" style:family="paragraph" style:parent-style-name="Standard">
      <style:text-properties style:font-name="Ubuntu" fo:font-size="10.5pt" fo:language="fr" fo:country="FR" officeooo:paragraph-rsid="0686aca0" fo:background-color="transparent" style:font-size-asian="10.5pt" style:font-size-complex="10.5pt"/>
    </style:style>
    <style:style style:name="P258"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259"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260"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261" style:family="paragraph" style:parent-style-name="Standard" style:list-style-name="L67">
      <style:text-properties style:font-name="Ubuntu" fo:font-size="10.5pt" fo:language="fr" fo:country="FR" officeooo:rsid="068dcb75" officeooo:paragraph-rsid="068fa011" fo:background-color="transparent" style:font-size-asian="10.5pt" style:font-size-complex="10.5pt"/>
    </style:style>
    <style:style style:name="P262" style:family="paragraph" style:parent-style-name="Standard" style:list-style-name="L67">
      <style:text-properties style:font-name="Ubuntu" fo:font-size="10.5pt" fo:language="fr" fo:country="FR" officeooo:rsid="068dcb75" officeooo:paragraph-rsid="06bae8a6" fo:background-color="transparent" style:font-size-asian="10.5pt" style:font-size-complex="10.5pt"/>
    </style:style>
    <style:style style:name="P263" style:family="paragraph" style:parent-style-name="Standard" style:list-style-name="L67">
      <style:text-properties style:font-name="Ubuntu" fo:font-size="10.5pt" fo:language="fr" fo:country="FR" officeooo:rsid="068dcb75" officeooo:paragraph-rsid="06d22212" fo:background-color="transparent" style:font-size-asian="10.5pt" style:font-size-complex="10.5pt"/>
    </style:style>
    <style:style style:name="P264"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265"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266"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26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26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26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270" style:family="paragraph" style:parent-style-name="Standard" style:list-style-name="L67">
      <style:text-properties style:font-name="Ubuntu" fo:font-size="10.5pt" fo:language="fr" fo:country="FR" officeooo:rsid="0692f6c8" officeooo:paragraph-rsid="0692f6c8" fo:background-color="transparent" style:font-size-asian="10.5pt" style:font-size-complex="10.5pt"/>
    </style:style>
    <style:style style:name="P271" style:family="paragraph" style:parent-style-name="Standard" style:list-style-name="L67">
      <style:text-properties style:font-name="Ubuntu" fo:font-size="10.5pt" fo:language="fr" fo:country="FR" officeooo:rsid="0692f6c8" officeooo:paragraph-rsid="06bae8a6" fo:background-color="transparent" style:font-size-asian="10.5pt" style:font-size-complex="10.5pt"/>
    </style:style>
    <style:style style:name="P272" style:family="paragraph" style:parent-style-name="Standard" style:list-style-name="L67">
      <style:text-properties style:font-name="Ubuntu" fo:font-size="10.5pt" fo:language="fr" fo:country="FR" officeooo:rsid="0692f6c8" officeooo:paragraph-rsid="06d22212" fo:background-color="transparent" style:font-size-asian="10.5pt" style:font-size-complex="10.5pt"/>
    </style:style>
    <style:style style:name="P273" style:family="paragraph" style:parent-style-name="Standard" style:list-style-name="L67">
      <style:text-properties style:font-name="Ubuntu" fo:font-size="10.5pt" fo:language="fr" fo:country="FR" officeooo:rsid="06a29930" officeooo:paragraph-rsid="06a29930" fo:background-color="transparent" style:font-size-asian="10.5pt" style:font-size-complex="10.5pt"/>
    </style:style>
    <style:style style:name="P274" style:family="paragraph" style:parent-style-name="Standard" style:list-style-name="L67">
      <style:text-properties style:font-name="Ubuntu" fo:font-size="10.5pt" fo:language="fr" fo:country="FR" officeooo:rsid="06a29930" officeooo:paragraph-rsid="06bae8a6" fo:background-color="transparent" style:font-size-asian="10.5pt" style:font-size-complex="10.5pt"/>
    </style:style>
    <style:style style:name="P275" style:family="paragraph" style:parent-style-name="Standard" style:list-style-name="L67">
      <style:text-properties style:font-name="Ubuntu" fo:font-size="10.5pt" fo:language="fr" fo:country="FR" officeooo:rsid="06a29930" officeooo:paragraph-rsid="06d22212" fo:background-color="transparent" style:font-size-asian="10.5pt" style:font-size-complex="10.5pt"/>
    </style:style>
    <style:style style:name="P276" style:family="paragraph" style:parent-style-name="Standard" style:list-style-name="L67">
      <style:text-properties style:font-name="Ubuntu" fo:font-size="10.5pt" fo:language="fr" fo:country="FR" officeooo:rsid="06ac5518" officeooo:paragraph-rsid="06ac5518" fo:background-color="transparent" style:font-size-asian="10.5pt" style:font-size-complex="10.5pt"/>
    </style:style>
    <style:style style:name="P277" style:family="paragraph" style:parent-style-name="Standard" style:list-style-name="L67">
      <style:text-properties style:font-name="Ubuntu" fo:font-size="10.5pt" fo:language="fr" fo:country="FR" officeooo:rsid="06ac5518" officeooo:paragraph-rsid="06bae8a6" fo:background-color="transparent" style:font-size-asian="10.5pt" style:font-size-complex="10.5pt"/>
    </style:style>
    <style:style style:name="P278" style:family="paragraph" style:parent-style-name="Standard" style:list-style-name="L67">
      <style:text-properties style:font-name="Ubuntu" fo:font-size="10.5pt" fo:language="fr" fo:country="FR" officeooo:rsid="06ac5518" officeooo:paragraph-rsid="06d22212" fo:background-color="transparent" style:font-size-asian="10.5pt" style:font-size-complex="10.5pt"/>
    </style:style>
    <style:style style:name="P279" style:family="paragraph" style:parent-style-name="Standard">
      <style:text-properties style:font-name="Ubuntu" fo:font-size="10.5pt" fo:language="fr" fo:country="FR" officeooo:rsid="06ac5518" officeooo:paragraph-rsid="06ac5518" fo:background-color="transparent" style:font-size-asian="10.5pt" style:font-size-complex="10.5pt"/>
    </style:style>
    <style:style style:name="P280"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281"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282" style:family="paragraph" style:parent-style-name="Standard" style:list-style-name="L67">
      <style:text-properties style:font-name="Ubuntu" fo:font-size="10.5pt" fo:language="fr" fo:country="FR" officeooo:rsid="06b47a84" officeooo:paragraph-rsid="06cb7d39" fo:background-color="transparent" style:font-size-asian="10.5pt" style:font-size-complex="10.5pt"/>
    </style:style>
    <style:style style:name="P283" style:family="paragraph" style:parent-style-name="Standard" style:list-style-name="L67">
      <style:text-properties style:font-name="Ubuntu" fo:font-size="10.5pt" fo:language="fr" fo:country="FR" officeooo:rsid="06b47a84" officeooo:paragraph-rsid="06cd42b1" fo:background-color="transparent" style:font-size-asian="10.5pt" style:font-size-complex="10.5pt"/>
    </style:style>
    <style:style style:name="P284" style:family="paragraph" style:parent-style-name="Standard" style:list-style-name="L67">
      <style:text-properties style:font-name="Ubuntu" fo:font-size="10.5pt" fo:language="fr" fo:country="FR" officeooo:rsid="06b47a84" officeooo:paragraph-rsid="06d22212" fo:background-color="transparent" style:font-size-asian="10.5pt" style:font-size-complex="10.5pt"/>
    </style:style>
    <style:style style:name="P285" style:family="paragraph" style:parent-style-name="Standard" style:list-style-name="L67">
      <style:text-properties style:font-name="Ubuntu" fo:font-size="10.5pt" fo:language="fr" fo:country="FR" officeooo:rsid="06b637e1" officeooo:paragraph-rsid="06b637e1" fo:background-color="transparent" style:font-size-asian="10.5pt" style:font-size-complex="10.5pt"/>
    </style:style>
    <style:style style:name="P286" style:family="paragraph" style:parent-style-name="Standard" style:list-style-name="L67">
      <style:text-properties style:font-name="Ubuntu" fo:font-size="10.5pt" fo:language="fr" fo:country="FR" officeooo:rsid="06b637e1" officeooo:paragraph-rsid="06bae8a6" fo:background-color="transparent" style:font-size-asian="10.5pt" style:font-size-complex="10.5pt"/>
    </style:style>
    <style:style style:name="P287" style:family="paragraph" style:parent-style-name="Standard" style:list-style-name="L67">
      <style:text-properties style:font-name="Ubuntu" fo:font-size="10.5pt" fo:language="fr" fo:country="FR" officeooo:rsid="06b637e1" officeooo:paragraph-rsid="06d22212" fo:background-color="transparent" style:font-size-asian="10.5pt" style:font-size-complex="10.5pt"/>
    </style:style>
    <style:style style:name="P288" style:family="paragraph" style:parent-style-name="Standard">
      <style:text-properties style:font-name="Ubuntu" fo:font-size="10.5pt" fo:language="fr" fo:country="FR" officeooo:paragraph-rsid="05f2229b" fo:background-color="transparent" style:font-size-asian="10.5pt" style:font-size-complex="10.5pt"/>
    </style:style>
    <style:style style:name="P289" style:family="paragraph" style:parent-style-name="Standard">
      <style:text-properties style:font-name="Ubuntu" fo:font-size="10.5pt" fo:language="fr" fo:country="FR" officeooo:paragraph-rsid="05f43926" fo:background-color="transparent" style:font-size-asian="10.5pt" style:font-size-complex="10.5pt"/>
    </style:style>
    <style:style style:name="P290" style:family="paragraph" style:parent-style-name="Standard">
      <style:text-properties style:font-name="Ubuntu" fo:font-size="10.5pt" fo:language="fr" fo:country="FR" officeooo:paragraph-rsid="06dba97d" fo:background-color="transparent" style:font-size-asian="10.5pt" style:font-size-complex="10.5pt"/>
    </style:style>
    <style:style style:name="P291" style:family="paragraph" style:parent-style-name="Standard">
      <style:text-properties style:font-name="Ubuntu" fo:font-size="10.5pt" fo:language="fr" fo:country="FR" officeooo:paragraph-rsid="06dc0c07" fo:background-color="transparent" style:font-size-asian="10.5pt" style:font-size-complex="10.5pt"/>
    </style:style>
    <style:style style:name="P292" style:family="paragraph" style:parent-style-name="Standard">
      <style:paragraph-properties fo:text-align="center" style:justify-single-word="false"/>
      <style:text-properties style:font-name="Ubuntu" fo:font-size="10.5pt" fo:language="fr" fo:country="FR" officeooo:paragraph-rsid="06e5c39a" fo:background-color="transparent" style:font-size-asian="10.5pt" style:font-size-complex="10.5pt"/>
    </style:style>
    <style:style style:name="P293"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94"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295"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296"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297"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98"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99"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300"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301"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302"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303"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304" style:family="paragraph" style:parent-style-name="Standard" style:list-style-name="L15">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305"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306"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307" style:family="paragraph" style:parent-style-name="Standard" style:list-style-name="L15">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308" style:family="paragraph" style:parent-style-name="Standard" style:list-style-name="L16">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309"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310"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311" style:family="paragraph" style:parent-style-name="Standard" style:list-style-name="L18">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312"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313"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314"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315"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316"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317"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318"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319"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320"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321"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322"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323"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324"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325"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326"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327"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328"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329" style:family="paragraph" style:parent-style-name="Standard" style:list-style-name="L34">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330" style:family="paragraph" style:parent-style-name="Standard" style:list-style-name="L34">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331" style:family="paragraph" style:parent-style-name="Standard" style:list-style-name="L34">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332"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333" style:family="paragraph" style:parent-style-name="Standard" style:list-style-name="L34">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334" style:family="paragraph" style:parent-style-name="Standard" style:list-style-name="L34">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335" style:family="paragraph" style:parent-style-name="Standard" style:list-style-name="L34">
      <style:text-properties style:font-name="Ubuntu" fo:font-size="10.5pt" fo:language="fr" fo:country="FR" fo:font-weight="bold" officeooo:paragraph-rsid="06dba97d" fo:background-color="transparent" style:font-size-asian="10.5pt" style:font-weight-asian="bold" style:font-size-complex="10.5pt" style:font-weight-complex="bold"/>
    </style:style>
    <style:style style:name="P336" style:family="paragraph" style:parent-style-name="Standard" style:list-style-name="L34">
      <style:text-properties style:font-name="Ubuntu" fo:font-size="10.5pt" fo:language="fr" fo:country="FR" fo:font-weight="bold" officeooo:paragraph-rsid="06dc0c07" fo:background-color="transparent" style:font-size-asian="10.5pt" style:font-weight-asian="bold" style:font-size-complex="10.5pt" style:font-weight-complex="bold"/>
    </style:style>
    <style:style style:name="P337" style:family="paragraph" style:parent-style-name="Standard" style:list-style-name="L34">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338" style:family="paragraph" style:parent-style-name="Standard" style:list-style-name="L34">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339" style:family="paragraph" style:parent-style-name="Standard" style:list-style-name="L34">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340" style:family="paragraph" style:parent-style-name="Standard" style:list-style-name="L34">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341" style:family="paragraph" style:parent-style-name="Standard" style:list-style-name="L34">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342" style:family="paragraph" style:parent-style-name="Standard" style:list-style-name="L34">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343" style:family="paragraph" style:parent-style-name="Standard" style:list-style-name="L34">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344" style:family="paragraph" style:parent-style-name="Standard" style:list-style-name="L34">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345" style:family="paragraph" style:parent-style-name="Standard" style:list-style-name="L35">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346"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347"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348" style:family="paragraph" style:parent-style-name="Standard" style:list-style-name="L37">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349" style:family="paragraph" style:parent-style-name="Standard" style:list-style-name="L38">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350"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351"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352"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353"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354"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355"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356"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357"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358"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359"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360"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361"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362"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363"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364"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365" style:family="paragraph" style:parent-style-name="Standard" style:list-style-name="L51">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366" style:family="paragraph" style:parent-style-name="Standard" style:list-style-name="L53">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367"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368"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369"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370"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371"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372"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373" style:family="paragraph" style:parent-style-name="Standard" style:list-style-name="L61">
      <style:text-properties style:font-name="Ubuntu" fo:font-size="10.5pt" fo:language="fr" fo:country="FR" fo:font-weight="bold" fo:background-color="transparent" style:font-size-asian="10.5pt" style:font-weight-asian="bold" style:font-size-complex="10.5pt" style:font-weight-complex="bold"/>
    </style:style>
    <style:style style:name="P374"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375" style:family="paragraph" style:parent-style-name="Standard" style:list-style-name="L65">
      <style:text-properties style:font-name="Ubuntu" fo:font-size="10.5pt" fo:language="fr" fo:country="FR" fo:font-weight="bold" fo:background-color="transparent" style:font-size-asian="10.5pt" style:font-weight-asian="bold" style:font-size-complex="10.5pt" style:font-weight-complex="bold"/>
    </style:style>
    <style:style style:name="P376" style:family="paragraph" style:parent-style-name="Standard" style:list-style-name="L67">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377" style:family="paragraph" style:parent-style-name="Standard" style:list-style-name="L67">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378" style:family="paragraph" style:parent-style-name="Standard" style:list-style-name="L67">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379" style:family="paragraph" style:parent-style-name="Standard" style:list-style-name="L67">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380" style:family="paragraph" style:parent-style-name="Standard" style:list-style-name="L67">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381" style:family="paragraph" style:parent-style-name="Standard" style:list-style-name="L67">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382" style:family="paragraph" style:parent-style-name="Standard" style:list-style-name="L67">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383" style:family="paragraph" style:parent-style-name="Standard" style:list-style-name="L67">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384" style:family="paragraph" style:parent-style-name="Standard" style:list-style-name="L67">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385" style:family="paragraph" style:parent-style-name="Standard" style:list-style-name="L15">
      <style:paragraph-properties fo:text-align="start" style:justify-single-word="false"/>
      <style:text-properties style:font-name="Ubuntu" fo:font-size="10.5pt" fo:language="fr" fo:country="FR" fo:font-weight="normal" officeooo:paragraph-rsid="064f420e" fo:background-color="transparent" style:font-size-asian="10.5pt" style:font-weight-asian="normal" style:font-size-complex="10.5pt" style:font-weight-complex="normal"/>
    </style:style>
    <style:style style:name="P386" style:family="paragraph" style:parent-style-name="Standard" style:list-style-name="L15">
      <style:paragraph-properties fo:text-align="start" style:justify-single-word="false"/>
      <style:text-properties style:font-name="Ubuntu" fo:font-size="10.5pt" fo:language="fr" fo:country="FR" fo:font-weight="normal" officeooo:paragraph-rsid="006e1f6d" fo:background-color="transparent" style:font-size-asian="10.5pt" style:font-weight-asian="normal" style:font-size-complex="10.5pt" style:font-weight-complex="normal"/>
    </style:style>
    <style:style style:name="P387" style:family="paragraph" style:parent-style-name="Standard" style:list-style-name="L51">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388" style:family="paragraph" style:parent-style-name="Standard" style:list-style-name="L34">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389" style:family="paragraph" style:parent-style-name="Standard" style:list-style-name="L34">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390" style:family="paragraph" style:parent-style-name="Standard" style:list-style-name="L34">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391"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392"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393" style:family="paragraph" style:parent-style-name="Standard" style:list-style-name="L34">
      <style:text-properties style:font-name="Ubuntu" fo:font-size="10.5pt" fo:language="fr" fo:country="FR" fo:font-weight="normal" officeooo:rsid="0664b83b" officeooo:paragraph-rsid="0664b83b" fo:background-color="transparent" style:font-size-asian="10.5pt" style:font-weight-asian="normal" style:font-size-complex="10.5pt" style:font-weight-complex="normal"/>
    </style:style>
    <style:style style:name="P394" style:family="paragraph" style:parent-style-name="Standard" style:list-style-name="L34">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395" style:family="paragraph" style:parent-style-name="Standard" style:list-style-name="L34">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396" style:family="paragraph" style:parent-style-name="Standard" style:list-style-name="L52">
      <style:paragraph-properties fo:text-align="start" style:justify-single-word="false"/>
      <style:text-properties style:font-name="Ubuntu" fo:font-size="10.5pt" fo:language="fr" fo:country="FR" fo:font-weight="normal" officeooo:rsid="05c13951" officeooo:paragraph-rsid="05d713de" fo:background-color="transparent" style:font-size-asian="10.5pt" style:font-weight-asian="normal" style:font-size-complex="10.5pt" style:font-weight-complex="normal"/>
    </style:style>
    <style:style style:name="P397" style:family="paragraph" style:parent-style-name="Standard" style:list-style-name="L52">
      <style:paragraph-properties fo:text-align="start" style:justify-single-word="false"/>
      <style:text-properties style:font-name="Ubuntu" fo:font-size="10.5pt" fo:language="fr" fo:country="FR" fo:font-weight="normal" officeooo:rsid="05c63d61" officeooo:paragraph-rsid="05d713de" fo:background-color="transparent" style:font-size-asian="10.5pt" style:font-weight-asian="normal" style:font-size-complex="10.5pt" style:font-weight-complex="normal"/>
    </style:style>
    <style:style style:name="P398" style:family="paragraph" style:parent-style-name="Standard" style:list-style-name="L50">
      <style:text-properties style:font-name="Ubuntu" fo:font-size="10.5pt" fo:language="fr" fo:country="FR" style:font-size-asian="10.5pt" style:font-size-complex="10.5pt"/>
    </style:style>
    <style:style style:name="P399" style:family="paragraph" style:parent-style-name="Standard" style:list-style-name="L51">
      <style:text-properties style:font-name="Ubuntu" fo:font-size="10.5pt" fo:language="fr" fo:country="FR" style:font-size-asian="10.5pt" style:font-size-complex="10.5pt"/>
    </style:style>
    <style:style style:name="P400" style:family="paragraph" style:parent-style-name="Standard" style:list-style-name="L56">
      <style:text-properties style:font-name="Ubuntu" fo:font-size="10.5pt" fo:language="fr" fo:country="FR" style:font-size-asian="10.5pt" style:font-size-complex="10.5pt"/>
    </style:style>
    <style:style style:name="P401" style:family="paragraph" style:parent-style-name="Standard" style:list-style-name="L57">
      <style:text-properties style:font-name="Ubuntu" fo:font-size="10.5pt" fo:language="fr" fo:country="FR" officeooo:paragraph-rsid="02460606" style:font-size-asian="10.5pt" style:font-size-complex="10.5pt"/>
    </style:style>
    <style:style style:name="P402" style:family="paragraph" style:parent-style-name="Standard" style:list-style-name="L61">
      <style:text-properties style:font-name="Ubuntu" fo:font-size="10.5pt" fo:language="fr" fo:country="FR" style:font-size-asian="10.5pt" style:font-size-complex="10.5pt"/>
    </style:style>
    <style:style style:name="P403" style:family="paragraph" style:parent-style-name="Standard" style:list-style-name="L62">
      <style:text-properties style:font-name="Ubuntu" fo:font-size="10.5pt" fo:language="fr" fo:country="FR" officeooo:rsid="052a1656" officeooo:paragraph-rsid="052a1656" style:font-size-asian="10.5pt" style:font-size-complex="10.5pt"/>
    </style:style>
    <style:style style:name="P404" style:family="paragraph" style:parent-style-name="Standard" style:list-style-name="L62">
      <style:text-properties style:font-name="Ubuntu" fo:font-size="10.5pt" fo:language="fr" fo:country="FR" style:font-size-asian="10.5pt" style:font-size-complex="10.5pt"/>
    </style:style>
    <style:style style:name="P405" style:family="paragraph" style:parent-style-name="Standard" style:list-style-name="L62">
      <style:text-properties style:font-name="Ubuntu" fo:font-size="10.5pt" fo:language="fr" fo:country="FR" officeooo:paragraph-rsid="0287d8b1" style:font-size-asian="10.5pt" style:font-size-complex="10.5pt"/>
    </style:style>
    <style:style style:name="P406" style:family="paragraph" style:parent-style-name="Standard" style:list-style-name="L54">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407" style:family="paragraph" style:parent-style-name="Standard" style:list-style-name="L5">
      <style:text-properties style:font-name="Ubuntu" fo:language="fr" fo:country="FR" officeooo:paragraph-rsid="001a21f5" fo:background-color="transparent"/>
    </style:style>
    <style:style style:name="P408" style:family="paragraph" style:parent-style-name="Standard" style:list-style-name="L10">
      <style:text-properties style:font-name="Ubuntu" fo:language="fr" fo:country="FR" officeooo:paragraph-rsid="005f516d" fo:background-color="transparent"/>
    </style:style>
    <style:style style:name="P409" style:family="paragraph" style:parent-style-name="Standard" style:list-style-name="L13">
      <style:text-properties style:font-name="Ubuntu" fo:language="fr" fo:country="FR" officeooo:paragraph-rsid="0069dfb7" fo:background-color="transparent"/>
    </style:style>
    <style:style style:name="P410" style:family="paragraph" style:parent-style-name="Standard" style:list-style-name="L23">
      <style:text-properties style:font-name="Ubuntu" fo:language="fr" fo:country="FR" fo:background-color="transparent"/>
    </style:style>
    <style:style style:name="P411" style:family="paragraph" style:parent-style-name="Standard" style:list-style-name="L23">
      <style:text-properties style:font-name="Ubuntu" fo:language="fr" fo:country="FR" officeooo:paragraph-rsid="00a3ca32"/>
    </style:style>
    <style:style style:name="P412" style:family="paragraph" style:parent-style-name="Standard" style:list-style-name="L24">
      <style:text-properties style:font-name="Ubuntu" fo:language="fr" fo:country="FR"/>
    </style:style>
    <style:style style:name="P413" style:family="paragraph" style:parent-style-name="Standard" style:list-style-name="L25">
      <style:text-properties style:font-name="Ubuntu" fo:language="fr" fo:country="FR"/>
    </style:style>
    <style:style style:name="P414" style:family="paragraph" style:parent-style-name="Standard" style:list-style-name="L25">
      <style:text-properties style:font-name="Ubuntu" fo:language="fr" fo:country="FR" officeooo:paragraph-rsid="03d00d31"/>
    </style:style>
    <style:style style:name="P415" style:family="paragraph" style:parent-style-name="Standard" style:list-style-name="L27">
      <style:text-properties style:font-name="Ubuntu" fo:language="fr" fo:country="FR"/>
    </style:style>
    <style:style style:name="P416" style:family="paragraph" style:parent-style-name="Standard" style:list-style-name="L30">
      <style:text-properties style:font-name="Ubuntu" fo:language="fr" fo:country="FR"/>
    </style:style>
    <style:style style:name="P417" style:family="paragraph" style:parent-style-name="Standard" style:list-style-name="L31">
      <style:text-properties style:font-name="Ubuntu" fo:language="fr" fo:country="FR"/>
    </style:style>
    <style:style style:name="P418" style:family="paragraph" style:parent-style-name="Standard" style:list-style-name="L32">
      <style:text-properties style:font-name="Ubuntu" fo:language="fr" fo:country="FR"/>
    </style:style>
    <style:style style:name="P419" style:family="paragraph" style:parent-style-name="Standard" style:list-style-name="L32">
      <style:text-properties style:font-name="Ubuntu" fo:language="fr" fo:country="FR" officeooo:paragraph-rsid="00e489b4"/>
    </style:style>
    <style:style style:name="P420" style:family="paragraph" style:parent-style-name="Standard" style:list-style-name="L34">
      <style:text-properties style:font-name="Ubuntu" fo:language="fr" fo:country="FR"/>
    </style:style>
    <style:style style:name="P421" style:family="paragraph" style:parent-style-name="Standard" style:list-style-name="L34">
      <style:text-properties style:font-name="Ubuntu" fo:language="fr" fo:country="FR" officeooo:paragraph-rsid="0562a25b"/>
    </style:style>
    <style:style style:name="P422" style:family="paragraph" style:parent-style-name="Standard" style:list-style-name="L35">
      <style:text-properties style:font-name="Ubuntu" fo:language="fr" fo:country="FR" officeooo:paragraph-rsid="05f2229b"/>
    </style:style>
    <style:style style:name="P423" style:family="paragraph" style:parent-style-name="Standard" style:list-style-name="L36">
      <style:text-properties style:font-name="Ubuntu" fo:language="fr" fo:country="FR"/>
    </style:style>
    <style:style style:name="P424" style:family="paragraph" style:parent-style-name="Standard" style:list-style-name="L36">
      <style:text-properties style:font-name="Ubuntu" fo:language="fr" fo:country="FR" officeooo:paragraph-rsid="0493e87f"/>
    </style:style>
    <style:style style:name="P425" style:family="paragraph" style:parent-style-name="Standard" style:list-style-name="L37">
      <style:text-properties style:font-name="Ubuntu" fo:language="fr" fo:country="FR" officeooo:paragraph-rsid="012f0ede"/>
    </style:style>
    <style:style style:name="P426" style:family="paragraph" style:parent-style-name="Standard" style:list-style-name="L37">
      <style:text-properties style:font-name="Ubuntu" fo:language="fr" fo:country="FR" officeooo:paragraph-rsid="0473b56a"/>
    </style:style>
    <style:style style:name="P427" style:family="paragraph" style:parent-style-name="Standard" style:list-style-name="L38">
      <style:text-properties style:font-name="Ubuntu" fo:language="fr" fo:country="FR" officeooo:paragraph-rsid="05f43926"/>
    </style:style>
    <style:style style:name="P428" style:family="paragraph" style:parent-style-name="Standard" style:list-style-name="L39">
      <style:text-properties style:font-name="Ubuntu" fo:language="fr" fo:country="FR"/>
    </style:style>
    <style:style style:name="P429" style:family="paragraph" style:parent-style-name="Standard" style:list-style-name="L40">
      <style:text-properties style:font-name="Ubuntu" fo:language="fr" fo:country="FR"/>
    </style:style>
    <style:style style:name="P430" style:family="paragraph" style:parent-style-name="Standard" style:list-style-name="L41">
      <style:text-properties style:font-name="Ubuntu" fo:language="fr" fo:country="FR"/>
    </style:style>
    <style:style style:name="P431" style:family="paragraph" style:parent-style-name="Standard" style:list-style-name="L42">
      <style:text-properties style:font-name="Ubuntu" fo:language="fr" fo:country="FR"/>
    </style:style>
    <style:style style:name="P432" style:family="paragraph" style:parent-style-name="Standard" style:list-style-name="L43">
      <style:text-properties style:font-name="Ubuntu" fo:language="fr" fo:country="FR"/>
    </style:style>
    <style:style style:name="P433" style:family="paragraph" style:parent-style-name="Standard" style:list-style-name="L44">
      <style:text-properties style:font-name="Ubuntu" fo:language="fr" fo:country="FR"/>
    </style:style>
    <style:style style:name="P434" style:family="paragraph" style:parent-style-name="Standard" style:list-style-name="L45">
      <style:text-properties style:font-name="Ubuntu" fo:language="fr" fo:country="FR"/>
    </style:style>
    <style:style style:name="P435" style:family="paragraph" style:parent-style-name="Standard" style:list-style-name="L46">
      <style:text-properties style:font-name="Ubuntu" fo:language="fr" fo:country="FR"/>
    </style:style>
    <style:style style:name="P436" style:family="paragraph" style:parent-style-name="Standard" style:list-style-name="L47">
      <style:text-properties style:font-name="Ubuntu" fo:language="fr" fo:country="FR"/>
    </style:style>
    <style:style style:name="P437" style:family="paragraph" style:parent-style-name="Standard" style:list-style-name="L48">
      <style:text-properties style:font-name="Ubuntu" fo:language="fr" fo:country="FR"/>
    </style:style>
    <style:style style:name="P438" style:family="paragraph" style:parent-style-name="Standard" style:list-style-name="L49">
      <style:text-properties style:font-name="Ubuntu" fo:language="fr" fo:country="FR"/>
    </style:style>
    <style:style style:name="P439" style:family="paragraph" style:parent-style-name="Standard" style:list-style-name="L50">
      <style:text-properties style:font-name="Ubuntu" fo:language="fr" fo:country="FR"/>
    </style:style>
    <style:style style:name="P440" style:family="paragraph" style:parent-style-name="Standard" style:list-style-name="L50">
      <style:text-properties style:font-name="Ubuntu" fo:language="fr" fo:country="FR" officeooo:paragraph-rsid="01f0f1ed"/>
    </style:style>
    <style:style style:name="P441" style:family="paragraph" style:parent-style-name="Standard" style:list-style-name="L51">
      <style:text-properties style:font-name="Ubuntu" fo:language="fr" fo:country="FR" officeooo:paragraph-rsid="021b87a4"/>
    </style:style>
    <style:style style:name="P442" style:family="paragraph" style:parent-style-name="Standard" style:list-style-name="L54">
      <style:text-properties style:font-name="Ubuntu" fo:language="fr" fo:country="FR"/>
    </style:style>
    <style:style style:name="P443" style:family="paragraph" style:parent-style-name="Standard" style:list-style-name="L54">
      <style:text-properties style:font-name="Ubuntu" fo:language="fr" fo:country="FR" officeooo:paragraph-rsid="029b41c4"/>
    </style:style>
    <style:style style:name="P444" style:family="paragraph" style:parent-style-name="Standard" style:list-style-name="L54">
      <style:text-properties style:font-name="Ubuntu" fo:language="fr" fo:country="FR" officeooo:paragraph-rsid="05cdcbf2"/>
    </style:style>
    <style:style style:name="P445" style:family="paragraph" style:parent-style-name="Standard" style:list-style-name="L54">
      <style:text-properties style:font-name="Ubuntu" fo:language="fr" fo:country="FR" officeooo:paragraph-rsid="04ee8a1f"/>
    </style:style>
    <style:style style:name="P446" style:family="paragraph" style:parent-style-name="Standard" style:list-style-name="L57">
      <style:text-properties style:font-name="Ubuntu" fo:language="fr" fo:country="FR" officeooo:paragraph-rsid="024cede8"/>
    </style:style>
    <style:style style:name="P447" style:family="paragraph" style:parent-style-name="Standard" style:list-style-name="L58">
      <style:text-properties style:font-name="Ubuntu" fo:language="fr" fo:country="FR"/>
    </style:style>
    <style:style style:name="P448" style:family="paragraph" style:parent-style-name="Standard" style:list-style-name="L59">
      <style:text-properties style:font-name="Ubuntu" fo:language="fr" fo:country="FR"/>
    </style:style>
    <style:style style:name="P449" style:family="paragraph" style:parent-style-name="Standard" style:list-style-name="L60">
      <style:text-properties style:font-name="Ubuntu" fo:language="fr" fo:country="FR"/>
    </style:style>
    <style:style style:name="P450" style:family="paragraph" style:parent-style-name="Standard" style:list-style-name="L61">
      <style:text-properties style:font-name="Ubuntu" fo:language="fr" fo:country="FR"/>
    </style:style>
    <style:style style:name="P451" style:family="paragraph" style:parent-style-name="Standard" style:list-style-name="L62">
      <style:text-properties style:font-name="Ubuntu" fo:language="fr" fo:country="FR" officeooo:paragraph-rsid="02913a18"/>
    </style:style>
    <style:style style:name="P452" style:family="paragraph" style:parent-style-name="Standard" style:list-style-name="L54">
      <style:text-properties style:font-name="Ubuntu" officeooo:paragraph-rsid="03df32c8"/>
    </style:style>
    <style:style style:name="P453" style:family="paragraph" style:parent-style-name="Standard" style:list-style-name="L54">
      <style:text-properties style:font-name="Ubuntu" officeooo:paragraph-rsid="03dfadf4"/>
    </style:style>
    <style:style style:name="P454" style:family="paragraph" style:parent-style-name="Standard" style:list-style-name="L54">
      <style:text-properties style:font-name="Ubuntu" officeooo:paragraph-rsid="03e2287d"/>
    </style:style>
    <style:style style:name="P455" style:family="paragraph" style:parent-style-name="Standard" style:list-style-name="L64">
      <style:text-properties style:font-name="Ubuntu"/>
    </style:style>
    <style:style style:name="P456" style:family="paragraph" style:parent-style-name="Standard" style:list-style-name="L65">
      <style:text-properties style:font-name="Ubuntu"/>
    </style:style>
    <style:style style:name="P457" style:family="paragraph" style:parent-style-name="Standard" style:list-style-name="L66">
      <style:text-properties style:font-name="Ubuntu"/>
    </style:style>
    <style:style style:name="P458" style:family="paragraph" style:parent-style-name="Standard" style:list-style-name="L66">
      <style:text-properties style:font-name="Ubuntu" officeooo:rsid="05956967" officeooo:paragraph-rsid="05956967"/>
    </style:style>
    <style:style style:name="P459" style:family="paragraph" style:parent-style-name="Standard" style:list-style-name="L66">
      <style:text-properties style:font-name="Ubuntu" officeooo:rsid="05ab65c0" officeooo:paragraph-rsid="05ab65c0"/>
    </style:style>
    <style:style style:name="P460" style:family="paragraph" style:parent-style-name="Standard" style:list-style-name="L66">
      <style:text-properties style:font-name="Ubuntu" officeooo:rsid="05ad816c" officeooo:paragraph-rsid="05ad816c"/>
    </style:style>
    <style:style style:name="P461" style:family="paragraph" style:parent-style-name="Standard" style:list-style-name="L2">
      <style:text-properties fo:color="#f58220" style:font-name="Ubuntu" fo:font-size="10.5pt" fo:language="fr" fo:country="FR" fo:background-color="transparent" style:font-size-asian="10.5pt" style:font-size-complex="10.5pt"/>
    </style:style>
    <style:style style:name="P462"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463"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464"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465"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466"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467" style:family="paragraph" style:parent-style-name="Standard" style:list-style-name="L2">
      <style:text-properties fo:color="#5c2d91" style:font-name="Ubuntu" fo:font-size="10.5pt" fo:language="fr" fo:country="FR" officeooo:rsid="06253405" officeooo:paragraph-rsid="06253405" fo:background-color="transparent" style:font-size-asian="10.5pt" style:font-size-complex="10.5pt"/>
    </style:style>
    <style:style style:name="P468"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469"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470"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471" style:family="paragraph" style:parent-style-name="Standard" style:list-style-name="L2">
      <style:paragraph-properties fo:text-align="start" style:justify-single-word="false"/>
      <style:text-properties fo:color="#5c2d91" style:font-name="Ubuntu" fo:font-size="10.5pt" fo:language="fr" fo:country="FR" officeooo:rsid="042e5111" officeooo:paragraph-rsid="041a1ea3" fo:background-color="transparent" style:font-size-asian="10.5pt" style:font-size-complex="10.5pt"/>
    </style:style>
    <style:style style:name="P472" style:family="paragraph" style:parent-style-name="Standard" style:list-style-name="L2">
      <style:text-properties fo:color="#5c2d91" style:font-name="Ubuntu" fo:font-size="10.5pt" fo:language="fr" fo:country="FR" officeooo:rsid="0612c828" officeooo:paragraph-rsid="0612c828" fo:background-color="transparent" style:font-size-asian="10.5pt" style:font-size-complex="10.5pt"/>
    </style:style>
    <style:style style:name="P473" style:family="paragraph" style:parent-style-name="Standard" style:list-style-name="L2">
      <style:paragraph-properties fo:text-align="start" style:justify-single-word="false"/>
      <style:text-properties fo:color="#5c2d91" style:font-name="Ubuntu" fo:font-size="10.5pt" fo:language="fr" fo:country="FR" officeooo:rsid="0626ed69" officeooo:paragraph-rsid="0626ed69" fo:background-color="transparent" style:font-size-asian="10.5pt" style:font-size-complex="10.5pt"/>
    </style:style>
    <style:style style:name="P474" style:family="paragraph" style:parent-style-name="Standard" style:list-style-name="L2">
      <style:paragraph-properties fo:text-align="start" style:justify-single-word="false"/>
      <style:text-properties fo:color="#5c2d91" style:font-name="Ubuntu" fo:font-size="10.5pt" fo:language="fr" fo:country="FR" officeooo:rsid="06143d3f" officeooo:paragraph-rsid="06143d3f" fo:background-color="transparent" style:font-size-asian="10.5pt" style:font-size-complex="10.5pt"/>
    </style:style>
    <style:style style:name="P475"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476" style:family="paragraph" style:parent-style-name="Standard" style:list-style-name="L2">
      <style:text-properties fo:color="#5c2d91" style:font-name="Ubuntu" fo:font-size="10.5pt" fo:language="fr" fo:country="FR" officeooo:rsid="062878a5" officeooo:paragraph-rsid="062878a5" fo:background-color="transparent" style:font-size-asian="10.5pt" style:font-size-complex="10.5pt"/>
    </style:style>
    <style:style style:name="P477" style:family="paragraph" style:parent-style-name="Standard" style:list-style-name="L2">
      <style:text-properties fo:color="#5c2d91" style:font-name="Ubuntu" fo:font-size="10.5pt" fo:language="fr" fo:country="FR" officeooo:rsid="0615b4d6" officeooo:paragraph-rsid="0615b4d6" fo:background-color="transparent" style:font-size-asian="10.5pt" style:font-size-complex="10.5pt"/>
    </style:style>
    <style:style style:name="P478"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479" style:family="paragraph" style:parent-style-name="Standard" style:list-style-name="L2">
      <style:text-properties fo:color="#5c2d91" style:font-name="Ubuntu" fo:font-size="10.5pt" fo:language="fr" fo:country="FR" officeooo:rsid="062dd350" officeooo:paragraph-rsid="062dd350" fo:background-color="transparent" style:font-size-asian="10.5pt" style:font-size-complex="10.5pt"/>
    </style:style>
    <style:style style:name="P480" style:family="paragraph" style:parent-style-name="Standard" style:list-style-name="L2">
      <style:text-properties fo:color="#5c2d91" style:font-name="Ubuntu" fo:font-size="10.5pt" fo:language="fr" fo:country="FR" officeooo:rsid="062c11d1" officeooo:paragraph-rsid="062c11d1" fo:background-color="transparent" style:font-size-asian="10.5pt" style:font-size-complex="10.5pt"/>
    </style:style>
    <style:style style:name="P481" style:family="paragraph" style:parent-style-name="Standard" style:list-style-name="L2">
      <style:text-properties fo:color="#5c2d91" style:font-name="Ubuntu" fo:font-size="10.5pt" fo:language="fr" fo:country="FR" fo:background-color="transparent" style:font-size-asian="10.5pt" style:font-size-complex="10.5pt"/>
    </style:style>
    <style:style style:name="P482"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483"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484" style:family="paragraph" style:parent-style-name="Standard">
      <style:text-properties fo:color="#5c2d91" style:font-name="Ubuntu" fo:font-size="10.5pt" fo:language="fr" fo:country="FR" fo:font-weight="bold" officeooo:rsid="065ce0db" officeooo:paragraph-rsid="067e437f" fo:background-color="transparent" style:font-size-asian="10.5pt" style:font-weight-asian="bold" style:font-size-complex="10.5pt" style:font-weight-complex="bold"/>
    </style:style>
    <style:style style:name="P485" style:family="paragraph" style:parent-style-name="Standard">
      <style:text-properties fo:color="#5c2d91" style:font-name="Ubuntu" fo:font-size="10.5pt" fo:language="fr" fo:country="FR" fo:font-weight="bold" officeooo:rsid="065ce0db" officeooo:paragraph-rsid="0686aca0" fo:background-color="transparent" style:font-size-asian="10.5pt" style:font-weight-asian="bold" style:font-size-complex="10.5pt" style:font-weight-complex="bold"/>
    </style:style>
    <style:style style:name="P486" style:family="paragraph" style:parent-style-name="Standard">
      <style:text-properties fo:color="#5c2d91" style:font-name="Ubuntu" fo:font-size="10.5pt" fo:language="fr" fo:country="FR" fo:font-weight="bold" officeooo:rsid="068adcff" officeooo:paragraph-rsid="068adcff" fo:background-color="transparent" style:font-size-asian="10.5pt" style:font-weight-asian="bold" style:font-size-complex="10.5pt" style:font-weight-complex="bold"/>
    </style:style>
    <style:style style:name="P487" style:family="paragraph" style:parent-style-name="Standard">
      <style:text-properties fo:color="#5c2d91" style:font-name="Ubuntu" fo:font-size="10.5pt" fo:language="fr" fo:country="FR" fo:font-weight="bold" officeooo:rsid="068adcff" officeooo:paragraph-rsid="06bae8a6" fo:background-color="transparent" style:font-size-asian="10.5pt" style:font-weight-asian="bold" style:font-size-complex="10.5pt" style:font-weight-complex="bold"/>
    </style:style>
    <style:style style:name="P488" style:family="paragraph" style:parent-style-name="Standard">
      <style:text-properties fo:color="#5c2d91" style:font-name="Ubuntu" fo:font-size="10.5pt" fo:language="fr" fo:country="FR" fo:font-weight="bold" officeooo:rsid="068adcff" officeooo:paragraph-rsid="06d22212" fo:background-color="transparent" style:font-size-asian="10.5pt" style:font-weight-asian="bold" style:font-size-complex="10.5pt" style:font-weight-complex="bold"/>
    </style:style>
    <style:style style:name="P489" style:family="paragraph" style:parent-style-name="Standard">
      <style:text-properties fo:color="#5c2d91" style:font-name="Ubuntu" fo:font-size="10.5pt" fo:language="fr" fo:country="FR" fo:font-weight="bold" officeooo:rsid="04999ac5" officeooo:paragraph-rsid="06dba97d" fo:background-color="transparent" style:font-size-asian="10.5pt" style:font-weight-asian="bold" style:font-size-complex="10.5pt" style:font-weight-complex="bold"/>
    </style:style>
    <style:style style:name="P490" style:family="paragraph" style:parent-style-name="Standard">
      <style:text-properties fo:color="#5c2d91" style:font-name="Ubuntu" fo:font-size="10.5pt" fo:language="fr" fo:country="FR" fo:font-weight="bold" officeooo:rsid="04999ac5" officeooo:paragraph-rsid="06dc0c07" fo:background-color="transparent" style:font-size-asian="10.5pt" style:font-weight-asian="bold" style:font-size-complex="10.5pt" style:font-weight-complex="bold"/>
    </style:style>
    <style:style style:name="P491" style:family="paragraph" style:parent-style-name="Standard" style:list-style-name="L2">
      <style:text-properties fo:color="#a3238e" style:font-name="Ubuntu" fo:font-size="10.5pt" fo:language="fr" fo:country="FR" officeooo:rsid="05b24f92" officeooo:paragraph-rsid="05b24f92" fo:background-color="transparent" style:font-size-asian="10.5pt" style:font-size-complex="10.5pt"/>
    </style:style>
    <style:style style:name="P492" style:family="paragraph" style:parent-style-name="Standard" style:list-style-name="L2">
      <style:text-properties fo:color="#a3238e" style:font-name="Ubuntu" fo:font-size="10.5pt" fo:language="fr" fo:country="FR" fo:background-color="transparent" style:font-size-asian="10.5pt" style:font-size-complex="10.5pt"/>
    </style:style>
    <style:style style:name="P493"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494" style:family="paragraph" style:parent-style-name="Standard" style:list-style-name="L2">
      <style:text-properties fo:color="#a3238e" style:font-name="Ubuntu" fo:font-size="10.5pt" fo:language="fr" fo:country="FR" officeooo:paragraph-rsid="06324286" fo:background-color="transparent" style:font-size-asian="10.5pt" style:font-size-complex="10.5pt"/>
    </style:style>
    <style:style style:name="P495"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496"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497"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498"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499"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500" style:family="paragraph" style:parent-style-name="Standard" style:list-style-name="L64">
      <style:text-properties fo:color="#666666" style:font-name="Ubuntu" fo:font-size="10.5pt" fo:language="fr" fo:country="FR" fo:font-weight="bold" fo:background-color="transparent" style:font-size-asian="10.5pt" style:font-weight-asian="bold" style:font-size-complex="10.5pt" style:font-weight-complex="bold"/>
    </style:style>
    <style:style style:name="P501" style:family="paragraph" style:parent-style-name="Standard" style:list-style-name="L64">
      <style:text-properties fo:color="#666666" style:font-name="Ubuntu" fo:font-weight="bold" style:font-weight-asian="bold" style:font-weight-complex="bold"/>
    </style:style>
    <style:style style:name="P502"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503" style:family="paragraph" style:parent-style-name="Standard" style:list-style-name="L34">
      <style:text-properties officeooo:paragraph-rsid="06806a1b"/>
    </style:style>
    <style:style style:name="P504" style:family="paragraph" style:parent-style-name="Standard" style:list-style-name="L34">
      <style:text-properties officeooo:paragraph-rsid="06dba97d"/>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officeooo:rsid="05b71810" style:font-weight-asian="bold" style:font-weight-complex="bold"/>
    </style:style>
    <style:style style:name="T7" style:family="text">
      <style:text-properties fo:font-weight="bold" officeooo:rsid="05b8e05a" style:font-weight-asian="bold" style:font-weight-complex="bold"/>
    </style:style>
    <style:style style:name="T8" style:family="text">
      <style:text-properties fo:font-weight="bold" officeooo:rsid="05be37c0" style:font-weight-asian="bold" style:font-weight-complex="bold"/>
    </style:style>
    <style:style style:name="T9" style:family="text">
      <style:text-properties fo:font-weight="bold" officeooo:rsid="05bf8ebc" style:font-weight-asian="bold" style:font-weight-complex="bold"/>
    </style:style>
    <style:style style:name="T10" style:family="text">
      <style:text-properties fo:font-weight="bold" officeooo:rsid="05c96618" style:font-weight-asian="bold" style:font-weight-complex="bold"/>
    </style:style>
    <style:style style:name="T11" style:family="text">
      <style:text-properties fo:font-weight="bold" officeooo:rsid="05e7ceff" style:font-weight-asian="bold" style:font-weight-complex="bold"/>
    </style:style>
    <style:style style:name="T12" style:family="text">
      <style:text-properties fo:font-weight="bold" officeooo:rsid="05e982ec" style:font-weight-asian="bold" style:font-weight-complex="bold"/>
    </style:style>
    <style:style style:name="T13" style:family="text">
      <style:text-properties fo:font-weight="bold" officeooo:rsid="06665a37" style:font-weight-asian="bold" style:font-weight-complex="bold"/>
    </style:style>
    <style:style style:name="T14" style:family="text">
      <style:text-properties fo:font-weight="bold" officeooo:rsid="067a4061" style:font-weight-asian="bold" style:font-weight-complex="bold"/>
    </style:style>
    <style:style style:name="T15" style:family="text">
      <style:text-properties fo:font-weight="bold" officeooo:rsid="06b9cb82" style:font-weight-asian="bold" style:font-weight-complex="bold"/>
    </style:style>
    <style:style style:name="T16" style:family="text">
      <style:text-properties fo:font-weight="bold" officeooo:rsid="06e540a8"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color="#0066b3" fo:font-size="11pt" fo:font-weight="bold" style:font-size-asian="11pt" style:font-weight-asian="bold" style:font-size-complex="11pt" style:font-weight-complex="bold"/>
    </style:style>
    <style:style style:name="T19" style:family="text">
      <style:text-properties fo:color="#0066b3" fo:font-size="11.5pt" fo:font-weight="bold" style:font-size-asian="10.0500001907349pt" style:font-weight-asian="bold" style:font-size-complex="11.5pt" style:font-weight-complex="bold"/>
    </style:style>
    <style:style style:name="T20" style:family="text">
      <style:text-properties fo:color="#f58220" fo:font-weight="bold" style:font-weight-asian="bold" style:font-weight-complex="bold"/>
    </style:style>
    <style:style style:name="T21" style:family="text">
      <style:text-properties fo:color="#f58220" fo:font-weight="bold" officeooo:rsid="03c36296" style:font-weight-asian="bold" style:font-weight-complex="bold"/>
    </style:style>
    <style:style style:name="T22" style:family="text">
      <style:text-properties fo:color="#f58220" fo:font-weight="bold" officeooo:rsid="0540b68e" style:font-weight-asian="bold" style:font-weight-complex="bold"/>
    </style:style>
    <style:style style:name="T23" style:family="text">
      <style:text-properties fo:color="#f58220" fo:font-weight="bold" officeooo:rsid="047159c2" style:font-weight-asian="bold" style:font-weight-complex="bold"/>
    </style:style>
    <style:style style:name="T24" style:family="text">
      <style:text-properties fo:color="#f58220" fo:font-weight="bold" officeooo:rsid="055ee126" style:font-weight-asian="bold" style:font-weight-complex="bold"/>
    </style:style>
    <style:style style:name="T25" style:family="text">
      <style:text-properties fo:color="#f58220" fo:font-weight="bold" officeooo:rsid="06094f2d" style:font-weight-asian="bold" style:font-weight-complex="bold"/>
    </style:style>
    <style:style style:name="T26" style:family="text">
      <style:text-properties fo:color="#f58220" fo:font-weight="bold" officeooo:rsid="060b45e1" style:font-weight-asian="bold" style:font-weight-complex="bold"/>
    </style:style>
    <style:style style:name="T27" style:family="text">
      <style:text-properties fo:color="#f58220" fo:font-weight="bold" officeooo:rsid="06a12266" style:font-weight-asian="bold" style:font-weight-complex="bold"/>
    </style:style>
    <style:style style:name="T28" style:family="text">
      <style:text-properties fo:color="#f58220" fo:font-weight="bold" officeooo:rsid="06bf5389" style:font-weight-asian="bold" style:font-weight-complex="bold"/>
    </style:style>
    <style:style style:name="T29" style:family="text">
      <style:text-properties fo:color="#f58220" fo:font-weight="bold" officeooo:rsid="06d478bf" style:font-weight-asian="bold" style:font-weight-complex="bold"/>
    </style:style>
    <style:style style:name="T30" style:family="text">
      <style:text-properties fo:color="#f58220" fo:font-size="10.5pt" fo:font-weight="bold"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38"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39"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40"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41"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42"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43"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44"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45"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46"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47"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48"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49"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50"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51"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52" style:family="text">
      <style:text-properties fo:color="#f58220" fo:font-size="10.5pt" fo:font-weight="bold" officeooo:rsid="028b0642" fo:background-color="transparent" loext:char-shading-value="0" style:font-size-asian="10.5pt" style:font-weight-asian="bold" style:font-size-complex="10.5pt" style:font-weight-complex="bold"/>
    </style:style>
    <style:style style:name="T53" style:family="text">
      <style:text-properties fo:color="#f58220" fo:font-size="10.5pt" fo:font-weight="bold" officeooo:rsid="060cf997" fo:background-color="transparent" loext:char-shading-value="0" style:font-size-asian="10.5pt" style:font-weight-asian="bold" style:font-size-complex="10.5pt" style:font-weight-complex="bold"/>
    </style:style>
    <style:style style:name="T54" style:family="text">
      <style:text-properties fo:color="#f58220" fo:font-size="10.5pt" fo:font-weight="bold" officeooo:rsid="060dc45d" fo:background-color="transparent" loext:char-shading-value="0" style:font-size-asian="10.5pt" style:font-weight-asian="bold" style:font-size-complex="10.5pt" style:font-weight-complex="bold"/>
    </style:style>
    <style:style style:name="T55" style:family="text">
      <style:text-properties fo:color="#f58220" fo:font-size="10.5pt" fo:font-weight="bold" officeooo:rsid="060faacb" fo:background-color="transparent" loext:char-shading-value="0" style:font-size-asian="10.5pt" style:font-weight-asian="bold" style:font-size-complex="10.5pt" style:font-weight-complex="bold"/>
    </style:style>
    <style:style style:name="T56" style:family="text">
      <style:text-properties fo:color="#f58220" fo:font-size="10.5pt" fo:font-weight="bold" officeooo:rsid="0610fb72" fo:background-color="transparent" loext:char-shading-value="0" style:font-size-asian="10.5pt" style:font-weight-asian="bold" style:font-size-complex="10.5pt" style:font-weight-complex="bold"/>
    </style:style>
    <style:style style:name="T57" style:family="text">
      <style:text-properties fo:color="#f58220" fo:font-size="10.5pt" fo:language="fr" fo:country="FR" fo:background-color="transparent" loext:char-shading-value="0" style:font-size-asian="10.5pt" style:font-size-complex="10.5pt"/>
    </style:style>
    <style:style style:name="T58"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59" style:family="text">
      <style:text-properties fo:color="#5c2d91" fo:font-weight="bold" style:font-weight-asian="bold" style:font-weight-complex="bold"/>
    </style:style>
    <style:style style:name="T60" style:family="text">
      <style:text-properties fo:color="#5c2d91" fo:font-weight="bold" officeooo:rsid="03ccaec2" style:font-weight-asian="bold" style:font-weight-complex="bold"/>
    </style:style>
    <style:style style:name="T61" style:family="text">
      <style:text-properties fo:color="#5c2d91" fo:font-weight="bold" officeooo:rsid="03f66aab" style:font-weight-asian="bold" style:font-weight-complex="bold"/>
    </style:style>
    <style:style style:name="T62" style:family="text">
      <style:text-properties fo:color="#5c2d91" fo:font-weight="bold" officeooo:rsid="049bad56" style:font-weight-asian="bold" style:font-weight-complex="bold"/>
    </style:style>
    <style:style style:name="T63" style:family="text">
      <style:text-properties fo:color="#5c2d91" fo:font-weight="bold" officeooo:rsid="049ccc9f" style:font-weight-asian="bold" style:font-weight-complex="bold"/>
    </style:style>
    <style:style style:name="T64" style:family="text">
      <style:text-properties fo:color="#5c2d91" fo:font-weight="bold" officeooo:rsid="04b94768" style:font-weight-asian="bold" style:font-weight-complex="bold"/>
    </style:style>
    <style:style style:name="T65" style:family="text">
      <style:text-properties fo:color="#5c2d91" fo:font-weight="bold" officeooo:rsid="04bb0aeb" style:font-weight-asian="bold" style:font-weight-complex="bold"/>
    </style:style>
    <style:style style:name="T66" style:family="text">
      <style:text-properties fo:color="#5c2d91" fo:font-weight="bold" officeooo:rsid="04f21ef3" style:font-weight-asian="bold" style:font-weight-complex="bold"/>
    </style:style>
    <style:style style:name="T67" style:family="text">
      <style:text-properties fo:color="#5c2d91" fo:font-weight="bold" officeooo:rsid="04f8d7b7" style:font-weight-asian="bold" style:font-weight-complex="bold"/>
    </style:style>
    <style:style style:name="T68" style:family="text">
      <style:text-properties fo:color="#5c2d91" fo:font-weight="bold" officeooo:rsid="052350a6" style:font-weight-asian="bold" style:font-weight-complex="bold"/>
    </style:style>
    <style:style style:name="T69" style:family="text">
      <style:text-properties fo:color="#5c2d91" fo:font-weight="bold" officeooo:rsid="05235151" style:font-weight-asian="bold" style:font-weight-complex="bold"/>
    </style:style>
    <style:style style:name="T70" style:family="text">
      <style:text-properties fo:color="#5c2d91" fo:font-weight="bold" officeooo:rsid="0527f462" style:font-weight-asian="bold" style:font-weight-complex="bold"/>
    </style:style>
    <style:style style:name="T71" style:family="text">
      <style:text-properties fo:color="#5c2d91" fo:font-weight="bold" officeooo:rsid="05455a7f" style:font-weight-asian="bold" style:font-weight-complex="bold"/>
    </style:style>
    <style:style style:name="T72" style:family="text">
      <style:text-properties fo:color="#5c2d91" fo:font-weight="bold" officeooo:rsid="0546bda6" style:font-weight-asian="bold" style:font-weight-complex="bold"/>
    </style:style>
    <style:style style:name="T73" style:family="text">
      <style:text-properties fo:color="#5c2d91" fo:font-weight="bold" officeooo:rsid="054b574b" style:font-weight-asian="bold" style:font-weight-complex="bold"/>
    </style:style>
    <style:style style:name="T74" style:family="text">
      <style:text-properties fo:color="#5c2d91" fo:font-weight="bold" officeooo:rsid="048e2c96" style:font-weight-asian="bold" style:font-weight-complex="bold"/>
    </style:style>
    <style:style style:name="T75" style:family="text">
      <style:text-properties fo:color="#5c2d91" fo:font-weight="bold" officeooo:rsid="05527e25" style:font-weight-asian="bold" style:font-weight-complex="bold"/>
    </style:style>
    <style:style style:name="T76" style:family="text">
      <style:text-properties fo:color="#5c2d91" fo:font-weight="bold" officeooo:rsid="057ad083" style:font-weight-asian="bold" style:font-weight-complex="bold"/>
    </style:style>
    <style:style style:name="T77" style:family="text">
      <style:text-properties fo:color="#5c2d91" fo:font-weight="bold" officeooo:rsid="05fe8ef4" style:font-weight-asian="bold" style:font-weight-complex="bold"/>
    </style:style>
    <style:style style:name="T78" style:family="text">
      <style:text-properties fo:color="#5c2d91" fo:font-weight="bold" officeooo:rsid="05ff1bf4" style:font-weight-asian="bold" style:font-weight-complex="bold"/>
    </style:style>
    <style:style style:name="T79" style:family="text">
      <style:text-properties fo:color="#5c2d91" fo:font-weight="bold" officeooo:rsid="067a4061" style:font-weight-asian="bold" style:font-weight-complex="bold"/>
    </style:style>
    <style:style style:name="T80" style:family="text">
      <style:text-properties fo:color="#5c2d91" fo:font-weight="bold" officeooo:rsid="06b0c8de" style:font-weight-asian="bold" style:font-weight-complex="bold"/>
    </style:style>
    <style:style style:name="T81" style:family="text">
      <style:text-properties fo:color="#5c2d91" fo:font-weight="bold" officeooo:rsid="06bc2183" style:font-weight-asian="bold" style:font-weight-complex="bold"/>
    </style:style>
    <style:style style:name="T82" style:family="text">
      <style:text-properties fo:color="#5c2d91" fo:font-weight="bold" officeooo:rsid="06d6b4c7" style:font-weight-asian="bold" style:font-weight-complex="bold"/>
    </style:style>
    <style:style style:name="T83" style:family="text">
      <style:text-properties fo:color="#5c2d91" fo:font-weight="bold" officeooo:rsid="06e5c39a" style:font-weight-asian="bold" style:font-weight-complex="bold"/>
    </style:style>
    <style:style style:name="T84" style:family="text">
      <style:text-properties fo:color="#5c2d91" fo:font-weight="bold" fo:background-color="transparent" loext:char-shading-value="0" style:font-weight-asian="bold" style:font-weight-complex="bold"/>
    </style:style>
    <style:style style:name="T85" style:family="text">
      <style:text-properties fo:color="#5c2d91" fo:font-weight="bold" officeooo:rsid="04d8efce" fo:background-color="transparent" loext:char-shading-value="0" style:font-weight-asian="bold" style:font-weight-complex="bold"/>
    </style:style>
    <style:style style:name="T86" style:family="text">
      <style:text-properties fo:color="#5c2d91" fo:font-weight="bold" officeooo:rsid="05f8c6a1" fo:background-color="transparent" loext:char-shading-value="0" style:font-weight-asian="bold" style:font-weight-complex="bold"/>
    </style:style>
    <style:style style:name="T87" style:family="text">
      <style:text-properties fo:color="#5c2d91" fo:font-size="10.5pt" fo:font-weight="bold"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108"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109"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110"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111"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112"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113"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114"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115"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116"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17"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18"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19"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20"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21" style:family="text">
      <style:text-properties fo:color="#5c2d91" fo:font-size="10.5pt" fo:font-weight="bold" officeooo:rsid="05fd6115" fo:background-color="transparent" loext:char-shading-value="0" style:font-size-asian="10.5pt" style:font-weight-asian="bold" style:font-size-complex="10.5pt" style:font-weight-complex="bold"/>
    </style:style>
    <style:style style:name="T122" style:family="text">
      <style:text-properties fo:color="#5c2d91" fo:font-size="10.5pt" fo:font-weight="bold" officeooo:rsid="05ffe18a" fo:background-color="transparent" loext:char-shading-value="0" style:font-size-asian="10.5pt" style:font-weight-asian="bold" style:font-size-complex="10.5pt" style:font-weight-complex="bold"/>
    </style:style>
    <style:style style:name="T123" style:family="text">
      <style:text-properties fo:color="#5c2d91" fo:font-size="10.5pt" fo:font-weight="bold" officeooo:rsid="060270b7" fo:background-color="transparent" loext:char-shading-value="0" style:font-size-asian="10.5pt" style:font-weight-asian="bold" style:font-size-complex="10.5pt" style:font-weight-complex="bold"/>
    </style:style>
    <style:style style:name="T12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2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2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2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28" style:family="text">
      <style:text-properties fo:color="#5c2d91" fo:font-size="10.5pt" fo:font-weight="bold" style:font-size-asian="10.5pt" style:font-weight-asian="bold" style:font-size-complex="10.5pt" style:font-weight-complex="bold"/>
    </style:style>
    <style:style style:name="T129" style:family="text">
      <style:text-properties fo:color="#5c2d91" fo:font-size="10.5pt" fo:font-weight="bold" officeooo:rsid="057bebc1" style:font-size-asian="10.5pt" style:font-weight-asian="bold" style:font-size-complex="10.5pt" style:font-weight-complex="bold"/>
    </style:style>
    <style:style style:name="T130" style:family="text">
      <style:text-properties fo:color="#5c2d91" fo:font-size="10.5pt" fo:font-weight="bold" officeooo:rsid="057be76e" style:font-size-asian="10.5pt" style:font-weight-asian="bold" style:font-size-complex="10.5pt" style:font-weight-complex="bold"/>
    </style:style>
    <style:style style:name="T131" style:family="text">
      <style:text-properties fo:color="#5c2d91" fo:font-size="10.5pt" fo:language="fr" fo:country="FR" fo:background-color="transparent" loext:char-shading-value="0" style:font-size-asian="10.5pt" style:font-size-complex="10.5pt"/>
    </style:style>
    <style:style style:name="T132" style:family="text">
      <style:text-properties fo:color="#5c2d91" fo:font-size="10.5pt" fo:language="fr" fo:country="FR" officeooo:rsid="051f39d7" fo:background-color="transparent" loext:char-shading-value="0" style:font-size-asian="10.5pt" style:font-size-complex="10.5pt"/>
    </style:style>
    <style:style style:name="T133" style:family="text">
      <style:text-properties fo:color="#5c2d91" fo:font-size="10.5pt" fo:language="fr" fo:country="FR" officeooo:rsid="051fa1a4" fo:background-color="transparent" loext:char-shading-value="0" style:font-size-asian="10.5pt" style:font-size-complex="10.5pt"/>
    </style:style>
    <style:style style:name="T134"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36" style:family="text">
      <style:text-properties fo:font-size="10.5pt" style:font-size-asian="10.5pt" style:font-size-complex="10.5pt"/>
    </style:style>
    <style:style style:name="T137" style:family="text">
      <style:text-properties fo:font-size="10.5pt" officeooo:rsid="042e5111" style:font-size-asian="10.5pt" style:font-size-complex="10.5pt"/>
    </style:style>
    <style:style style:name="T138" style:family="text">
      <style:text-properties fo:font-size="10.5pt" fo:font-weight="bold"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font-weight="bold" officeooo:rsid="04172238" fo:background-color="transparent" loext:char-shading-value="0" style:font-size-asian="10.5pt" style:font-weight-asian="bold" style:font-size-complex="10.5pt" style:font-weight-complex="bold"/>
    </style:style>
    <style:style style:name="T142" style:family="text">
      <style:text-properties fo:font-size="10.5pt" fo:font-weight="bold" officeooo:rsid="041816f3" fo:background-color="transparent" loext:char-shading-value="0" style:font-size-asian="10.5pt" style:font-weight-asian="bold" style:font-size-complex="10.5pt" style:font-weight-complex="bold"/>
    </style:style>
    <style:style style:name="T143" style:family="text">
      <style:text-properties fo:font-size="10.5pt" fo:background-color="transparent" loext:char-shading-value="0" style:font-size-asian="10.5pt" style:font-size-complex="10.5pt"/>
    </style:style>
    <style:style style:name="T144" style:family="text">
      <style:text-properties fo:font-size="10.5pt" officeooo:rsid="00adeb87" fo:background-color="transparent" loext:char-shading-value="0" style:font-size-asian="10.5pt" style:font-size-complex="10.5pt"/>
    </style:style>
    <style:style style:name="T145" style:family="text">
      <style:text-properties fo:font-size="10.5pt" officeooo:rsid="00b9b8dc" fo:background-color="transparent" loext:char-shading-value="0" style:font-size-asian="10.5pt" style:font-size-complex="10.5pt"/>
    </style:style>
    <style:style style:name="T146" style:family="text">
      <style:text-properties fo:font-size="10.5pt" officeooo:rsid="00c8ffe1" fo:background-color="transparent" loext:char-shading-value="0" style:font-size-asian="10.5pt" style:font-size-complex="10.5pt"/>
    </style:style>
    <style:style style:name="T147" style:family="text">
      <style:text-properties fo:font-size="10.5pt" officeooo:rsid="00c9826c" fo:background-color="transparent" loext:char-shading-value="0" style:font-size-asian="10.5pt" style:font-size-complex="10.5pt"/>
    </style:style>
    <style:style style:name="T148" style:family="text">
      <style:text-properties fo:font-size="10.5pt" officeooo:rsid="00c9fede" fo:background-color="transparent" loext:char-shading-value="0" style:font-size-asian="10.5pt" style:font-size-complex="10.5pt"/>
    </style:style>
    <style:style style:name="T149" style:family="text">
      <style:text-properties fo:font-size="10.5pt" officeooo:rsid="00c917e1" fo:background-color="transparent" loext:char-shading-value="0" style:font-size-asian="10.5pt" style:font-size-complex="10.5pt"/>
    </style:style>
    <style:style style:name="T150" style:family="text">
      <style:text-properties fo:font-size="10.5pt" officeooo:rsid="03abb9d2" fo:background-color="transparent" loext:char-shading-value="0" style:font-size-asian="10.5pt" style:font-size-complex="10.5pt"/>
    </style:style>
    <style:style style:name="T151" style:family="text">
      <style:text-properties fo:font-size="10.5pt" officeooo:rsid="03b738fa" fo:background-color="transparent" loext:char-shading-value="0" style:font-size-asian="10.5pt" style:font-size-complex="10.5pt"/>
    </style:style>
    <style:style style:name="T152" style:family="text">
      <style:text-properties fo:font-size="10.5pt" officeooo:rsid="03ba50af" fo:background-color="transparent" loext:char-shading-value="0" style:font-size-asian="10.5pt" style:font-size-complex="10.5pt"/>
    </style:style>
    <style:style style:name="T153" style:family="text">
      <style:text-properties fo:font-size="10.5pt" officeooo:rsid="03bae02c" fo:background-color="transparent" loext:char-shading-value="0" style:font-size-asian="10.5pt" style:font-size-complex="10.5pt"/>
    </style:style>
    <style:style style:name="T154" style:family="text">
      <style:text-properties fo:font-size="10.5pt" officeooo:rsid="03bc3ebc" fo:background-color="transparent" loext:char-shading-value="0" style:font-size-asian="10.5pt" style:font-size-complex="10.5pt"/>
    </style:style>
    <style:style style:name="T155" style:family="text">
      <style:text-properties fo:font-size="10.5pt" officeooo:rsid="03ce5197" fo:background-color="transparent" loext:char-shading-value="0" style:font-size-asian="10.5pt" style:font-size-complex="10.5pt"/>
    </style:style>
    <style:style style:name="T156" style:family="text">
      <style:text-properties fo:font-size="10.5pt" officeooo:rsid="03ce82b3" fo:background-color="transparent" loext:char-shading-value="0" style:font-size-asian="10.5pt" style:font-size-complex="10.5pt"/>
    </style:style>
    <style:style style:name="T157" style:family="text">
      <style:text-properties fo:font-size="10.5pt" officeooo:rsid="0494cf40" fo:background-color="transparent" loext:char-shading-value="0" style:font-size-asian="10.5pt" style:font-size-complex="10.5pt"/>
    </style:style>
    <style:style style:name="T158" style:family="text">
      <style:text-properties fo:font-size="10.5pt" officeooo:rsid="054339ab" fo:background-color="transparent" loext:char-shading-value="0" style:font-size-asian="10.5pt" style:font-size-complex="10.5pt"/>
    </style:style>
    <style:style style:name="T159" style:family="text">
      <style:text-properties fo:font-size="10.5pt" officeooo:rsid="05578fb2" fo:background-color="transparent" loext:char-shading-value="0" style:font-size-asian="10.5pt" style:font-size-complex="10.5pt"/>
    </style:style>
    <style:style style:name="T160" style:family="text">
      <style:text-properties fo:font-size="10.5pt" officeooo:rsid="0558b3a8" fo:background-color="transparent" loext:char-shading-value="0" style:font-size-asian="10.5pt" style:font-size-complex="10.5pt"/>
    </style:style>
    <style:style style:name="T161" style:family="text">
      <style:text-properties fo:font-size="10.5pt" officeooo:rsid="0565f592" fo:background-color="transparent" loext:char-shading-value="0" style:font-size-asian="10.5pt" style:font-size-complex="10.5pt"/>
    </style:style>
    <style:style style:name="T162" style:family="text">
      <style:text-properties fo:font-size="10.5pt" officeooo:rsid="0567bc4c" fo:background-color="transparent" loext:char-shading-value="0" style:font-size-asian="10.5pt" style:font-size-complex="10.5pt"/>
    </style:style>
    <style:style style:name="T163" style:family="text">
      <style:text-properties fo:font-size="10.5pt" officeooo:rsid="0568d887" fo:background-color="transparent" loext:char-shading-value="0" style:font-size-asian="10.5pt" style:font-size-complex="10.5pt"/>
    </style:style>
    <style:style style:name="T164" style:family="text">
      <style:text-properties fo:font-size="10.5pt" officeooo:rsid="056b3bcc" fo:background-color="transparent" loext:char-shading-value="0" style:font-size-asian="10.5pt" style:font-size-complex="10.5pt"/>
    </style:style>
    <style:style style:name="T165" style:family="text">
      <style:text-properties fo:font-size="10.5pt" officeooo:rsid="056c6610" fo:background-color="transparent" loext:char-shading-value="0" style:font-size-asian="10.5pt" style:font-size-complex="10.5pt"/>
    </style:style>
    <style:style style:name="T166" style:family="text">
      <style:text-properties fo:font-size="10.5pt" officeooo:rsid="022e74b9" fo:background-color="transparent" loext:char-shading-value="0" style:font-size-asian="10.5pt" style:font-size-complex="10.5pt"/>
    </style:style>
    <style:style style:name="T167" style:family="text">
      <style:text-properties fo:font-size="10.5pt" officeooo:rsid="029cb38a" fo:background-color="transparent" loext:char-shading-value="0" style:font-size-asian="10.5pt" style:font-size-complex="10.5pt"/>
    </style:style>
    <style:style style:name="T168" style:family="text">
      <style:text-properties fo:font-size="10.5pt" officeooo:rsid="03eeb918" fo:background-color="transparent" loext:char-shading-value="0" style:font-size-asian="10.5pt" style:font-size-complex="10.5pt"/>
    </style:style>
    <style:style style:name="T169" style:family="text">
      <style:text-properties fo:font-size="10.5pt" officeooo:rsid="0268bc90" fo:background-color="transparent" loext:char-shading-value="0" style:font-size-asian="10.5pt" style:font-size-complex="10.5pt"/>
    </style:style>
    <style:style style:name="T170"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71" style:family="text">
      <style:text-properties fo:font-size="10.5pt" fo:font-weight="normal" fo:background-color="transparent" loext:char-shading-value="0" style:font-size-asian="10.5pt" style:font-weight-asian="normal" style:font-size-complex="10.5pt" style:font-weight-complex="normal"/>
    </style:style>
    <style:style style:name="T172"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73" style:family="text">
      <style:text-properties fo:font-size="10.5pt" fo:language="fr" fo:country="FR" fo:background-color="transparent" loext:char-shading-value="0" style:font-size-asian="10.5pt" style:font-size-complex="10.5pt"/>
    </style:style>
    <style:style style:name="T174" style:family="text">
      <style:text-properties fo:font-size="10.5pt" fo:language="fr" fo:country="FR" officeooo:rsid="03df32c8" fo:background-color="transparent" loext:char-shading-value="0" style:font-size-asian="10.5pt" style:font-size-complex="10.5pt"/>
    </style:style>
    <style:style style:name="T175" style:family="text">
      <style:text-properties fo:font-size="10.5pt" fo:language="fr" fo:country="FR" officeooo:rsid="03df9e48" fo:background-color="transparent" loext:char-shading-value="0" style:font-size-asian="10.5pt" style:font-size-complex="10.5pt"/>
    </style:style>
    <style:style style:name="T176" style:family="text">
      <style:text-properties fo:font-size="10.5pt" fo:language="fr" fo:country="FR" officeooo:rsid="059cb59b" fo:background-color="transparent" loext:char-shading-value="0" style:font-size-asian="10.5pt" style:font-size-complex="10.5pt"/>
    </style:style>
    <style:style style:name="T177" style:family="text">
      <style:text-properties fo:font-size="10.5pt" fo:language="fr" fo:country="FR" officeooo:rsid="03a516a2" fo:background-color="transparent" loext:char-shading-value="0" style:font-size-asian="10.5pt" style:font-size-complex="10.5pt"/>
    </style:style>
    <style:style style:name="T178" style:family="text">
      <style:text-properties fo:font-size="10.5pt" fo:language="fr" fo:country="FR" officeooo:rsid="05924a6b" fo:background-color="transparent" loext:char-shading-value="0" style:font-size-asian="10.5pt" style:font-size-complex="10.5pt"/>
    </style:style>
    <style:style style:name="T179" style:family="text">
      <style:text-properties fo:font-size="10.5pt" fo:language="fr" fo:country="FR" officeooo:rsid="03a146d6" fo:background-color="transparent" loext:char-shading-value="0" style:font-size-asian="10.5pt" style:font-size-complex="10.5pt"/>
    </style:style>
    <style:style style:name="T180" style:family="text">
      <style:text-properties fo:font-size="10.5pt" fo:language="fr" fo:country="FR" officeooo:rsid="03a28e50" fo:background-color="transparent" loext:char-shading-value="0" style:font-size-asian="10.5pt" style:font-size-complex="10.5pt"/>
    </style:style>
    <style:style style:name="T181" style:family="text">
      <style:text-properties fo:font-size="10.5pt" fo:language="fr" fo:country="FR" officeooo:rsid="0596afd5" fo:background-color="transparent" loext:char-shading-value="0" style:font-size-asian="10.5pt" style:font-size-complex="10.5pt"/>
    </style:style>
    <style:style style:name="T182" style:family="text">
      <style:text-properties fo:font-size="10.5pt" fo:language="fr" fo:country="FR" officeooo:rsid="05986f1a" fo:background-color="transparent" loext:char-shading-value="0" style:font-size-asian="10.5pt" style:font-size-complex="10.5pt"/>
    </style:style>
    <style:style style:name="T183" style:family="text">
      <style:text-properties fo:font-size="10.5pt" fo:language="fr" fo:country="FR" officeooo:rsid="059a5ba0" fo:background-color="transparent" loext:char-shading-value="0" style:font-size-asian="10.5pt" style:font-size-complex="10.5pt"/>
    </style:style>
    <style:style style:name="T184" style:family="text">
      <style:text-properties fo:font-size="10.5pt" fo:language="fr" fo:country="FR" officeooo:rsid="05a0fbbb" fo:background-color="transparent" loext:char-shading-value="0" style:font-size-asian="10.5pt" style:font-size-complex="10.5pt"/>
    </style:style>
    <style:style style:name="T185" style:family="text">
      <style:text-properties fo:font-size="10.5pt" fo:language="fr" fo:country="FR" officeooo:rsid="05a23e2a" fo:background-color="transparent" loext:char-shading-value="0" style:font-size-asian="10.5pt" style:font-size-complex="10.5pt"/>
    </style:style>
    <style:style style:name="T186" style:family="text">
      <style:text-properties fo:font-size="10.5pt" fo:language="fr" fo:country="FR" officeooo:rsid="05a42a2b" fo:background-color="transparent" loext:char-shading-value="0" style:font-size-asian="10.5pt" style:font-size-complex="10.5pt"/>
    </style:style>
    <style:style style:name="T187" style:family="text">
      <style:text-properties fo:font-size="10.5pt" fo:language="fr" fo:country="FR" officeooo:rsid="05a77bdd" fo:background-color="transparent" loext:char-shading-value="0" style:font-size-asian="10.5pt" style:font-size-complex="10.5pt"/>
    </style:style>
    <style:style style:name="T188" style:family="text">
      <style:text-properties fo:font-size="10.5pt" fo:language="fr" fo:country="FR" officeooo:rsid="05a968a8" fo:background-color="transparent" loext:char-shading-value="0" style:font-size-asian="10.5pt" style:font-size-complex="10.5pt"/>
    </style:style>
    <style:style style:name="T189" style:family="text">
      <style:text-properties fo:font-size="10.5pt" fo:language="fr" fo:country="FR" officeooo:rsid="05aefd5e" fo:background-color="transparent" loext:char-shading-value="0" style:font-size-asian="10.5pt" style:font-size-complex="10.5pt"/>
    </style:style>
    <style:style style:name="T190"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91"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92"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93"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94"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95"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96"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97"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98"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99"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200"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201"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202" style:family="text">
      <style:text-properties fo:color="#a3238e" fo:font-weight="bold" fo:background-color="transparent" loext:char-shading-value="0" style:font-weight-asian="bold" style:font-weight-complex="bold"/>
    </style:style>
    <style:style style:name="T203" style:family="text">
      <style:text-properties fo:color="#a3238e" fo:font-weight="bold" officeooo:rsid="0503e7c4" fo:background-color="transparent" loext:char-shading-value="0" style:font-weight-asian="bold" style:font-weight-complex="bold"/>
    </style:style>
    <style:style style:name="T204" style:family="text">
      <style:text-properties fo:color="#a3238e" fo:font-weight="bold" officeooo:rsid="05db19b3" style:font-weight-asian="bold" style:font-weight-complex="bold"/>
    </style:style>
    <style:style style:name="T205" style:family="text">
      <style:text-properties fo:color="#a3238e" fo:font-weight="bold" officeooo:rsid="05dcbe0d" style:font-weight-asian="bold" style:font-weight-complex="bold"/>
    </style:style>
    <style:style style:name="T206" style:family="text">
      <style:text-properties fo:color="#a3238e" fo:font-size="10.5pt" fo:font-weight="bold" fo:background-color="transparent" loext:char-shading-value="0" style:font-size-asian="10.5pt" style:font-weight-asian="bold" style:font-size-complex="10.5pt" style:font-weight-complex="bold"/>
    </style:style>
    <style:style style:name="T207"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208"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209"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210"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11"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12"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13"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14"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15"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16" style:family="text">
      <style:text-properties officeooo:rsid="003e10e5"/>
    </style:style>
    <style:style style:name="T217" style:family="text">
      <style:text-properties officeooo:rsid="003f26c7"/>
    </style:style>
    <style:style style:name="T218" style:family="text">
      <style:text-properties officeooo:rsid="008d4e7a"/>
    </style:style>
    <style:style style:name="T219" style:family="text">
      <style:text-properties officeooo:rsid="008dcad7"/>
    </style:style>
    <style:style style:name="T220" style:family="text">
      <style:text-properties officeooo:rsid="008f328d"/>
    </style:style>
    <style:style style:name="T221" style:family="text">
      <style:text-properties officeooo:rsid="00953cd7"/>
    </style:style>
    <style:style style:name="T222" style:family="text">
      <style:text-properties fo:color="#666666" fo:font-weight="bold" style:font-weight-asian="bold" style:font-weight-complex="bold"/>
    </style:style>
    <style:style style:name="T223" style:family="text">
      <style:text-properties fo:color="#666666" fo:font-weight="bold" officeooo:rsid="003f26c7" style:font-weight-asian="bold" style:font-weight-complex="bold"/>
    </style:style>
    <style:style style:name="T224" style:family="text">
      <style:text-properties fo:color="#666666" fo:font-weight="bold" officeooo:rsid="02f711ac" style:font-weight-asian="bold" style:font-weight-complex="bold"/>
    </style:style>
    <style:style style:name="T225" style:family="text">
      <style:text-properties fo:color="#666666" fo:font-weight="bold" officeooo:rsid="031d504d" style:font-weight-asian="bold" style:font-weight-complex="bold"/>
    </style:style>
    <style:style style:name="T226" style:family="text">
      <style:text-properties fo:color="#666666" fo:font-weight="bold" officeooo:rsid="04352a23" style:font-weight-asian="bold" style:font-weight-complex="bold"/>
    </style:style>
    <style:style style:name="T227" style:family="text">
      <style:text-properties fo:color="#666666" fo:font-weight="bold" officeooo:rsid="06b48ec3" style:font-weight-asian="bold" style:font-weight-complex="bold"/>
    </style:style>
    <style:style style:name="T228" style:family="text">
      <style:text-properties fo:color="#666666" fo:font-weight="bold" fo:background-color="transparent" loext:char-shading-value="0" style:font-weight-asian="bold" style:font-weight-complex="bold"/>
    </style:style>
    <style:style style:name="T229" style:family="text">
      <style:text-properties fo:color="#666666" fo:font-weight="bold" officeooo:rsid="05327aab" fo:background-color="transparent" loext:char-shading-value="0" style:font-weight-asian="bold" style:font-weight-complex="bold"/>
    </style:style>
    <style:style style:name="T230" style:family="text">
      <style:text-properties fo:color="#666666" fo:font-size="10.5pt" fo:font-weight="bold" fo:background-color="transparent" loext:char-shading-value="0" style:font-size-asian="10.5pt" style:font-weight-asian="bold" style:font-size-complex="10.5pt" style:font-weight-complex="bold"/>
    </style:style>
    <style:style style:name="T231"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32" style:family="text">
      <style:text-properties fo:color="#666666" fo:font-size="10.5pt" fo:language="fr" fo:country="FR" fo:background-color="transparent" loext:char-shading-value="0" style:font-size-asian="10.5pt" style:font-size-complex="10.5pt"/>
    </style:style>
    <style:style style:name="T233" style:family="text">
      <style:text-properties officeooo:rsid="0097673b"/>
    </style:style>
    <style:style style:name="T234" style:family="text">
      <style:text-properties officeooo:rsid="009cac87"/>
    </style:style>
    <style:style style:name="T235" style:family="text">
      <style:text-properties officeooo:rsid="00fba6a4"/>
    </style:style>
    <style:style style:name="T236" style:family="text">
      <style:text-properties fo:font-style="italic" fo:font-weight="bold" style:font-style-asian="italic" style:font-weight-asian="bold" style:font-style-complex="italic" style:font-weight-complex="bold"/>
    </style:style>
    <style:style style:name="T237" style:family="text">
      <style:text-properties fo:color="#000000"/>
    </style:style>
    <style:style style:name="T238" style:family="text">
      <style:text-properties fo:color="#000000" fo:font-size="10.5pt" fo:font-weight="normal" fo:background-color="transparent" loext:char-shading-value="0" style:font-size-asian="10.5pt" style:font-weight-asian="normal" style:font-size-complex="10.5pt" style:font-weight-complex="normal"/>
    </style:style>
    <style:style style:name="T239" style:family="text">
      <style:text-properties fo:color="#000000" fo:font-weight="bold" style:font-weight-asian="bold" style:font-weight-complex="bold"/>
    </style:style>
    <style:style style:name="T240" style:family="text">
      <style:text-properties fo:color="#000000" fo:font-weight="normal" style:font-weight-asian="normal" style:font-weight-complex="normal"/>
    </style:style>
    <style:style style:name="T241" style:family="text">
      <style:text-properties fo:background-color="transparent" loext:char-shading-value="0"/>
    </style:style>
    <style:style style:name="T242" style:family="text">
      <style:text-properties officeooo:rsid="052dc031" fo:background-color="transparent" loext:char-shading-value="0"/>
    </style:style>
    <style:style style:name="T243" style:family="text">
      <style:text-properties officeooo:rsid="052e53e2" fo:background-color="transparent" loext:char-shading-value="0"/>
    </style:style>
    <style:style style:name="T244" style:family="text">
      <style:text-properties officeooo:rsid="052e752b" fo:background-color="transparent" loext:char-shading-value="0"/>
    </style:style>
    <style:style style:name="T245" style:family="text">
      <style:text-properties officeooo:rsid="053008ed" fo:background-color="transparent" loext:char-shading-value="0"/>
    </style:style>
    <style:style style:name="T246" style:family="text">
      <style:text-properties officeooo:rsid="0531c4d7" fo:background-color="transparent" loext:char-shading-value="0"/>
    </style:style>
    <style:style style:name="T247" style:family="text">
      <style:text-properties officeooo:rsid="05327aab" fo:background-color="transparent" loext:char-shading-value="0"/>
    </style:style>
    <style:style style:name="T248" style:family="text">
      <style:text-properties officeooo:rsid="02e89512"/>
    </style:style>
    <style:style style:name="T249" style:family="text">
      <style:text-properties officeooo:rsid="02ece8d2"/>
    </style:style>
    <style:style style:name="T250" style:family="text">
      <style:text-properties officeooo:rsid="02f2c92c"/>
    </style:style>
    <style:style style:name="T251" style:family="text">
      <style:text-properties officeooo:rsid="02f46f31"/>
    </style:style>
    <style:style style:name="T252" style:family="text">
      <style:text-properties officeooo:rsid="02f54c37"/>
    </style:style>
    <style:style style:name="T253" style:family="text">
      <style:text-properties officeooo:rsid="02f711ac"/>
    </style:style>
    <style:style style:name="T254" style:family="text">
      <style:text-properties fo:font-weight="normal" style:font-weight-asian="normal" style:font-weight-complex="normal"/>
    </style:style>
    <style:style style:name="T255" style:family="text">
      <style:text-properties fo:font-weight="normal" officeooo:rsid="02f711ac" style:font-weight-asian="normal" style:font-weight-complex="normal"/>
    </style:style>
    <style:style style:name="T256" style:family="text">
      <style:text-properties fo:font-weight="normal" officeooo:rsid="03c36296" style:font-weight-asian="normal" style:font-weight-complex="normal"/>
    </style:style>
    <style:style style:name="T257" style:family="text">
      <style:text-properties fo:font-weight="normal" officeooo:rsid="03c57618" style:font-weight-asian="normal" style:font-weight-complex="normal"/>
    </style:style>
    <style:style style:name="T258" style:family="text">
      <style:text-properties fo:font-weight="normal" officeooo:rsid="0409cb1d" style:font-weight-asian="normal" style:font-weight-complex="normal"/>
    </style:style>
    <style:style style:name="T259" style:family="text">
      <style:text-properties fo:font-weight="normal" officeooo:rsid="040a96d4" style:font-weight-asian="normal" style:font-weight-complex="normal"/>
    </style:style>
    <style:style style:name="T260" style:family="text">
      <style:text-properties fo:font-weight="normal" officeooo:rsid="040c7288" style:font-weight-asian="normal" style:font-weight-complex="normal"/>
    </style:style>
    <style:style style:name="T261" style:family="text">
      <style:text-properties fo:font-weight="normal" officeooo:rsid="040d6af9" style:font-weight-asian="normal" style:font-weight-complex="normal"/>
    </style:style>
    <style:style style:name="T262" style:family="text">
      <style:text-properties fo:font-weight="normal" officeooo:rsid="052b8302" style:font-weight-asian="normal" style:font-weight-complex="normal"/>
    </style:style>
    <style:style style:name="T263" style:family="text">
      <style:text-properties fo:font-weight="normal" officeooo:rsid="052bce6d" style:font-weight-asian="normal" style:font-weight-complex="normal"/>
    </style:style>
    <style:style style:name="T264" style:family="text">
      <style:text-properties fo:font-weight="normal" officeooo:rsid="05b8e05a" style:font-weight-asian="normal" style:font-weight-complex="normal"/>
    </style:style>
    <style:style style:name="T265" style:family="text">
      <style:text-properties fo:font-weight="normal" officeooo:rsid="05ba1f89" style:font-weight-asian="normal" style:font-weight-complex="normal"/>
    </style:style>
    <style:style style:name="T266" style:family="text">
      <style:text-properties fo:font-weight="normal" officeooo:rsid="05bbe3d8" style:font-weight-asian="normal" style:font-weight-complex="normal"/>
    </style:style>
    <style:style style:name="T267" style:family="text">
      <style:text-properties fo:font-weight="normal" officeooo:rsid="05bc6a1a" style:font-weight-asian="normal" style:font-weight-complex="normal"/>
    </style:style>
    <style:style style:name="T268" style:family="text">
      <style:text-properties fo:font-weight="normal" officeooo:rsid="05bd76e2" style:font-weight-asian="normal" style:font-weight-complex="normal"/>
    </style:style>
    <style:style style:name="T269" style:family="text">
      <style:text-properties fo:font-weight="normal" officeooo:rsid="05db19b3" style:font-weight-asian="normal" style:font-weight-complex="normal"/>
    </style:style>
    <style:style style:name="T270" style:family="text">
      <style:text-properties fo:font-weight="normal" officeooo:rsid="05dcbe0d" style:font-weight-asian="normal" style:font-weight-complex="normal"/>
    </style:style>
    <style:style style:name="T271" style:family="text">
      <style:text-properties fo:font-weight="normal" officeooo:rsid="05dd231a" style:font-weight-asian="normal" style:font-weight-complex="normal"/>
    </style:style>
    <style:style style:name="T272" style:family="text">
      <style:text-properties fo:font-weight="normal" officeooo:rsid="05e7ceff" style:font-weight-asian="normal" style:font-weight-complex="normal"/>
    </style:style>
    <style:style style:name="T273" style:family="text">
      <style:text-properties fo:font-weight="normal" officeooo:rsid="05e982ec" style:font-weight-asian="normal" style:font-weight-complex="normal"/>
    </style:style>
    <style:style style:name="T274" style:family="text">
      <style:text-properties fo:font-weight="normal" officeooo:rsid="06497f18" style:font-weight-asian="normal" style:font-weight-complex="normal"/>
    </style:style>
    <style:style style:name="T275" style:family="text">
      <style:text-properties fo:font-weight="normal" officeooo:rsid="0649e1a7" style:font-weight-asian="normal" style:font-weight-complex="normal"/>
    </style:style>
    <style:style style:name="T276" style:family="text">
      <style:text-properties fo:font-weight="normal" officeooo:rsid="06b0c8de" style:font-weight-asian="normal" style:font-weight-complex="normal"/>
    </style:style>
    <style:style style:name="T277" style:family="text">
      <style:text-properties fo:font-weight="normal" officeooo:rsid="06b18a0f" style:font-weight-asian="normal" style:font-weight-complex="normal"/>
    </style:style>
    <style:style style:name="T278" style:family="text">
      <style:text-properties fo:font-weight="normal" officeooo:rsid="06b194bb" style:font-weight-asian="normal" style:font-weight-complex="normal"/>
    </style:style>
    <style:style style:name="T279" style:family="text">
      <style:text-properties fo:font-weight="normal" officeooo:rsid="06b21bd5" style:font-weight-asian="normal" style:font-weight-complex="normal"/>
    </style:style>
    <style:style style:name="T280" style:family="text">
      <style:text-properties fo:font-weight="normal" officeooo:rsid="06b26e2a" style:font-weight-asian="normal" style:font-weight-complex="normal"/>
    </style:style>
    <style:style style:name="T281" style:family="text">
      <style:text-properties fo:font-weight="normal" officeooo:rsid="06b48ec3" style:font-weight-asian="normal" style:font-weight-complex="normal"/>
    </style:style>
    <style:style style:name="T282" style:family="text">
      <style:text-properties fo:font-weight="normal" officeooo:rsid="06b6cf18" style:font-weight-asian="normal" style:font-weight-complex="normal"/>
    </style:style>
    <style:style style:name="T283" style:family="text">
      <style:text-properties fo:font-weight="normal" officeooo:rsid="06b9cb82" style:font-weight-asian="normal" style:font-weight-complex="normal"/>
    </style:style>
    <style:style style:name="T284" style:family="text">
      <style:text-properties fo:font-weight="normal" officeooo:rsid="06be0e35" style:font-weight-asian="normal" style:font-weight-complex="normal"/>
    </style:style>
    <style:style style:name="T285" style:family="text">
      <style:text-properties fo:font-weight="normal" officeooo:rsid="06c164c8" style:font-weight-asian="normal" style:font-weight-complex="normal"/>
    </style:style>
    <style:style style:name="T286" style:family="text">
      <style:text-properties fo:font-weight="normal" officeooo:rsid="06c2590c" style:font-weight-asian="normal" style:font-weight-complex="normal"/>
    </style:style>
    <style:style style:name="T287" style:family="text">
      <style:text-properties fo:font-weight="normal" officeooo:rsid="06cfbacc" style:font-weight-asian="normal" style:font-weight-complex="normal"/>
    </style:style>
    <style:style style:name="T288" style:family="text">
      <style:text-properties fo:font-weight="normal" officeooo:rsid="06d72692" style:font-weight-asian="normal" style:font-weight-complex="normal"/>
    </style:style>
    <style:style style:name="T289" style:family="text">
      <style:text-properties fo:font-weight="normal" officeooo:rsid="06d8b2b4" style:font-weight-asian="normal" style:font-weight-complex="normal"/>
    </style:style>
    <style:style style:name="T290" style:family="text">
      <style:text-properties fo:font-weight="normal" officeooo:rsid="06d9399a" style:font-weight-asian="normal" style:font-weight-complex="normal"/>
    </style:style>
    <style:style style:name="T291" style:family="text">
      <style:text-properties fo:font-weight="normal" officeooo:rsid="06e2969a" style:font-weight-asian="normal" style:font-weight-complex="normal"/>
    </style:style>
    <style:style style:name="T292" style:family="text">
      <style:text-properties fo:font-weight="normal" officeooo:rsid="06e540a8" style:font-weight-asian="normal" style:font-weight-complex="normal"/>
    </style:style>
    <style:style style:name="T293" style:family="text">
      <style:text-properties fo:font-weight="normal" officeooo:rsid="05327aab" fo:background-color="transparent" loext:char-shading-value="0" style:font-weight-asian="normal" style:font-weight-complex="normal"/>
    </style:style>
    <style:style style:name="T294" style:family="text">
      <style:text-properties fo:font-weight="normal" officeooo:rsid="053358dd" fo:background-color="transparent" loext:char-shading-value="0" style:font-weight-asian="normal" style:font-weight-complex="normal"/>
    </style:style>
    <style:style style:name="T295" style:family="text">
      <style:text-properties fo:font-weight="normal" officeooo:rsid="05352a06" fo:background-color="transparent" loext:char-shading-value="0" style:font-weight-asian="normal" style:font-weight-complex="normal"/>
    </style:style>
    <style:style style:name="T296" style:family="text">
      <style:text-properties fo:font-size="12pt" fo:font-weight="bold" style:font-size-asian="12pt" style:font-weight-asian="bold" style:font-size-complex="12pt" style:font-weight-complex="bold"/>
    </style:style>
    <style:style style:name="T297" style:family="text">
      <style:text-properties officeooo:rsid="0310a109"/>
    </style:style>
    <style:style style:name="T298" style:family="text">
      <style:text-properties fo:color="#21409a"/>
    </style:style>
    <style:style style:name="T299" style:family="text">
      <style:text-properties fo:color="#21409a" fo:font-weight="bold" style:font-weight-asian="bold" style:font-weight-complex="bold"/>
    </style:style>
    <style:style style:name="T300" style:family="text">
      <style:text-properties fo:color="#21409a" fo:font-weight="bold" officeooo:rsid="0339533a" style:font-weight-asian="bold" style:font-weight-complex="bold"/>
    </style:style>
    <style:style style:name="T301" style:family="text">
      <style:text-properties officeooo:rsid="03197071"/>
    </style:style>
    <style:style style:name="T302" style:family="text">
      <style:text-properties officeooo:rsid="0321d26b"/>
    </style:style>
    <style:style style:name="T303" style:family="text">
      <style:text-properties officeooo:rsid="032460cd"/>
    </style:style>
    <style:style style:name="T304" style:family="text">
      <style:text-properties officeooo:rsid="03361080"/>
    </style:style>
    <style:style style:name="T305" style:family="text">
      <style:text-properties officeooo:rsid="0339533a"/>
    </style:style>
    <style:style style:name="T306" style:family="text">
      <style:text-properties officeooo:rsid="033b9ec6"/>
    </style:style>
    <style:style style:name="T307" style:family="text">
      <style:text-properties officeooo:rsid="0349d1a6"/>
    </style:style>
    <style:style style:name="T308" style:family="text">
      <style:text-properties officeooo:rsid="034aaa61"/>
    </style:style>
    <style:style style:name="T309" style:family="text">
      <style:text-properties officeooo:rsid="03558c9a"/>
    </style:style>
    <style:style style:name="T310" style:family="text">
      <style:text-properties officeooo:rsid="035e21f5"/>
    </style:style>
    <style:style style:name="T311" style:family="text">
      <style:text-properties officeooo:rsid="035f6452"/>
    </style:style>
    <style:style style:name="T312" style:family="text">
      <style:text-properties officeooo:rsid="037596f7"/>
    </style:style>
    <style:style style:name="T313" style:family="text">
      <style:text-properties officeooo:rsid="037667d0"/>
    </style:style>
    <style:style style:name="T314" style:family="text">
      <style:text-properties officeooo:rsid="03a4a53b"/>
    </style:style>
    <style:style style:name="T315" style:family="text">
      <style:text-properties officeooo:rsid="03aa0ce3"/>
    </style:style>
    <style:style style:name="T316" style:family="text">
      <style:text-properties officeooo:rsid="03c11473"/>
    </style:style>
    <style:style style:name="T317" style:family="text">
      <style:text-properties officeooo:rsid="03c33dd9"/>
    </style:style>
    <style:style style:name="T318" style:family="text">
      <style:text-properties officeooo:rsid="03ea7fe2"/>
    </style:style>
    <style:style style:name="T319" style:family="text">
      <style:text-properties officeooo:rsid="03efd923"/>
    </style:style>
    <style:style style:name="T320" style:family="text">
      <style:text-properties officeooo:rsid="03f738ff"/>
    </style:style>
    <style:style style:name="T321" style:family="text">
      <style:text-properties officeooo:rsid="04046f12"/>
    </style:style>
    <style:style style:name="T322" style:family="text">
      <style:text-properties officeooo:rsid="040820f1"/>
    </style:style>
    <style:style style:name="T323" style:family="text">
      <style:text-properties fo:color="#808080" fo:font-weight="bold" style:font-weight-asian="bold" style:font-weight-complex="bold"/>
    </style:style>
    <style:style style:name="T324" style:family="text">
      <style:text-properties fo:color="#808080" fo:font-weight="bold" officeooo:rsid="040d6af9" style:font-weight-asian="bold" style:font-weight-complex="bold"/>
    </style:style>
    <style:style style:name="T325" style:family="text">
      <style:text-properties officeooo:rsid="040e8195"/>
    </style:style>
    <style:style style:name="T326" style:family="text">
      <style:text-properties officeooo:rsid="042e5111"/>
    </style:style>
    <style:style style:name="T327" style:family="text">
      <style:text-properties officeooo:rsid="04352a23"/>
    </style:style>
    <style:style style:name="T328" style:family="text">
      <style:text-properties officeooo:rsid="043eaf03"/>
    </style:style>
    <style:style style:name="T329" style:family="text">
      <style:text-properties officeooo:rsid="0441c328"/>
    </style:style>
    <style:style style:name="T330" style:family="text">
      <style:text-properties officeooo:rsid="0446d487"/>
    </style:style>
    <style:style style:name="T331" style:family="text">
      <style:text-properties officeooo:rsid="04488899"/>
    </style:style>
    <style:style style:name="T332" style:family="text">
      <style:text-properties officeooo:rsid="0450d581"/>
    </style:style>
    <style:style style:name="T333" style:family="text">
      <style:text-properties officeooo:rsid="0479a063"/>
    </style:style>
    <style:style style:name="T334" style:family="text">
      <style:text-properties officeooo:rsid="0479fe58"/>
    </style:style>
    <style:style style:name="T335" style:family="text">
      <style:text-properties officeooo:rsid="04819be7"/>
    </style:style>
    <style:style style:name="T336" style:family="text">
      <style:text-properties officeooo:rsid="0482b1dc"/>
    </style:style>
    <style:style style:name="T337" style:family="text">
      <style:text-properties officeooo:rsid="04897933"/>
    </style:style>
    <style:style style:name="T338" style:family="text">
      <style:text-properties officeooo:rsid="0489bcc4"/>
    </style:style>
    <style:style style:name="T339" style:family="text">
      <style:text-properties officeooo:rsid="048b5c40"/>
    </style:style>
    <style:style style:name="T340" style:family="text">
      <style:text-properties officeooo:rsid="048de427"/>
    </style:style>
    <style:style style:name="T341" style:family="text">
      <style:text-properties officeooo:rsid="048e20fb"/>
    </style:style>
    <style:style style:name="T342" style:family="text">
      <style:text-properties officeooo:rsid="048e2c96"/>
    </style:style>
    <style:style style:name="T343" style:family="text">
      <style:text-properties officeooo:rsid="04aa4003"/>
    </style:style>
    <style:style style:name="T344" style:family="text">
      <style:text-properties officeooo:rsid="04b30f42"/>
    </style:style>
    <style:style style:name="T345" style:family="text">
      <style:text-properties officeooo:rsid="04bd15ef"/>
    </style:style>
    <style:style style:name="T346" style:family="text">
      <style:text-properties officeooo:rsid="04c43b81"/>
    </style:style>
    <style:style style:name="T347" style:family="text">
      <style:text-properties officeooo:rsid="04c7a822"/>
    </style:style>
    <style:style style:name="T348" style:family="text">
      <style:text-properties officeooo:rsid="04d4bebc"/>
    </style:style>
    <style:style style:name="T349" style:family="text">
      <style:text-properties officeooo:rsid="04da8cec"/>
    </style:style>
    <style:style style:name="T350" style:family="text">
      <style:text-properties officeooo:rsid="04f375ff"/>
    </style:style>
    <style:style style:name="T351" style:family="text">
      <style:text-properties officeooo:rsid="04f8d7b7"/>
    </style:style>
    <style:style style:name="T352" style:family="text">
      <style:text-properties officeooo:rsid="04fcd4a0"/>
    </style:style>
    <style:style style:name="T353" style:family="text">
      <style:text-properties officeooo:rsid="04fe322a"/>
    </style:style>
    <style:style style:name="T354" style:family="text">
      <style:text-properties officeooo:rsid="05004ea0"/>
    </style:style>
    <style:style style:name="T355" style:family="text">
      <style:text-properties officeooo:rsid="05018d79"/>
    </style:style>
    <style:style style:name="T356" style:family="text">
      <style:text-properties officeooo:rsid="050c241f"/>
    </style:style>
    <style:style style:name="T357" style:family="text">
      <style:text-properties officeooo:rsid="050e8b4b"/>
    </style:style>
    <style:style style:name="T358" style:family="text">
      <style:text-properties officeooo:rsid="050f19ca"/>
    </style:style>
    <style:style style:name="T359" style:family="text">
      <style:text-properties officeooo:rsid="05117d75"/>
    </style:style>
    <style:style style:name="T360" style:family="text">
      <style:text-properties officeooo:rsid="051189a6"/>
    </style:style>
    <style:style style:name="T361" style:family="text">
      <style:text-properties officeooo:rsid="0513705e"/>
    </style:style>
    <style:style style:name="T362" style:family="text">
      <style:text-properties officeooo:rsid="0515dcba"/>
    </style:style>
    <style:style style:name="T363" style:family="text">
      <style:text-properties officeooo:rsid="05175bdf"/>
    </style:style>
    <style:style style:name="T364" style:family="text">
      <style:text-properties officeooo:rsid="0519357d"/>
    </style:style>
    <style:style style:name="T365" style:family="text">
      <style:text-properties officeooo:rsid="051c0055"/>
    </style:style>
    <style:style style:name="T366" style:family="text">
      <style:text-properties officeooo:rsid="051c69cc"/>
    </style:style>
    <style:style style:name="T367" style:family="text">
      <style:text-properties officeooo:rsid="051dba71"/>
    </style:style>
    <style:style style:name="T368" style:family="text">
      <style:text-properties officeooo:rsid="051e21de"/>
    </style:style>
    <style:style style:name="T369" style:family="text">
      <style:text-properties officeooo:rsid="0520299c"/>
    </style:style>
    <style:style style:name="T370" style:family="text">
      <style:text-properties officeooo:rsid="05217747"/>
    </style:style>
    <style:style style:name="T371" style:family="text">
      <style:text-properties officeooo:rsid="0538a798"/>
    </style:style>
    <style:style style:name="T372" style:family="text">
      <style:text-properties officeooo:rsid="053ad79d"/>
    </style:style>
    <style:style style:name="T373" style:family="text">
      <style:text-properties officeooo:rsid="053cdb22"/>
    </style:style>
    <style:style style:name="T374" style:family="text">
      <style:text-properties officeooo:rsid="053e1b8e"/>
    </style:style>
    <style:style style:name="T375" style:family="text">
      <style:text-properties officeooo:rsid="054a704d"/>
    </style:style>
    <style:style style:name="T376" style:family="text">
      <style:text-properties style:use-window-font-color="true" fo:font-weight="normal" officeooo:rsid="054b574b" style:font-weight-asian="normal" style:font-weight-complex="normal"/>
    </style:style>
    <style:style style:name="T377" style:family="text">
      <style:text-properties style:use-window-font-color="true" fo:font-weight="normal" officeooo:rsid="054bf9b4" style:font-weight-asian="normal" style:font-weight-complex="normal"/>
    </style:style>
    <style:style style:name="T378" style:family="text">
      <style:text-properties style:use-window-font-color="true" fo:font-weight="normal" officeooo:rsid="054c57de" style:font-weight-asian="normal" style:font-weight-complex="normal"/>
    </style:style>
    <style:style style:name="T379" style:family="text">
      <style:text-properties style:use-window-font-color="true" fo:font-weight="normal" officeooo:rsid="0550e723" style:font-weight-asian="normal" style:font-weight-complex="normal"/>
    </style:style>
    <style:style style:name="T380" style:family="text">
      <style:text-properties officeooo:rsid="0494cf40"/>
    </style:style>
    <style:style style:name="T381" style:family="text">
      <style:text-properties officeooo:rsid="0554070b"/>
    </style:style>
    <style:style style:name="T382" style:family="text">
      <style:text-properties officeooo:rsid="056a3edd"/>
    </style:style>
    <style:style style:name="T383" style:family="text">
      <style:text-properties officeooo:rsid="056c7c31"/>
    </style:style>
    <style:style style:name="T384" style:family="text">
      <style:text-properties officeooo:rsid="056d2a31"/>
    </style:style>
    <style:style style:name="T385" style:family="text">
      <style:text-properties officeooo:rsid="056e7f0a"/>
    </style:style>
    <style:style style:name="T386" style:family="text">
      <style:text-properties officeooo:rsid="056fe9c7"/>
    </style:style>
    <style:style style:name="T387" style:family="text">
      <style:text-properties officeooo:rsid="0571332c"/>
    </style:style>
    <style:style style:name="T388" style:family="text">
      <style:text-properties officeooo:rsid="0572fbe7"/>
    </style:style>
    <style:style style:name="T389" style:family="text">
      <style:text-properties officeooo:rsid="05745c09"/>
    </style:style>
    <style:style style:name="T390" style:family="text">
      <style:text-properties officeooo:rsid="05757d64"/>
    </style:style>
    <style:style style:name="T391" style:family="text">
      <style:text-properties officeooo:rsid="05770745"/>
    </style:style>
    <style:style style:name="T392" style:family="text">
      <style:text-properties officeooo:rsid="05771e75"/>
    </style:style>
    <style:style style:name="T393" style:family="text">
      <style:text-properties officeooo:rsid="0578d4b9"/>
    </style:style>
    <style:style style:name="T394" style:family="text">
      <style:text-properties officeooo:rsid="05913669"/>
    </style:style>
    <style:style style:name="T395" style:family="text">
      <style:text-properties officeooo:rsid="05b71810"/>
    </style:style>
    <style:style style:name="T396" style:family="text">
      <style:text-properties officeooo:rsid="05be37c0"/>
    </style:style>
    <style:style style:name="T397" style:family="text">
      <style:text-properties officeooo:rsid="05bf8ebc"/>
    </style:style>
    <style:style style:name="T398" style:family="text">
      <style:text-properties officeooo:rsid="05c4f2c5"/>
    </style:style>
    <style:style style:name="T399" style:family="text">
      <style:text-properties officeooo:rsid="05c6ac46"/>
    </style:style>
    <style:style style:name="T400" style:family="text">
      <style:text-properties officeooo:rsid="05c96618"/>
    </style:style>
    <style:style style:name="T401" style:family="text">
      <style:text-properties style:font-name="Ubuntu" fo:language="fr" fo:country="FR"/>
    </style:style>
    <style:style style:name="T402"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403"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404" style:family="text">
      <style:text-properties style:font-name="Ubuntu" fo:font-size="10.5pt" fo:language="fr" fo:country="FR" fo:background-color="transparent" loext:char-shading-value="0" style:font-size-asian="10.5pt" style:font-size-complex="10.5pt"/>
    </style:style>
    <style:style style:name="T405" style:family="text">
      <style:text-properties style:font-name="Ubuntu" fo:font-size="10.5pt" fo:language="fr" fo:country="FR" officeooo:rsid="0675f07f" fo:background-color="transparent" loext:char-shading-value="0" style:font-size-asian="10.5pt" style:font-size-complex="10.5pt"/>
    </style:style>
    <style:style style:name="T406" style:family="text">
      <style:text-properties style:font-name="Ubuntu" fo:font-size="10.5pt" fo:language="fr" fo:country="FR" officeooo:rsid="067a4061" fo:background-color="transparent" loext:char-shading-value="0" style:font-size-asian="10.5pt" style:font-size-complex="10.5pt"/>
    </style:style>
    <style:style style:name="T407" style:family="text">
      <style:text-properties style:font-name="Ubuntu" fo:font-size="10.5pt" fo:language="fr" fo:country="FR" officeooo:rsid="068295cf" fo:background-color="transparent" loext:char-shading-value="0" style:font-size-asian="10.5pt" style:font-size-complex="10.5pt"/>
    </style:style>
    <style:style style:name="T408" style:family="text">
      <style:text-properties style:font-name="Ubuntu" fo:font-size="10.5pt" fo:language="fr" fo:country="FR" officeooo:rsid="03f738ff" fo:background-color="transparent" loext:char-shading-value="0" style:font-size-asian="10.5pt" style:font-size-complex="10.5pt"/>
    </style:style>
    <style:style style:name="T409" style:family="text">
      <style:text-properties style:font-name="Ubuntu" fo:font-size="10.5pt" fo:language="fr" fo:country="FR" officeooo:rsid="06de98b7" fo:background-color="transparent" loext:char-shading-value="0" style:font-size-asian="10.5pt" style:font-size-complex="10.5pt"/>
    </style:style>
    <style:style style:name="T410"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411" style:family="text">
      <style:text-properties style:font-name="Ubuntu" fo:font-size="10.5pt" fo:language="fr" fo:country="FR" fo:font-weight="normal" officeooo:rsid="068295cf" fo:background-color="transparent" loext:char-shading-value="0" style:font-size-asian="10.5pt" style:font-weight-asian="normal" style:font-size-complex="10.5pt" style:font-weight-complex="normal"/>
    </style:style>
    <style:style style:name="T412" style:family="text">
      <style:text-properties officeooo:rsid="05d8ef9b"/>
    </style:style>
    <style:style style:name="T413" style:family="text">
      <style:text-properties officeooo:rsid="05d9352f"/>
    </style:style>
    <style:style style:name="T414" style:family="text">
      <style:text-properties officeooo:rsid="05daf60a"/>
    </style:style>
    <style:style style:name="T415" style:family="text">
      <style:text-properties officeooo:rsid="05dd73fa"/>
    </style:style>
    <style:style style:name="T416" style:family="text">
      <style:text-properties officeooo:rsid="05df3d68"/>
    </style:style>
    <style:style style:name="T417" style:family="text">
      <style:text-properties officeooo:rsid="05f8bd17"/>
    </style:style>
    <style:style style:name="T418" style:family="text">
      <style:text-properties officeooo:rsid="05fba57d"/>
    </style:style>
    <style:style style:name="T419" style:family="text">
      <style:text-properties officeooo:rsid="0607481d"/>
    </style:style>
    <style:style style:name="T420" style:family="text">
      <style:text-properties officeooo:rsid="06174af7"/>
    </style:style>
    <style:style style:name="T421" style:family="text">
      <style:text-properties officeooo:rsid="0618ffcc"/>
    </style:style>
    <style:style style:name="T422" style:family="text">
      <style:text-properties officeooo:rsid="0621c97b"/>
    </style:style>
    <style:style style:name="T423" style:family="text">
      <style:text-properties officeooo:rsid="0623b2d0"/>
    </style:style>
    <style:style style:name="T424" style:family="text">
      <style:text-properties officeooo:rsid="06240dfc"/>
    </style:style>
    <style:style style:name="T425" style:family="text">
      <style:text-properties officeooo:rsid="06249a95"/>
    </style:style>
    <style:style style:name="T426" style:family="text">
      <style:text-properties officeooo:rsid="0635daa1"/>
    </style:style>
    <style:style style:name="T427" style:family="text">
      <style:text-properties officeooo:rsid="0639190a"/>
    </style:style>
    <style:style style:name="T428" style:family="text">
      <style:text-properties officeooo:rsid="063d3447"/>
    </style:style>
    <style:style style:name="T429" style:family="text">
      <style:text-properties officeooo:rsid="063f9ce3"/>
    </style:style>
    <style:style style:name="T430" style:family="text">
      <style:text-properties officeooo:rsid="0640f61b"/>
    </style:style>
    <style:style style:name="T431" style:family="text">
      <style:text-properties officeooo:rsid="06472ca4"/>
    </style:style>
    <style:style style:name="T432" style:family="text">
      <style:text-properties officeooo:rsid="0648033d"/>
    </style:style>
    <style:style style:name="T433" style:family="text">
      <style:text-properties officeooo:rsid="06490f13"/>
    </style:style>
    <style:style style:name="T434" style:family="text">
      <style:text-properties officeooo:rsid="064dbf96"/>
    </style:style>
    <style:style style:name="T435" style:family="text">
      <style:text-properties officeooo:rsid="064f420e"/>
    </style:style>
    <style:style style:name="T436" style:family="text">
      <style:text-properties officeooo:rsid="065130a0"/>
    </style:style>
    <style:style style:name="T437" style:family="text">
      <style:text-properties officeooo:rsid="065689ed"/>
    </style:style>
    <style:style style:name="T438" style:family="text">
      <style:text-properties officeooo:rsid="065e7e65"/>
    </style:style>
    <style:style style:name="T439" style:family="text">
      <style:text-properties officeooo:rsid="0662be78"/>
    </style:style>
    <style:style style:name="T440" style:family="text">
      <style:text-properties officeooo:rsid="066541b8"/>
    </style:style>
    <style:style style:name="T441" style:family="text">
      <style:text-properties officeooo:rsid="06665a37"/>
    </style:style>
    <style:style style:name="T442" style:family="text">
      <style:text-properties officeooo:rsid="066f4180"/>
    </style:style>
    <style:style style:name="T443" style:family="text">
      <style:text-properties officeooo:rsid="067a4061"/>
    </style:style>
    <style:style style:name="T444" style:family="text">
      <style:text-properties officeooo:rsid="0687217c"/>
    </style:style>
    <style:style style:name="T445" style:family="text">
      <style:text-properties officeooo:rsid="06877807"/>
    </style:style>
    <style:style style:name="T446" style:family="text">
      <style:text-properties officeooo:rsid="068a07c8"/>
    </style:style>
    <style:style style:name="T447" style:family="text">
      <style:text-properties officeooo:rsid="0694c333"/>
    </style:style>
    <style:style style:name="T448" style:family="text">
      <style:text-properties officeooo:rsid="06a02ef2"/>
    </style:style>
    <style:style style:name="T449" style:family="text">
      <style:text-properties officeooo:rsid="06a7f208"/>
    </style:style>
    <style:style style:name="T450" style:family="text">
      <style:text-properties officeooo:rsid="06a9823b"/>
    </style:style>
    <style:style style:name="T451" style:family="text">
      <style:text-properties officeooo:rsid="06b01cfe"/>
    </style:style>
    <style:style style:name="T452" style:family="text">
      <style:text-properties officeooo:rsid="06bc2183"/>
    </style:style>
    <style:style style:name="T453" style:family="text">
      <style:text-properties officeooo:rsid="06d2a74a"/>
    </style:style>
    <style:style style:name="T454" style:family="text">
      <style:text-properties officeooo:rsid="06db9558"/>
    </style:style>
    <style:style style:name="T455" style:family="text">
      <style:text-properties officeooo:rsid="06dbfd06"/>
    </style:style>
    <style:style style:name="T456" style:family="text">
      <style:text-properties officeooo:rsid="06dc9a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span text:style-name="T383">­</text:span>Documentation du fichier de réinstallation de programmes pour Linux</text:p>
      <text:p text:style-name="P2"/>
      <text:p text:style-name="P3">La documentation officielle des deux scripts de réinstallation</text:p>
      <text:p text:style-name="P148"/>
      <text:p text:style-name="P7"/>
      <text:p text:style-name="P90">Sommaire</text:p>
      <text:p text:style-name="P142">1 : Description du script</text:p>
      <text:list xml:id="list2981551504" text:style-name="L1">
        <text:list-item>
          <text:p text:style-name="P152">1.1 : Description globale</text:p>
        </text:list-item>
        <text:list-item>
          <text:p text:style-name="P153">1.2 : Interpréteur Shell et chemin d’accès</text:p>
        </text:list-item>
      </text:list>
      <text:p text:style-name="P103"/>
      <text:p text:style-name="P144">2 : Fonctionnalités du script</text:p>
      <text:p text:style-name="P144"/>
      <text:p text:style-name="P142">3 : Organisation du script</text:p>
      <text:list xml:id="list786807880" text:style-name="L2">
        <text:list-item>
          <text:p text:style-name="P155">3.1 : Description des variables et de leur fonctionnement</text:p>
          <text:list>
            <text:list-item>
              <text:p text:style-name="P162">3.1.1 : Variables d’arguments</text:p>
              <text:list>
                <text:list-item>
                  <text:p text:style-name="P462">SCRIPT_USERNAME</text:p>
                </text:list-item>
              </text:list>
            </text:list-item>
          </text:list>
        </text:list-item>
      </text:list>
      <text:p text:style-name="P114"/>
      <text:list xml:id="list94153082615497" text:continue-numbering="true" text:style-name="L2">
        <text:list-item>
          <text:list>
            <text:list-item>
              <text:p text:style-name="P163">3.1.2 : Variables de paramétrage du chronomètre</text:p>
              <text:list>
                <text:list-item>
                  <text:p text:style-name="P463">SCRIPT_SLEEP</text:p>
                </text:list-item>
                <text:list-item>
                  <text:p text:style-name="P463">SCRIPT_SLEEP_HEADER</text:p>
                </text:list-item>
                <text:list-item>
                  <text:p text:style-name="P463">SCRIPT_SLEEP_INST</text:p>
                </text:list-item>
                <text:list-item>
                  <text:p text:style-name="P464">SCRIPT_SLEEP_INST_CAT</text:p>
                </text:list-item>
              </text:list>
            </text:list-item>
          </text:list>
        </text:list-item>
      </text:list>
      <text:p text:style-name="P115"/>
      <text:list xml:id="list94153519650156" text:continue-numbering="true" text:style-name="L2">
        <text:list-item>
          <text:list>
            <text:list-item>
              <text:p text:style-name="P164">3.1.3 : Variables d’encodage de couleurs</text:p>
              <text:list>
                <text:list-item>
                  <text:p text:style-name="P461">SCRIPT_C_CYAN</text:p>
                </text:list-item>
                <text:list-item>
                  <text:p text:style-name="P465">SCRIPT_C_<text:span text:style-name="T371">ERR</text:span></text:p>
                </text:list-item>
                <text:list-item>
                  <text:p text:style-name="P465">SCRIPT_C_RESET</text:p>
                </text:list-item>
                <text:list-item>
                  <text:p text:style-name="P461">SCRIPT_C_<text:span text:style-name="T371">STEP</text:span></text:p>
                </text:list-item>
                <text:list-item>
                  <text:p text:style-name="P461">SCRIPT_C_<text:span text:style-name="T371">SUCC</text:span></text:p>
                </text:list-item>
              </text:list>
            </text:list-item>
          </text:list>
        </text:list-item>
      </text:list>
      <text:p text:style-name="P113"/>
      <text:list xml:id="list94151833172012" text:continue-numbering="true" text:style-name="L2">
        <text:list-item>
          <text:list>
            <text:list-item>
              <text:p text:style-name="P161">3.1.4 : Variables de date</text:p>
              <text:list>
                <text:list-item>
                  <text:p text:style-name="P461">SCRIPT_DATE</text:p>
                </text:list-item>
              </text:list>
            </text:list-item>
          </text:list>
        </text:list-item>
      </text:list>
      <text:p text:style-name="P113"/>
      <text:list xml:id="list94152334202071" text:continue-numbering="true" text:style-name="L2">
        <text:list-item>
          <text:list>
            <text:list-item>
              <text:p text:style-name="P161">3.1.5 : Variables de dossiers et de fichiers</text:p>
              <text:list>
                <text:list-item>
                  <text:p text:style-name="P461">SCRIPT_HOMEDIR</text:p>
                </text:list-item>
                <text:list-item>
                  <text:p text:style-name="P461">SCRIPT_TMPDIR</text:p>
                </text:list-item>
                <text:list-item>
                  <text:p text:style-name="P461">SCRIPT_TMPPARENT</text:p>
                </text:list-item>
                <text:list-item>
                  <text:p text:style-name="P461">SCRIPT_TMPPATH</text:p>
                </text:list-item>
                <text:list-item>
                  <text:p text:style-name="P461">SCRIPT_LOG</text:p>
                </text:list-item>
                <text:list-item>
                  <text:p text:style-name="P461">SCRIPT_LOGPATH</text:p>
                </text:list-item>
              </text:list>
            </text:list-item>
          </text:list>
        </text:list-item>
      </text:list>
      <text:p text:style-name="P113"/>
      <text:list xml:id="list94153210849650" text:continue-numbering="true" text:style-name="L2">
        <text:list-item>
          <text:list>
            <text:list-item>
              <text:p text:style-name="P161">3.1.6 : Variables d’affichage de texte</text:p>
              <text:list>
                <text:list-item>
                  <text:p text:style-name="P461">SCRIPT_HEADER_LINE_CHAR</text:p>
                </text:list-item>
                <text:list-item>
                  <text:p text:style-name="P461">SCRIPT_COLS</text:p>
                </text:list-item>
                <text:list-item>
                  <text:p text:style-name="P461">SCRIPT_TAB</text:p>
                </text:list-item>
                <text:list-item>
                  <text:p text:style-name="P461">SCRIPT_J_TAB</text:p>
                </text:list-item>
                <text:list-item>
                  <text:p text:style-name="P461">SCRIPT_R_TAB</text:p>
                </text:list-item>
                <text:list-item>
                  <text:p text:style-name="P461">SCRIPT_V_TAB</text:p>
                </text:list-item>
              </text:list>
            </text:list-item>
          </text:list>
        </text:list-item>
      </text:list>
      <text:p text:style-name="P113"/>
      <text:list xml:id="list94153174427900" text:continue-numbering="true" text:style-name="L2">
        <text:list-item>
          <text:list>
            <text:list-item>
              <text:p text:style-name="P161">3.1.7 : Variables de version</text:p>
              <text:list>
                <text:list-item>
                  <text:p text:style-name="P461">SCRIPT_VERSION</text:p>
                </text:list-item>
              </text:list>
            </text:list-item>
          </text:list>
        </text:list-item>
      </text:list>
      <text:p text:style-name="P113"/>
      <text:list xml:id="list94153663834345" text:continue-numbering="true" text:style-name="L2">
        <text:list-item>
          <text:p text:style-name="P154"><text:soft-page-break/>3.2 : Description des fonctions du script</text:p>
          <text:list>
            <text:list-item>
              <text:p text:style-name="P154">3.2.1 : Fonctions indépendantes de l’avancement du script</text:p>
              <text:list>
                <text:list-item>
                  <text:p text:style-name="P165">3.2.1.1 : Définition des fonctions d’<text:span text:style-name="T420">affichage de texte</text:span> du script</text:p>
                  <text:list>
                    <text:list-item>
                      <text:p text:style-name="P467">DechoN</text:p>
                    </text:list-item>
                    <text:list-item>
                      <text:p text:style-name="P468"><text:span text:style-name="T383">E</text:span>cho<text:span text:style-name="T383">N</text:span>ewstep</text:p>
                    </text:list-item>
                    <text:list-item>
                      <text:p text:style-name="P472">EchoNewstepCustomTimer</text:p>
                    </text:list-item>
                    <text:list-item>
                      <text:p text:style-name="P468"><text:span text:style-name="T383">E</text:span>cho<text:span text:style-name="T383">N</text:span>ewstep<text:span text:style-name="T383">N</text:span>o<text:span text:style-name="T418">L</text:span>og</text:p>
                    </text:list-item>
                  </text:list>
                </text:list-item>
              </text:list>
            </text:list-item>
          </text:list>
        </text:list-item>
      </text:list>
      <text:p text:style-name="P130"/>
      <text:list xml:id="list94151689061674" text:continue-numbering="true" text:style-name="L2">
        <text:list-item>
          <text:list>
            <text:list-item>
              <text:list>
                <text:list-item>
                  <text:list>
                    <text:list-item>
                      <text:p text:style-name="P473">DechoE</text:p>
                    </text:list-item>
                    <text:list-item>
                      <text:p text:style-name="P471"><text:span text:style-name="T384">E</text:span>cho<text:span text:style-name="T384">E</text:span>rror</text:p>
                    </text:list-item>
                    <text:list-item>
                      <text:p text:style-name="P474">EchoErrorCustomTimer</text:p>
                    </text:list-item>
                    <text:list-item>
                      <text:p text:style-name="P475"><text:span text:style-name="T384">E</text:span>cho<text:span text:style-name="T384">E</text:span>rror<text:span text:style-name="T384">N</text:span>o<text:span text:style-name="T418">L</text:span>og</text:p>
                    </text:list-item>
                  </text:list>
                </text:list-item>
              </text:list>
            </text:list-item>
          </text:list>
        </text:list-item>
      </text:list>
      <text:p text:style-name="P131"/>
      <text:list xml:id="list94152144981285" text:continue-numbering="true" text:style-name="L2">
        <text:list-item>
          <text:list>
            <text:list-item>
              <text:list>
                <text:list-item>
                  <text:list>
                    <text:list-item>
                      <text:p text:style-name="P476">DechoS</text:p>
                    </text:list-item>
                    <text:list-item>
                      <text:p text:style-name="P469"><text:span text:style-name="T384">E</text:span>cho<text:span text:style-name="T384">S</text:span>uccess</text:p>
                    </text:list-item>
                    <text:list-item>
                      <text:p text:style-name="P477">EchoSuccessCustomTimer</text:p>
                    </text:list-item>
                    <text:list-item>
                      <text:p text:style-name="P478"><text:span text:style-name="T386">E</text:span>cho<text:span text:style-name="T385">S</text:span>uccess<text:span text:style-name="T385">N</text:span>o<text:span text:style-name="T418">L</text:span>og</text:p>
                    </text:list-item>
                  </text:list>
                </text:list-item>
              </text:list>
            </text:list-item>
          </text:list>
        </text:list-item>
      </text:list>
      <text:p text:style-name="P132"/>
      <text:list xml:id="list94152682754719" text:continue-numbering="true" text:style-name="L2">
        <text:list-item>
          <text:list>
            <text:list-item>
              <text:list>
                <text:list-item>
                  <text:list>
                    <text:list-item>
                      <text:p text:style-name="P470"><text:span text:style-name="T386">N</text:span>ewline</text:p>
                    </text:list-item>
                    <text:list-item>
                      <text:p text:style-name="P479">NewlineLog</text:p>
                    </text:list-item>
                    <text:list-item>
                      <text:p text:style-name="P480">NewlineNoLog</text:p>
                    </text:list-item>
                  </text:list>
                </text:list-item>
              </text:list>
            </text:list-item>
          </text:list>
        </text:list-item>
      </text:list>
      <text:p text:style-name="P2"/>
      <text:list xml:id="list94153215942413" text:continue-numbering="true" text:style-name="L2">
        <text:list-item>
          <text:list>
            <text:list-item>
              <text:list>
                <text:list-item>
                  <text:p text:style-name="P161">3.2.1.2 : Définition des fonctions de création de headers</text:p>
                  <text:list>
                    <text:list-item>
                      <text:p text:style-name="P481"><text:span text:style-name="T387">D</text:span>raw<text:span text:style-name="T387">H</text:span>eader<text:span text:style-name="T387">L</text:span>ine</text:p>
                    </text:list-item>
                    <text:list-item>
                      <text:p text:style-name="P481"><text:span text:style-name="T387">H</text:span>eader<text:span text:style-name="T387">B</text:span>ase</text:p>
                    </text:list-item>
                    <text:list-item>
                      <text:p text:style-name="P481"><text:span text:style-name="T387">S</text:span>cript<text:span text:style-name="T387">H</text:span>eader</text:p>
                    </text:list-item>
                    <text:list-item>
                      <text:p text:style-name="P481"><text:span text:style-name="T387">H</text:span>eader<text:span text:style-name="T387">I</text:span>nstall</text:p>
                    </text:list-item>
                    <text:list-item>
                      <text:p text:style-name="P481"><text:span text:style-name="T387">H</text:span>andle<text:span text:style-name="T387">E</text:span>rrors</text:p>
                    </text:list-item>
                  </text:list>
                </text:list-item>
              </text:list>
            </text:list-item>
          </text:list>
        </text:list-item>
      </text:list>
      <text:p text:style-name="P2"/>
      <text:list xml:id="list94152293162652" text:continue-numbering="true" text:style-name="L2">
        <text:list-item>
          <text:list>
            <text:list-item>
              <text:list>
                <text:list-item>
                  <text:p text:style-name="P161">3.2.1.3 : Définition des fonctions d’installation</text:p>
                  <text:list>
                    <text:list-item>
                      <text:p text:style-name="P481"><text:span text:style-name="T388">P</text:span>ack<text:span text:style-name="T388">I</text:span>nstall</text:p>
                    </text:list-item>
                    <text:list-item>
                      <text:p text:style-name="P481"><text:span text:style-name="T388">S</text:span>nap<text:span text:style-name="T388">I</text:span>nstall</text:p>
                    </text:list-item>
                  </text:list>
                </text:list-item>
                <text:list-item>
                  <text:p text:style-name="P161">3.2.1.4 : Définition des fonctions de création de fichiers et de dossiers</text:p>
                  <text:list>
                    <text:list-item>
                      <text:p text:style-name="P481"><text:span text:style-name="T389">M</text:span>akefile</text:p>
                    </text:list-item>
                    <text:list-item>
                      <text:p text:style-name="P482"><text:span text:style-name="T389">M</text:span>akedir</text:p>
                    </text:list-item>
                  </text:list>
                </text:list-item>
              </text:list>
            </text:list-item>
          </text:list>
        </text:list-item>
      </text:list>
      <text:p text:style-name="P133"/>
      <text:list xml:id="list94153236436567" text:continue-numbering="true" text:style-name="L2">
        <text:list-item>
          <text:list>
            <text:list-item>
              <text:p text:style-name="P156">3.2.2 : Fonctions principales du script</text:p>
              <text:list>
                <text:list-item>
                  <text:p text:style-name="P161">3.2.2.1 : Définition des fonctions d’initialisation</text:p>
                  <text:list>
                    <text:list-item>
                      <text:p text:style-name="P491">Mktmpdir</text:p>
                    </text:list-item>
                    <text:list-item>
                      <text:p text:style-name="P493"><text:span text:style-name="T390">C</text:span>reate<text:span text:style-name="T390">L</text:span>og<text:span text:style-name="T390">F</text:span>ile</text:p>
                    </text:list-item>
                    <text:list-item>
                      <text:p text:style-name="P492"><text:span text:style-name="T390">S</text:span>cript<text:span text:style-name="T390">I</text:span>nit</text:p>
                    </text:list-item>
                    <text:list-item>
                      <text:p text:style-name="P492"><text:span text:style-name="T390">G</text:span>et<text:span text:style-name="T390">D</text:span>ist<text:span text:style-name="T390">P</text:span>ackage<text:span text:style-name="T390">M</text:span>anager</text:p>
                    </text:list-item>
                    <text:list-item>
                      <text:p text:style-name="P492"><text:span text:style-name="T390">L</text:span>aunch<text:span text:style-name="T391">S</text:span>cript</text:p>
                    </text:list-item>
                  </text:list>
                </text:list-item>
              </text:list>
            </text:list-item>
          </text:list>
        </text:list-item>
      </text:list>
      <text:p text:style-name="P2"/>
      <text:list xml:id="list94152720833822" text:continue-numbering="true" text:style-name="L2">
        <text:list-item>
          <text:list>
            <text:list-item>
              <text:list>
                <text:list-item>
                  <text:p text:style-name="P161">3.2.2.2 : Connexion à Internet et mises à jour</text:p>
                  <text:list>
                    <text:list-item>
                      <text:p text:style-name="P492"><text:span text:style-name="T392">C</text:span>heck<text:span text:style-name="T392">I</text:span>nternet<text:span text:style-name="T392">C</text:span>onnection</text:p>
                    </text:list-item>
                    <text:list-item>
                      <text:p text:style-name="P494"><text:span text:style-name="T392">D</text:span>ist<text:span text:style-name="T392">U</text:span>pgrade</text:p>
                    </text:list-item>
                  </text:list>
                </text:list-item>
              </text:list>
            </text:list-item>
          </text:list>
        </text:list-item>
      </text:list>
      <text:p text:style-name="P50"/>
      <text:list xml:id="list94151895759470" text:continue-numbering="true" text:style-name="L2">
        <text:list-item>
          <text:list>
            <text:list-item>
              <text:list>
                <text:list-item>
                  <text:p text:style-name="P166">3.2.2.3 : Définition des fonctions de paramétrage</text:p>
                  <text:list>
                    <text:list-item>
                      <text:p text:style-name="P492"><text:span text:style-name="T393">S</text:span>et<text:span text:style-name="T393">S</text:span>udo</text:p>
                    </text:list-item>
                  </text:list>
                </text:list-item>
              </text:list>
            </text:list-item>
          </text:list>
        </text:list-item>
      </text:list>
      <text:p text:style-name="P139"/>
      <text:list xml:id="list94152930874999" text:continue-numbering="true" text:style-name="L2">
        <text:list-item>
          <text:list>
            <text:list-item>
              <text:list>
                <text:list-item>
                  <text:p text:style-name="P161">3.2.2.4 : Fonctions de fin d’installation</text:p>
                  <text:list>
                    <text:list-item>
                      <text:p text:style-name="P492"><text:span text:style-name="T393">A</text:span>utoremove</text:p>
                    </text:list-item>
                    <text:list-item>
                      <text:p text:style-name="P495"><text:span text:style-name="T393">I</text:span>s<text:span text:style-name="T393">I</text:span>nstallation<text:span text:style-name="T393">D</text:span>one</text:p>
                    </text:list-item>
                  </text:list>
                </text:list-item>
              </text:list>
            </text:list-item>
          </text:list>
        </text:list-item>
      </text:list>
      <text:p text:style-name="P140"/>
      <text:list xml:id="list94152563416286" text:continue-numbering="true" text:style-name="L2">
        <text:list-item>
          <text:p text:style-name="P157"><text:soft-page-break/>3.3 : Ordre d’appel des fonctions</text:p>
        </text:list-item>
      </text:list>
      <text:p text:style-name="P104"/>
      <text:p text:style-name="P143">4 : <text:span text:style-name="T312">Tutoriels</text:span></text:p>
      <text:list xml:id="list389417409" text:style-name="L3">
        <text:list-item>
          <text:p text:style-name="P159">4.1 : <text:span text:style-name="T313">Ajout d’un gestionnaire de paquets</text:span></text:p>
        </text:list-item>
      </text:list>
      <text:p text:style-name="P149"/>
      <text:p text:style-name="P8"/>
      <text:p text:style-name="P64">Code couleur :</text:p>
      <text:list xml:id="list307002868" text:style-name="L4">
        <text:list-item>
          <text:p text:style-name="P497">Rouge<text:tab/><text:tab/>:<text:tab/><text:span text:style-name="T218">Titre principal</text:span></text:p>
        </text:list-item>
        <text:list-item>
          <text:p text:style-name="P498">Vert<text:tab/><text:tab/>:<text:tab/><text:span text:style-name="T218">Titres secondaires</text:span></text:p>
        </text:list-item>
        <text:list-item>
          <text:p text:style-name="P158">Bleu<text:tab/><text:tab/>:<text:tab/><text:span text:style-name="T218">Titres de troisième niveau</text:span></text:p>
        </text:list-item>
        <text:list-item>
          <text:p text:style-name="P466">Orange<text:tab/>:<text:tab/><text:span text:style-name="T219">Noms des variables</text:span></text:p>
        </text:list-item>
        <text:list-item>
          <text:p text:style-name="P483">Mauve<text:tab/><text:tab/>:<text:tab/><text:span text:style-name="T219">Noms des fonctions réutilisables</text:span></text:p>
        </text:list-item>
        <text:list-item>
          <text:p text:style-name="P496">Violet<text:tab/><text:tab/>:<text:tab/><text:span text:style-name="T220">Noms des fonctions à usage unique</text:span></text:p>
        </text:list-item>
        <text:list-item>
          <text:p text:style-name="P499"><text:span text:style-name="T221">Gris foncé 1</text:span><text:tab/>:<text:tab/><text:span text:style-name="T220">Noms des commandes</text:span></text:p>
        </text:list-item>
        <text:list-item>
          <text:p text:style-name="P502">Indigo<text:tab/><text:tab/>:<text:tab/>Chemin<text:span text:style-name="T297">s (arborescence de fichiers)</text:span></text:p>
        </text:list-item>
        <text:list-item>
          <text:p text:style-name="P167"/>
        </text:list-item>
      </text:list>
      <text:p text:style-name="P9"/>
      <text:p text:style-name="P9"/>
      <text:p text:style-name="P145">1 : Description du script</text:p>
      <text:p text:style-name="P147"/>
      <text:p text:style-name="P99">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308">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26">de fichier exécutables de logiciels</text:span>,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99">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326">développer </text:span>ce script est le Bash, qui est de loin l’interpréteur Shell le plus utilisé sur Linux et sur d’autres systèmes UNIX.</text:p>
      <text:p text:style-name="P2"/>
      <text:p text:style-name="P54">L’interpréteur Shell choisi en tant que shebang (voir <text:span text:style-name="T428">la définition </text:span>en dessous) au tout début du script est indépendant de l’interpréteur que vous utilisez sur votre terminal.</text:p>
      <text:p text:style-name="P54"/>
      <text:p text:style-name="P55">Par exemple, <text:span text:style-name="T427">si votre terminal tourne sous KSH</text:span>, vous pouvez exécuter un fichier Shell dont son shebang pointe vers l’interpréteur Bash sans devoir <text:span text:style-name="T429">ni </text:span>changer l’interpréteur shell utilisé sur le terminal en passant de KSH à Bash, <text:span text:style-name="T430">ni appeler le fichier exécutable de l’interpréteur avant d’exécuter le script (par exemple, pour exécuter un script Shell Bash sans shebang, il faudra d’abord appeler le programme Bash suivi du nom du fichier)</text:span>.</text:p>
      <text:p text:style-name="P69"/>
      <text:p text:style-name="P65">Notes :</text:p>
      <text:list xml:id="list3546144523" text:style-name="L5">
        <text:list-item>
          <text:list>
            <text:list-item>
              <text:p text:style-name="P407"><text:soft-page-break/><text:span text:style-name="T136">Le shebang (parfois orthographié </text:span><text:span text:style-name="T138">shabang</text:span><text:span text:style-name="T136">) est un en-tête d’un fichier texte (représenté par ces deux caractères → <text:s/></text:span><text:span text:style-name="T138">#! </text:span><text:span text:style-name="T136">) indiquant au système d’exploitation que ce fichier n’est pas un fichier exécutable binaire, mais un fichier de script à interpréter par un interpréteur </text:span><text:span text:style-name="T137">(Shell, Python)</text:span><text:span text:style-name="T136">.</text:span></text:p>
            </text:list-item>
          </text:list>
        </text:list-item>
      </text:list>
      <text:p text:style-name="P10"/>
      <text:list xml:id="list94152021523354" text:continue-numbering="true" text:style-name="L5">
        <text:list-item>
          <text:list>
            <text:list-item>
              <text:p text:style-name="P168"><text:s/>Il n’est pas obligatoire de le placer. Cependant, <text:span text:style-name="T431">comme dit plus haut</text:span>, il faudra préciser quel interpréteur utiliser pour interpréter le script.</text:p>
            </text:list-item>
          </text:list>
        </text:list-item>
      </text:list>
      <text:p text:style-name="P2"/>
      <text:p text:style-name="P11"><text:span text:style-name="T432">S</text:span>i vous préférez utiliser un autre interpréteur Shell pour <text:span text:style-name="T326">interpréter</text:span> le script (ZSH, KSH, CSH, TCSH, SH, Fish), vous devez changer ce qui suit le shebang du fichier et modifier <text:span text:style-name="T326">de (très) nombreuses</text:span> lignes, car Bash, <text:span text:style-name="T433">comme tous les autres Shells,</text:span> possède <text:span text:style-name="T433">sa propre syntaxe, ainsi que</text:span> des commandes qui lui sont propre (et utilisées dans ce script, comme la commande <text:span text:style-name="T222">command</text:span><text:span text:style-name="T275"> </text:span><text:span text:style-name="T274">avec son option </text:span><text:span text:style-name="T222">-v</text:span>).</text:p>
      <text:p text:style-name="P11"/>
      <text:p text:style-name="P11"><text:span text:style-name="T426">En dehors des commandes spécifiques au Bash, seules les commandes basiques (</text:span><text:span text:style-name="T226">apt</text:span><text:span text:style-name="T327">, </text:span><text:span text:style-name="T226">cp</text:span><text:span text:style-name="T327">, </text:span><text:span text:style-name="T226">mkdir</text:span><text:span text:style-name="T327">, </text:span><text:span text:style-name="T226">touch</text:span><text:span text:style-name="T327">, etc...) seront interprétées</text:span> <text:span text:style-name="T328">correctement </text:span>avec d’autres interpréteurs, <text:span text:style-name="T329">contrairement aux fonctions de décoration du script, qui peuvent être incorrectement interprétées. Les commandes spécifiques au Bash, quand à elles, ne seront absolument pas interprétées. </text:span></text:p>
      <text:p text:style-name="P12"/>
      <text:p text:style-name="P12">Ce qui suit directement le shebang est la destination, depuis le dossier racine, du fichier exécutable de l’interpréteur Shell utilisé, <text:span text:style-name="T434">qui se trouve </text:span>généralement dans les dossiers contenant les fichiers binaires :</text:p>
      <text:list xml:id="list2132718432" text:style-name="L6">
        <text:list-item>
          <text:p text:style-name="P169"><text:span text:style-name="T299">/bin</text:span><text:span text:style-name="T1"> :</text:span> <text:tab/><text:tab/><text:tab/>Fichiers exécutables système <text:span text:style-name="T217">(</text:span><text:span text:style-name="T223">ls</text:span><text:span text:style-name="T217">, </text:span><text:span text:style-name="T223">cat</text:span><text:span text:style-name="T217">, </text:span><text:span text:style-name="T223">cp</text:span><text:span text:style-name="T217">, </text:span><text:span text:style-name="T223">mv</text:span><text:span text:style-name="T217">)</text:span></text:p>
        </text:list-item>
      </text:list>
      <text:p text:style-name="P13"/>
      <text:list xml:id="list94152437183617" text:continue-numbering="true" text:style-name="L6">
        <text:list-item>
          <text:p text:style-name="P169"><text:span text:style-name="T299">/usr/bin</text:span><text:span text:style-name="T1"> :</text:span><text:tab/><text:tab/>Fichiers exécutables de logiciels (Firefox, Libre Office, <text:span text:style-name="T304">Discord</text:span>) <text:span text:style-name="T306">gérés par la distribution Linux de l’utilisateur.</text:span></text:p>
        </text:list-item>
      </text:list>
      <text:p text:style-name="P13"/>
      <text:list xml:id="list94152379353371" text:continue-numbering="true" text:style-name="L6">
        <text:list-item>
          <text:p text:style-name="P170"><text:span text:style-name="T299">/usr/local/bin</text:span><text:span text:style-name="T1"> :</text:span><text:tab/><text:span text:style-name="T216">Fichiers exécutables non-gérés par la distribution Linux</text:span>. <text:span text:style-name="T305">Généralement, ces fichiers exécutables viennent de paquets compilés localement et sont placés par l’utilisateur dans ce dossier. Ce genre de fichiers exécutables ne doit pas être mis dans le dossier </text:span><text:span text:style-name="T300">/usr/bin</text:span><text:span text:style-name="T305"> mentionné ci-dessus, au risque de voir le fichier binaire supprimé par une mise à jour majeure de la distribution Linux utilisée.</text:span></text:p>
        </text:list-item>
      </text:list>
      <text:p text:style-name="P2"><text:s/></text:p>
      <text:p text:style-name="P14">Ici, il s’agit de :</text:p>
      <text:list xml:id="list171604599" text:style-name="L7">
        <text:list-item>
          <text:p text:style-name="P293">#!<text:span text:style-name="T298">/bin/bash</text:span></text:p>
        </text:list-item>
      </text:list>
      <text:p text:style-name="P2"/>
      <text:p text:style-name="P2"><text:span text:style-name="T330">Une fois les modifications nécessaires apportées au script, la modification à effectuer p</text:span>our exécuter ce <text:span text:style-name="T331">dernier</text:span> avec, par exemple, l’interpréteur Shell ZSH (généralement non-installé par défaut), est la suivante :</text:p>
      <text:list xml:id="list2440606282" text:style-name="L8">
        <text:list-item>
          <text:p text:style-name="P294"># !<text:span text:style-name="T298">/bin/zsh</text:span></text:p>
        </text:list-item>
      </text:list>
      <text:p text:style-name="P2"/>
      <text:p text:style-name="P15">Si vous souhaitez consulter la liste des interpréteurs Shell déjà installés sur votre système, tapez la commande <text:span text:style-name="T1">« </text:span><text:span text:style-name="T222">cat</text:span><text:span text:style-name="T1"> </text:span><text:span text:style-name="T299">/etc/shells</text:span><text:span text:style-name="T1"> »</text:span> dans votre terminal.</text:p>
      <text:p text:style-name="P2">Si vous cherchez un interpréteur Shell en particulier, tapez dans votre terminal <text:span text:style-name="T1">« </text:span><text:span text:style-name="T222">which</text:span><text:span text:style-name="T1"> nom_de_l’interpréteur »</text:span> (ou, si vous préférez <text:span text:style-name="T1">ET</text:span> vous utilisez <text:span text:style-name="T307">le shell</text:span> Bash, <text:span text:style-name="T1">« </text:span><text:span text:style-name="T222">command -v</text:span><text:span text:style-name="T1"> nom_de_l’interpréteur »</text:span>)</text:p>
      <text:p text:style-name="P2"/>
      <text:p text:style-name="P2">Pour parcourir la liste des dossiers servant de chemin de commandes et de fichiers exécutables, tapez <text:span text:style-name="T301">la commande </text:span><text:span text:style-name="T4">« </text:span><text:span text:style-name="T225">echo</text:span><text:span text:style-name="T4"> </text:span><text:span text:style-name="T1">$</text:span><text:span text:style-name="T20">PATH</text:span><text:span text:style-name="T239"> »</text:span><text:span text:style-name="T240"> </text:span><text:span text:style-name="T237">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20">PATH</text:span>.</text:p>
      <text:p text:style-name="P2"/>
      <text:p text:style-name="P2"/>
      <text:p text:style-name="P2"><text:soft-page-break/></text:p>
      <text:p text:style-name="P145">2 : Fonctionnalités du script</text:p>
      <text:p text:style-name="P16"/>
      <text:p text:style-name="P16">Parmi ses fonctionnalités se trouvent : </text:p>
      <text:list xml:id="list3179591687" text:style-name="L9">
        <text:list-item>
          <text:p text:style-name="P296">Une compatibilité étendue aux gestionnaires de paquets de plusieurs distributions :</text:p>
          <text:list>
            <text:list-item>
              <text:p text:style-name="P172">APT (Debian, Ubuntu, Mint, Kali)<text:tab/><text:tab/>→<text:span text:style-name="T302"> Support total</text:span></text:p>
            </text:list-item>
            <text:list-item>
              <text:p text:style-name="P171">DNF (RHEL, Fedora, CentOS, Mageia)<text:tab/><text:tab/>→<text:span text:style-name="T302"> Support partiel</text:span></text:p>
            </text:list-item>
            <text:list-item>
              <text:p text:style-name="P171">Zypper (OpenSUSE)<text:tab/><text:tab/><text:tab/><text:tab/>→<text:span text:style-name="T303"> Pas encore au point</text:span></text:p>
            </text:list-item>
            <text:list-item>
              <text:p text:style-name="P171">Pacman (Arch Linux, Manjaro)<text:tab/><text:tab/><text:tab/>→<text:span text:style-name="T303"> Support partiel</text:span></text:p>
            </text:list-item>
            <text:list-item>
              <text:p text:style-name="P171">Emerge (Gentoo)<text:tab/><text:tab/><text:tab/><text:tab/>→<text:span text:style-name="T303"> Pas encore au point</text:span></text:p>
            </text:list-item>
          </text:list>
        </text:list-item>
        <text:list-item>
          <text:p text:style-name="P295">Une mise à jour des paquets, si celle-ci n'a pas été <text:span text:style-name="T332">effectuée</text:span> avant le lancement du script (IMPORTANT), ainsi qu’un nettoyeur de paquets obsolètes.</text:p>
        </text:list-item>
        <text:list-item>
          <text:p text:style-name="P296">L’installation de paquets depuis les dépôts officiels de votre distribution.</text:p>
        </text:list-item>
        <text:list-item>
          <text:p text:style-name="P296">L’installation de paquets depuis les dépôts Snap</text:p>
        </text:list-item>
        <text:list-item>
          <text:p text:style-name="P296">L’auto-suppression des paquets obsolètes</text:p>
        </text:list-item>
      </text:list>
      <text:p text:style-name="P68"/>
      <text:p text:style-name="P2"/>
      <text:p text:style-name="P2"/>
      <text:p text:style-name="P145">3 : Organisation du script</text:p>
      <text:p text:style-name="P2"/>
      <text:p text:style-name="P2">Les deux premières parties vous aideront à compléter le script si vous souhaitez <text:span text:style-name="T233">créer</text:span> vos propres fonctions <text:span text:style-name="T233">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99">3.1 : Description des variables et de leur fonctionnement</text:p>
      <text:p text:style-name="P2"/>
      <text:p text:style-name="P2">Pour mieux optimiser le script et le rendre plus propre et plus lisible, par exemple, concernant la couleur d’affichage des messages des fonctions <text:span text:style-name="T76">E</text:span><text:span text:style-name="T59">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234">ble</text:span>s selon l’avancée du script, et le tour est joué.</text:p>
      <text:p text:style-name="P2"/>
      <text:p text:style-name="P2"/>
      <text:p text:style-name="P2"/>
      <text:p text:style-name="P91">3.1.1 : Variables d’arguments</text:p>
      <text:p text:style-name="P80"/>
      <text:p text:style-name="P106">SCRIPT_USER_NAME :</text:p>
      <text:list xml:id="list3672402551" text:style-name="L10">
        <text:list-item>
          <text:p text:style-name="P297">Description :</text:p>
          <text:list>
            <text:list-item>
              <text:p text:style-name="P408"><text:span text:style-name="T136">Cette variable garde en mémoire le nom de l’utilisateur exécutant le script passé en premier argument lors de l’exécution du script (</text:span><text:span text:style-name="T138">L’APPEL DE CET ARGUMENT EST OBLIGATOIRE</text:span><text:span text:style-name="T136">).</text:span></text:p>
            </text:list-item>
          </text:list>
        </text:list-item>
      </text:list>
      <text:p text:style-name="P2"/>
      <text:list xml:id="list3458683309" text:style-name="L11">
        <text:list-item>
          <text:p text:style-name="P298"><text:soft-page-break/>Utilisation :</text:p>
          <text:list>
            <text:list-item>
              <text:p text:style-name="P173">Appelez cette variable si vous devez utiliser un appel de commande impliquant l’utilisateur.</text:p>
            </text:list-item>
          </text:list>
        </text:list-item>
      </text:list>
      <text:p text:style-name="P63"/>
      <text:p text:style-name="P63"/>
      <text:p text:style-name="P63"/>
      <text:p text:style-name="P93">3.1.2 : Variables de paramétrage du chronomètre</text:p>
      <text:p text:style-name="P82"/>
      <text:p text:style-name="P105">SCRIPT_SLEEP</text:p>
      <text:list xml:id="list1546980560" text:style-name="L12">
        <text:list-item>
          <text:p text:style-name="P299">Description :</text:p>
          <text:list>
            <text:list-item>
              <text:p text:style-name="P174"><text:s/>Cette variable garde en mémoire la valeur en secondes de la commande de pause sleep. Ici, elle définit le temps de pause entre chaque affichage de texte du script à 0,5 secondes.</text:p>
            </text:list-item>
          </text:list>
        </text:list-item>
      </text:list>
      <text:p text:style-name="P2"/>
      <text:list xml:id="list94152544735014" text:continue-numbering="true" text:style-name="L12">
        <text:list-item>
          <text:p text:style-name="P300">Utilisation :</text:p>
          <text:list>
            <text:list-item>
              <text:p text:style-name="P175"><text:s/>Appelez cette variable si vous souhaitez mettre en pause le script pendant 0,5 secondes.</text:p>
            </text:list-item>
          </text:list>
        </text:list-item>
      </text:list>
      <text:p text:style-name="P62"/>
      <text:p text:style-name="P62"/>
      <text:p text:style-name="P105">SCRIPT_SLEEP_HEADER</text:p>
      <text:list xml:id="list1999019432" text:style-name="L13">
        <text:list-item>
          <text:p text:style-name="P301">Description :</text:p>
          <text:list>
            <text:list-item>
              <text:p text:style-name="P176">Cette variable garde en mémoire la valeur en secondes de la commande de pause sleep. Ici, elle définit le temps de pause entre chaque grande étape du script à 1,5 secondes.</text:p>
            </text:list-item>
          </text:list>
        </text:list-item>
      </text:list>
      <text:p text:style-name="P2"/>
      <text:list xml:id="list94153505140952" text:continue-numbering="true" text:style-name="L13">
        <text:list-item>
          <text:p text:style-name="P302">Utilisation :</text:p>
          <text:list>
            <text:list-item>
              <text:p text:style-name="P409"><text:span text:style-name="T136">La variable étant déjà utilisée dans la fonction </text:span><text:span text:style-name="T129">H</text:span><text:span text:style-name="T128">eader</text:span><text:span text:style-name="T130">B</text:span><text:span text:style-name="T128">ase</text:span><text:span text:style-name="T136">, il n’y a pas besoin de l’appeler ailleurs.</text:span></text:p>
            </text:list-item>
          </text:list>
        </text:list-item>
      </text:list>
      <text:p text:style-name="P62"/>
      <text:p text:style-name="P62"/>
      <text:p text:style-name="P105">SCRIPT_SLEEP_INST</text:p>
      <text:list xml:id="list1121456051" text:style-name="L14">
        <text:list-item>
          <text:p text:style-name="P303">Description :</text:p>
          <text:list>
            <text:list-item>
              <text:p text:style-name="P177">Cette variable garde en mémoire la valeur en secondes de la commande de pause sleep. Ici, elle définit le temps de pause entre chaque étape d’installation de paquets à 0,5 secondes.</text:p>
            </text:list-item>
          </text:list>
        </text:list-item>
      </text:list>
      <text:p text:style-name="P2"/>
      <text:list xml:id="list94152325087015" text:continue-numbering="true" text:style-name="L14">
        <text:list-item>
          <text:p text:style-name="P303">Utilisation :</text:p>
          <text:list>
            <text:list-item>
              <text:p text:style-name="P177">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92">3.1.3 : Variables d’encodage de couleurs</text:p>
      <text:p text:style-name="P81"/>
      <text:p text:style-name="P112">SCRIPT_C_<text:span text:style-name="T435">BLUE</text:span></text:p>
      <text:list xml:id="list4152369086" text:style-name="L15">
        <text:list-item>
          <text:p text:style-name="P304">Description :</text:p>
          <text:list>
            <text:list-item>
              <text:p text:style-name="P385">Cette variable définit <text:span text:style-name="T436">la couleur de l’affichage du texte en bleu foncé.</text:span></text:p>
            </text:list-item>
          </text:list>
        </text:list-item>
      </text:list>
      <text:p text:style-name="P81"/>
      <text:list xml:id="list94152575461051" text:continue-numbering="true" text:style-name="L15">
        <text:list-item>
          <text:p text:style-name="P307">Utilisation :</text:p>
        </text:list-item>
        <text:list-item>
          <text:p text:style-name="P386">Appelez cette variable pour colorer un texte en bleu <text:span text:style-name="T437">foncé</text:span>.</text:p>
        </text:list-item>
      </text:list>
      <text:p text:style-name="P85"/>
      <text:p text:style-name="P85"/>
      <text:p text:style-name="P107">SCRIPT_C_CYAN</text:p>
      <text:list xml:id="list94152039081325" text:continue-numbering="true" text:style-name="L15">
        <text:list-item>
          <text:p text:style-name="P305">Description :</text:p>
          <text:list>
            <text:list-item>
              <text:p text:style-name="P178">Cette variable définit la couleur de l’affichage du texte en bleu cyan.</text:p>
            </text:list-item>
          </text:list>
        </text:list-item>
      </text:list>
      <text:p text:style-name="P2"/>
      <text:list xml:id="list94153312590345" text:continue-numbering="true" text:style-name="L15">
        <text:list-item>
          <text:p text:style-name="P306">Utilisation :</text:p>
          <text:list>
            <text:list-item>
              <text:p text:style-name="P179">Appelez cette variable pour colorer un texte en bleu cyan.</text:p>
            </text:list-item>
          </text:list>
        </text:list-item>
      </text:list>
      <text:p text:style-name="P61"/>
      <text:p text:style-name="P61"/>
      <text:p text:style-name="P108"><text:soft-page-break/>SCRIPT_C_<text:span text:style-name="T372">ERR</text:span></text:p>
      <text:list xml:id="list232399977" text:style-name="L16">
        <text:list-item>
          <text:p text:style-name="P308">Description :</text:p>
          <text:list>
            <text:list-item>
              <text:p text:style-name="P180">Cette variable définit la couleur d’affichage du texte en rouge.</text:p>
            </text:list-item>
          </text:list>
        </text:list-item>
      </text:list>
      <text:p text:style-name="P17"/>
      <text:list xml:id="list94153158435974" text:continue-numbering="true" text:style-name="L16">
        <text:list-item>
          <text:p text:style-name="P308">Utilisation :</text:p>
          <text:list>
            <text:list-item>
              <text:p text:style-name="P180">Appelez cette variable pour colorer un texte en rouge.</text:p>
            </text:list-item>
          </text:list>
        </text:list-item>
      </text:list>
      <text:p text:style-name="P61"/>
      <text:p text:style-name="P61"/>
      <text:p text:style-name="P109">SCRIPT_C_RESET</text:p>
      <text:list xml:id="list1031766661" text:style-name="L17">
        <text:list-item>
          <text:p text:style-name="P309">Description :</text:p>
          <text:list>
            <text:list-item>
              <text:p text:style-name="P181">Cette variable redéfinit la couleur d’affichage du texte selon la couleur utilisée dans les options du profil du terminal.</text:p>
            </text:list-item>
          </text:list>
        </text:list-item>
      </text:list>
      <text:p text:style-name="P70"/>
      <text:list xml:id="list94153067274120" text:continue-numbering="true" text:style-name="L17">
        <text:list-item>
          <text:p text:style-name="P309">Utilisation :</text:p>
          <text:list>
            <text:list-item>
              <text:p text:style-name="P181">Appelez cette variable pour restaurer la couleur du texte suivant à la couleur par défaut du terminal.</text:p>
            </text:list-item>
          </text:list>
        </text:list-item>
      </text:list>
      <text:p text:style-name="P61"/>
      <text:p text:style-name="P61"/>
      <text:p text:style-name="P105">SCRIPT_C_<text:span text:style-name="T373">STEP</text:span></text:p>
      <text:list xml:id="list1225928467" text:style-name="L18">
        <text:list-item>
          <text:p text:style-name="P310">Description :</text:p>
          <text:list>
            <text:list-item>
              <text:p text:style-name="P182">Cette variable définit la couleur d’affichage du texte en jaune.</text:p>
            </text:list-item>
          </text:list>
        </text:list-item>
      </text:list>
      <text:p text:style-name="P2"/>
      <text:list xml:id="list94153418656844" text:continue-numbering="true" text:style-name="L18">
        <text:list-item>
          <text:p text:style-name="P311">Utilisation :</text:p>
          <text:list>
            <text:list-item>
              <text:p text:style-name="P183">Appelez cette variable pour colorer un texte en jaune.</text:p>
            </text:list-item>
          </text:list>
        </text:list-item>
      </text:list>
      <text:p text:style-name="P61"/>
      <text:p text:style-name="P61"/>
      <text:p text:style-name="P105">SCRIPT_C_<text:span text:style-name="T374">SUCC</text:span></text:p>
      <text:list xml:id="list1001636510" text:style-name="L19">
        <text:list-item>
          <text:p text:style-name="P313">Description :</text:p>
          <text:list>
            <text:list-item>
              <text:p text:style-name="P185">Cette variable définit la couleur d’affichage du texte en vert.</text:p>
            </text:list-item>
          </text:list>
        </text:list-item>
      </text:list>
      <text:p text:style-name="P2"/>
      <text:list xml:id="list94152088385188" text:continue-numbering="true" text:style-name="L19">
        <text:list-item>
          <text:p text:style-name="P312">Utilisation :</text:p>
          <text:list>
            <text:list-item>
              <text:p text:style-name="P184">Appelez cette variable pour colorer un texte en vert.</text:p>
            </text:list-item>
          </text:list>
        </text:list-item>
      </text:list>
      <text:p text:style-name="P2"/>
      <text:p text:style-name="P18"/>
      <text:p text:style-name="P18"/>
      <text:p text:style-name="P94">3.1.4 : Variables de date</text:p>
      <text:p text:style-name="P83"/>
      <text:p text:style-name="P110">SCRIPT_DATE</text:p>
      <text:list xml:id="list1882363077" text:style-name="L20">
        <text:list-item>
          <text:p text:style-name="P314">Description :</text:p>
          <text:list>
            <text:list-item>
              <text:p text:style-name="P186">Cette variable enregistre en mémoire l’appel de la commande date, suivi d’arguments enregistrant <text:span text:style-name="T315">respectivement</text:span> :</text:p>
              <text:list>
                <text:list-item>
                  <text:p text:style-name="P186">l’année</text:p>
                </text:list-item>
                <text:list-item>
                  <text:p text:style-name="P186">le mois</text:p>
                </text:list-item>
                <text:list-item>
                  <text:p text:style-name="P186">le jour</text:p>
                </text:list-item>
                <text:list-item>
                  <text:p text:style-name="P186">l’heure</text:p>
                </text:list-item>
                <text:list-item>
                  <text:p text:style-name="P186">la minute</text:p>
                </text:list-item>
                <text:list-item>
                  <text:p text:style-name="P186">la seconde</text:p>
                </text:list-item>
              </text:list>
            </text:list-item>
          </text:list>
        </text:list-item>
      </text:list>
      <text:p text:style-name="P2"/>
      <text:list xml:id="list94153188373933" text:continue-numbering="true" text:style-name="L20">
        <text:list-item>
          <text:p text:style-name="P314">Utilisation :</text:p>
          <text:list>
            <text:list-item>
              <text:p text:style-name="P186">Appelez cette fonction pour enregistrer une date dans le nom d’un fichier, par exemple.</text:p>
            </text:list-item>
          </text:list>
        </text:list-item>
      </text:list>
      <text:p text:style-name="P2"/>
      <text:p text:style-name="P2"/>
      <text:p text:style-name="P2"/>
      <text:p text:style-name="P89">3.1.5 : Variables de dossiers et de fichiers</text:p>
      <text:p text:style-name="P79"/>
      <text:p text:style-name="P105"><text:soft-page-break/>SCRIPT_HOMEDIR</text:p>
      <text:list xml:id="list3172109359" text:style-name="L21">
        <text:list-item>
          <text:p text:style-name="P315">Description :</text:p>
          <text:list>
            <text:list-item>
              <text:p text:style-name="P187">Cette variable enregistre en mémoire le chemin du dossier personnel de l’utilisateur.</text:p>
            </text:list-item>
          </text:list>
        </text:list-item>
      </text:list>
      <text:p text:style-name="P2"/>
      <text:list xml:id="list94153328753452" text:continue-numbering="true" text:style-name="L21">
        <text:list-item>
          <text:p text:style-name="P315">Utilisation :</text:p>
          <text:list>
            <text:list-item>
              <text:p text:style-name="P187">Appelez cette variable pour créer, chercher, modifier ou supprimer un fichier ou un dossier dans le dossier de l’utilisateur ou dans un de ses sous-dossiers en partant depuis la racine.</text:p>
            </text:list-item>
          </text:list>
        </text:list-item>
      </text:list>
      <text:p text:style-name="P60"/>
      <text:p text:style-name="P60"/>
      <text:p text:style-name="P105">SCRIPT_TMPDIR</text:p>
      <text:list xml:id="list1470912362" text:style-name="L22">
        <text:list-item>
          <text:p text:style-name="P316">Description :</text:p>
          <text:list>
            <text:list-item>
              <text:p text:style-name="P188">Cette variable enregistre en mémoire le nom du dossier temporaire <text:span text:style-name="T1">Linux-reinstall.tmp.d</text:span> dans le dossier <text:span text:style-name="T1">/tmp</text:span>.</text:p>
            </text:list-item>
          </text:list>
        </text:list-item>
      </text:list>
      <text:p text:style-name="P2"/>
      <text:list xml:id="list94153763961803" text:continue-numbering="true" text:style-name="L22">
        <text:list-item>
          <text:p text:style-name="P316">Utilisation :</text:p>
          <text:list>
            <text:list-item>
              <text:p text:style-name="P188">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60"/>
      <text:p text:style-name="P60"/>
      <text:p text:style-name="P105">SCRIPT_TMPPARENT</text:p>
      <text:list xml:id="list593409404" text:style-name="L23">
        <text:list-item>
          <text:p text:style-name="P317">Description :</text:p>
          <text:list>
            <text:list-item>
              <text:p text:style-name="P410"><text:span text:style-name="T136">Cette variable enregistre en mémoire le nom du dossier parent du dossier temporaire Linux-reinstall.tmp.d, qui n’est autre que le dossier </text:span><text:span text:style-name="T138">/tmp</text:span><text:span text:style-name="T136">.</text:span></text:p>
            </text:list-item>
          </text:list>
        </text:list-item>
      </text:list>
      <text:p text:style-name="P2"/>
      <text:list xml:id="list94152159621258" text:continue-numbering="true" text:style-name="L23">
        <text:list-item>
          <text:p text:style-name="P317">Utilisation :</text:p>
          <text:list>
            <text:list-item>
              <text:p text:style-name="P411"><text:span text:style-name="T143">Comme la variable </text:span><text:span text:style-name="T30">SCRIPT_TMPDIR</text:span><text:span text:style-name="T143">,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94153222078534" text:continue-numbering="true" text:style-name="L23">
        <text:list-item>
          <text:list>
            <text:list-item>
              <text:p text:style-name="P189">Normalement il n’y a pas besoin d’appeler cette variable à d’autres emplacements, à moins que vous ne souhaitez créer un fichier ou un dossier dans le dossier parent du dossier temporaire <text:span text:style-name="T1">/tmp</text:span>.</text:p>
            </text:list-item>
          </text:list>
        </text:list-item>
      </text:list>
      <text:p text:style-name="P58"/>
      <text:p text:style-name="P58"/>
      <text:p text:style-name="P105">SCRIPT_TMPPATH</text:p>
      <text:list xml:id="list1177345771" text:style-name="L24">
        <text:list-item>
          <text:p text:style-name="P318">Description :</text:p>
          <text:list>
            <text:list-item>
              <text:p text:style-name="P412"><text:span text:style-name="T143">Cette variable enregistre en mémoire le chemin du dossier </text:span><text:span text:style-name="T139">Linux-reinstall.tmp.d</text:span><text:span text:style-name="T143"> </text:span><text:span text:style-name="T144">(ici </text:span><text:span text:style-name="T139">/tmp/Linux-reinstall.tmp.d</text:span><text:span text:style-name="T144">) </text:span><text:span text:style-name="T143">en appelant dans l’ordre les variables </text:span><text:span text:style-name="T30">SCRIPT_TMPPARENT</text:span><text:span text:style-name="T143"> </text:span><text:span text:style-name="T150">(nom du dossier parent) </text:span><text:span text:style-name="T143">et </text:span><text:span text:style-name="T30">SCRIPT_TMPDIR</text:span><text:span text:style-name="T143"> </text:span><text:span text:style-name="T150">(nom </text:span><text:span text:style-name="T151">du dossier cible</text:span><text:span text:style-name="T150">),</text:span><text:span text:style-name="T143"> séparées par un </text:span><text:span text:style-name="T139">/</text:span><text:span text:style-name="T143"> (caractère de séparation des dossiers parents et des sous-dossiers).</text:span></text:p>
            </text:list-item>
          </text:list>
        </text:list-item>
      </text:list>
      <text:p text:style-name="P2"/>
      <text:list xml:id="list94153248644200" text:continue-numbering="true" text:style-name="L24">
        <text:list-item>
          <text:p text:style-name="P318">Utilisation :</text:p>
          <text:list>
            <text:list-item>
              <text:p text:style-name="P190">Appelez cette variable si vous devez créer un fichier ou un dossier dans le dossier temporaire, ou si vous devez le mentionner dans un message.</text:p>
            </text:list-item>
          </text:list>
        </text:list-item>
      </text:list>
      <text:p text:style-name="P59"/>
      <text:p text:style-name="P59"/>
      <text:p text:style-name="P105">SCRIPT_LOG</text:p>
      <text:list xml:id="list3768602126" text:style-name="L25">
        <text:list-item>
          <text:p text:style-name="P319">Description :</text:p>
          <text:list>
            <text:list-item>
              <text:p text:style-name="P414"><text:span text:style-name="T143">Cette variable enregistre en mémoire le nom du fichier de logs créé par le script, </text:span><text:span text:style-name="T155">accompagné de la date donnée par l</text:span><text:span text:style-name="T156">a variable </text:span><text:span text:style-name="T31">SCRIPT_DATE</text:span><text:span text:style-name="T143">.</text:span></text:p>
            </text:list-item>
          </text:list>
        </text:list-item>
      </text:list>
      <text:p text:style-name="P2"/>
      <text:list xml:id="list94153056451535" text:continue-numbering="true" text:style-name="L25">
        <text:list-item>
          <text:p text:style-name="P319">Utilisation :</text:p>
          <text:list>
            <text:list-item>
              <text:p text:style-name="P413"><text:span text:style-name="T145">I</text:span><text:span text:style-name="T143">l n’y a pas besoin d’appeler cette variable. La variable </text:span><text:span text:style-name="T30">SCRIPT_LOGPATH</text:span><text:span text:style-name="T143"> sert à interagir avec le fichier de logs peu importe le dossier où il se trouve.</text:span></text:p>
            </text:list-item>
          </text:list>
        </text:list-item>
      </text:list>
      <text:p text:style-name="P57"><text:soft-page-break/></text:p>
      <text:p text:style-name="P57"/>
      <text:p text:style-name="P105">SCRIPT_LOGPATH</text:p>
      <text:list xml:id="list3267311259" text:style-name="L26">
        <text:list-item>
          <text:p text:style-name="P320">Description :</text:p>
          <text:list>
            <text:list-item>
              <text:p text:style-name="P191">Cette variable enregistre en mémoire le chemin du fichier de logs depuis le dossier racine.</text:p>
            </text:list-item>
          </text:list>
        </text:list-item>
      </text:list>
      <text:p text:style-name="P2"/>
      <text:list xml:id="list94152997300336" text:continue-numbering="true" text:style-name="L26">
        <text:list-item>
          <text:p text:style-name="P320">Utilisation :</text:p>
          <text:list>
            <text:list-item>
              <text:p text:style-name="P191">Appelez cette variable pour rediriger une sortie de commande vers le fichier de logs.</text:p>
            </text:list-item>
          </text:list>
        </text:list-item>
      </text:list>
      <text:p text:style-name="P2"/>
      <text:p text:style-name="P2"/>
      <text:p text:style-name="P2"/>
      <text:p text:style-name="P89">3.1.6 : Variables d’affichage de texte :</text:p>
      <text:p text:style-name="P79"/>
      <text:p text:style-name="P105">SCRIPT_HEADER_LINE_CHAR</text:p>
      <text:list xml:id="list1486516563" text:style-name="L27">
        <text:list-item>
          <text:p text:style-name="P321">Description :</text:p>
          <text:list>
            <text:list-item>
              <text:p text:style-name="P192">Cette variable enregistre en mémoire LE caractère affiché sur la longueur des deux lignes du header.</text:p>
            </text:list-item>
          </text:list>
        </text:list-item>
      </text:list>
      <text:p text:style-name="P2"/>
      <text:list xml:id="list94153285484482" text:continue-numbering="true" text:style-name="L27">
        <text:list-item>
          <text:list>
            <text:list-item>
              <text:p text:style-name="P192">Enregistrer plus d’un caractère dans cette variable aura pour résultat d’afficher le même nombre de lignes que le nombre de caractères enregistrés.</text:p>
            </text:list-item>
          </text:list>
        </text:list-item>
      </text:list>
      <text:p text:style-name="P2"/>
      <text:list xml:id="list94152617022708" text:continue-numbering="true" text:style-name="L27">
        <text:list-item>
          <text:list>
            <text:list-item>
              <text:p text:style-name="P415"><text:span text:style-name="T143">Par exemple, si le deuxième caractère est une dièse (</text:span><text:span text:style-name="T139">#</text:span><text:span text:style-name="T143">), une deuxième ligne </text:span><text:span text:style-name="T146">sera dessinée, </text:span><text:span text:style-name="T147">comptant une suite </text:span><text:span text:style-name="T148">de </text:span><text:span text:style-name="T149">chaque caractère </text:span><text:span text:style-name="T147">enregistré dans cette variable</text:span><text:span text:style-name="T143">.</text:span></text:p>
            </text:list-item>
          </text:list>
        </text:list-item>
      </text:list>
      <text:p text:style-name="P2"/>
      <text:list xml:id="list94151792185748" text:continue-numbering="true" text:style-name="L27">
        <text:list-item>
          <text:p text:style-name="P321">Utilisation :</text:p>
          <text:list>
            <text:list-item>
              <text:p text:style-name="P192">Utilisez cette variable dans toute fonction de création de header, si vous souhaitez que chaque caractère de chaque ligne soit un tiret.</text:p>
            </text:list-item>
          </text:list>
        </text:list-item>
      </text:list>
      <text:p text:style-name="P2"/>
      <text:list xml:id="list94152808306543" text:continue-numbering="true" text:style-name="L27">
        <text:list-item>
          <text:list>
            <text:list-item>
              <text:p text:style-name="P192">Vous <text:span text:style-name="T347">p</text:span>ouvez toujours remplacer le tiret par un autre caractère.</text:p>
            </text:list-item>
          </text:list>
        </text:list-item>
      </text:list>
      <text:p text:style-name="P59"/>
      <text:p text:style-name="P59"/>
      <text:p text:style-name="P105">SCRIPT_COLS</text:p>
      <text:list xml:id="list3851361199" text:style-name="L28">
        <text:list-item>
          <text:p text:style-name="P322">Description :</text:p>
          <text:list>
            <text:list-item>
              <text:p text:style-name="P193">Cette variable enregistre en mémoire l’appel de commande tput cols, affichant le nombre de colonnes sur une ligne d’un terminal.</text:p>
            </text:list-item>
          </text:list>
        </text:list-item>
      </text:list>
      <text:p text:style-name="P2"/>
      <text:list xml:id="list94152497265822" text:continue-numbering="true" text:style-name="L28">
        <text:list-item>
          <text:p text:style-name="P322">Utilisation :</text:p>
          <text:list>
            <text:list-item>
              <text:p text:style-name="P193">Utilisez cette variable si vous souhaitez obtenir le nombre de colonnes actuel sur un terminal.</text:p>
            </text:list-item>
          </text:list>
        </text:list-item>
      </text:list>
      <text:p text:style-name="P59"/>
      <text:p text:style-name="P59"/>
      <text:p text:style-name="P105">SCRIPT_TAB</text:p>
      <text:list xml:id="list3265474992" text:style-name="L29">
        <text:list-item>
          <text:p text:style-name="P323">Description :</text:p>
          <text:list>
            <text:list-item>
              <text:p text:style-name="P194">Cette variable enregistre en mémoire une chaîne de caractères composée de quatre chevrons fermants. Elle est utilisée pour écrire des chevrons avant l’affichage d’un texte.</text:p>
            </text:list-item>
          </text:list>
        </text:list-item>
      </text:list>
      <text:p text:style-name="P2"/>
      <text:list xml:id="list94152821416043" text:continue-numbering="true" text:style-name="L29">
        <text:list-item>
          <text:p text:style-name="P323">Utilisation :</text:p>
          <text:list>
            <text:list-item>
              <text:p text:style-name="P195">Appelez cette variable pour afficher quatre chevrons fermant avant chaque message.</text:p>
            </text:list-item>
          </text:list>
        </text:list-item>
      </text:list>
      <text:p text:style-name="P2"/>
      <text:list xml:id="list94152706393370" text:continue-numbering="true" text:style-name="L29">
        <text:list-item>
          <text:list>
            <text:list-item>
              <text:p text:style-name="P194">Les fonctions d’affichage de message colorés l’utilisant déjà, utilisez cette variable si vous souhaitez afficher des chevrons avec la commande echo.</text:p>
            </text:list-item>
          </text:list>
        </text:list-item>
      </text:list>
      <text:p text:style-name="P59"/>
      <text:p text:style-name="P59"/>
      <text:p text:style-name="P105">SCRIPT_J_TAB</text:p>
      <text:list xml:id="list2145730102" text:style-name="L30">
        <text:list-item>
          <text:p text:style-name="P324">Description :</text:p>
          <text:list>
            <text:list-item>
              <text:p text:style-name="P196"><text:soft-page-break/>Cette variable appelle la variable d’encodage de couleurs <text:span text:style-name="T20">SCRIPT_C_</text:span><text:span text:style-name="T22">STEP</text:span>, puis la variable <text:span text:style-name="T20">SCRIPT_TAB</text:span>, pour afficher les chevrons en jaune.</text:p>
            </text:list-item>
          </text:list>
        </text:list-item>
      </text:list>
      <text:p text:style-name="P2"/>
      <text:list xml:id="list94152990914307" text:continue-numbering="true" text:style-name="L30">
        <text:list-item>
          <text:list>
            <text:list-item>
              <text:p text:style-name="P196">Elle est appelée pour définir l’affichage de chaque message de passage à la prochaine sous-étape.</text:p>
            </text:list-item>
          </text:list>
        </text:list-item>
      </text:list>
      <text:p text:style-name="P2"/>
      <text:list xml:id="list94152039415208" text:continue-numbering="true" text:style-name="L30">
        <text:list-item>
          <text:p text:style-name="P324">Utilisation :</text:p>
          <text:list>
            <text:list-item>
              <text:p text:style-name="P196">Appelez cette variable pour définir l’affichage de chaque message de changement de sous-étape.</text:p>
            </text:list-item>
          </text:list>
        </text:list-item>
      </text:list>
      <text:p text:style-name="P2"/>
      <text:list xml:id="list94152802943643" text:continue-numbering="true" text:style-name="L30">
        <text:list-item>
          <text:list>
            <text:list-item>
              <text:p text:style-name="P416"><text:span text:style-name="T143">En temps normal, il n’est pas nécessaire de l’appeler, car la fonction </text:span><text:span text:style-name="T108">E</text:span><text:span text:style-name="T87">cho</text:span><text:span text:style-name="T108">Newstep</text:span><text:span text:style-name="T143"> fait déjà le travail.</text:span></text:p>
            </text:list-item>
          </text:list>
        </text:list-item>
      </text:list>
      <text:p text:style-name="P56"/>
      <text:p text:style-name="P56"/>
      <text:p text:style-name="P105">SCRIPT_R_TAB</text:p>
      <text:list xml:id="list2123540145" text:style-name="L31">
        <text:list-item>
          <text:p text:style-name="P325">Description :</text:p>
          <text:list>
            <text:list-item>
              <text:p text:style-name="P417"><text:span text:style-name="T143">Cette variable reprend le même principe que pour la variable </text:span><text:span text:style-name="T30">SCRIPT_J_TAB</text:span><text:span text:style-name="T143">, mais en appelant la variable </text:span><text:span text:style-name="T30">SCRIPT_C_</text:span><text:span text:style-name="T48">ERR</text:span><text:span text:style-name="T30"> </text:span><text:span text:style-name="T143">(la variable enregistrant l’encodage de la couleur des caractères en rouge), avec un deuxième appel de la variable </text:span><text:span text:style-name="T30">SCRIPT_TAB</text:span><text:span text:style-name="T143"> pour différencier d’un message de changement de sous-étape.</text:span></text:p>
            </text:list-item>
          </text:list>
        </text:list-item>
      </text:list>
      <text:p text:style-name="P2"/>
      <text:list xml:id="list94151774776659" text:continue-numbering="true" text:style-name="L31">
        <text:list-item>
          <text:list>
            <text:list-item>
              <text:p text:style-name="P197">Elle est appelée pour définir l’affichage de chaque message d’erreurs de la sous-étape effectuée.</text:p>
            </text:list-item>
          </text:list>
        </text:list-item>
      </text:list>
      <text:p text:style-name="P2"/>
      <text:list xml:id="list94153123296213" text:continue-numbering="true" text:style-name="L31">
        <text:list-item>
          <text:p text:style-name="P325">Utilisation :</text:p>
          <text:list>
            <text:list-item>
              <text:p text:style-name="P197">Appelez cette variable pour définir l’affichage de chaque message d’erreur de la sous-étape en cours d’exécution.</text:p>
            </text:list-item>
          </text:list>
        </text:list-item>
      </text:list>
      <text:p text:style-name="P2"/>
      <text:list xml:id="list94152583749772" text:continue-numbering="true" text:style-name="L31">
        <text:list-item>
          <text:list>
            <text:list-item>
              <text:p text:style-name="P417"><text:span text:style-name="T143">En temps normal, il n’est pas nécessaire de l’appeler, car les fonctions </text:span><text:span text:style-name="T106">EchoErrorNo</text:span><text:span text:style-name="T121">L</text:span><text:span text:style-name="T106">og</text:span><text:span text:style-name="T143"> et </text:span><text:span text:style-name="T107">EchoError</text:span><text:span text:style-name="T143"> font déjà le travail.</text:span></text:p>
            </text:list-item>
          </text:list>
        </text:list-item>
      </text:list>
      <text:p text:style-name="P56"/>
      <text:p text:style-name="P56"/>
      <text:p text:style-name="P111">SCRIPT_V_TAB</text:p>
      <text:list xml:id="list1565171221" text:style-name="L32">
        <text:list-item>
          <text:p text:style-name="P419"><text:span text:style-name="T140">D</text:span><text:span text:style-name="T139">escription :</text:span></text:p>
          <text:list>
            <text:list-item>
              <text:p text:style-name="P418"><text:span text:style-name="T143">Cette variable reprend le même principe que pour la variable </text:span><text:span text:style-name="T30">SCRIPT_R_TAB</text:span><text:span text:style-name="T143"> pour afficher du texte </text:span><text:span text:style-name="T158">en </text:span><text:span text:style-name="T143">vert.</text:span></text:p>
            </text:list-item>
          </text:list>
        </text:list-item>
      </text:list>
      <text:p text:style-name="P2"/>
      <text:list xml:id="list94153381124652" text:continue-numbering="true" text:style-name="L32">
        <text:list-item>
          <text:p text:style-name="P326">Utilisation :</text:p>
          <text:list>
            <text:list-item>
              <text:p text:style-name="P198">Appelez cette variable pour définir l’affichage de chaque message de succès de la sous-étape effectuée.</text:p>
            </text:list-item>
          </text:list>
        </text:list-item>
      </text:list>
      <text:p text:style-name="P2"/>
      <text:list xml:id="list94153644739033" text:continue-numbering="true" text:style-name="L32">
        <text:list-item>
          <text:list>
            <text:list-item>
              <text:p text:style-name="P198">En temps normal, il n’est pas nécessaire de l’appeler, car les fonctions <text:span text:style-name="T72">E</text:span><text:span text:style-name="T59">cho</text:span><text:span text:style-name="T72">SuccessN</text:span><text:span text:style-name="T59">o</text:span><text:span text:style-name="T77">L</text:span><text:span text:style-name="T59">og</text:span> et <text:span text:style-name="T71">EchoSuccess</text:span> font déjà le travail.</text:p>
            </text:list-item>
          </text:list>
        </text:list-item>
      </text:list>
      <text:p text:style-name="P2"/>
      <text:p text:style-name="P2"/>
      <text:p text:style-name="P2"/>
      <text:p text:style-name="P89">3.1.7 : Variables de version:</text:p>
      <text:p text:style-name="P79"/>
      <text:p text:style-name="P105">SCRIPT_VERSION</text:p>
      <text:list xml:id="list3619198661" text:style-name="L33">
        <text:list-item>
          <text:p text:style-name="P327">Description :</text:p>
          <text:list>
            <text:list-item>
              <text:p text:style-name="P199">Cette variable enregistre en mémoire le numéro de la version actuelle du script. Elle n’est appelée que dans le header de bienvenue affiché au lancement du script.</text:p>
            </text:list-item>
          </text:list>
        </text:list-item>
      </text:list>
      <text:p text:style-name="P2"/>
      <text:list xml:id="list94152453095965" text:continue-numbering="true" text:style-name="L33">
        <text:list-item>
          <text:p text:style-name="P327">Utilisation :</text:p>
          <text:list>
            <text:list-item>
              <text:p text:style-name="P199">Appelez cette variable si vous souhaitez afficher le numéro de version du script.</text:p>
            </text:list-item>
          </text:list>
        </text:list-item>
      </text:list>
      <text:p text:style-name="P2"><text:soft-page-break/></text:p>
      <text:p text:style-name="P2"/>
      <text:p text:style-name="P2"/>
      <text:p text:style-name="P99">3.2 : Description des fonctions du script</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150"/>
      <text:p text:style-name="P19"/>
      <text:p text:style-name="P20">* C’est <text:span text:style-name="T296">LE</text:span> principe même d’une fonction, <text:span text:style-name="T235">elles servent</text:span> à éviter de retaper plusieurs fois <text:span text:style-name="T296">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text:span text:style-name="T422">en C</text:span> (et celui des appels de fonctions) pour vous donner une idée </text:p>
      <text:p text:style-name="P1"><text:span text:style-name="T401">→ </text:span><text:a xlink:type="simple" xlink:href="https://github.com/lattera/glibc/blob/master/stdio-common/printf.c" text:style-name="Internet_20_link" text:visited-style-name="Visited_20_Internet_20_Link"><text:span text:style-name="T401">https://github.com/lattera/glibc/blob/master/stdio-common/printf.c</text:span></text:a></text:p>
      <text:p text:style-name="P151"/>
      <text:p text:style-name="P21"/>
      <text:p text:style-name="P53">Elles sont appelées et exécutées tout à la fin du fichier, rappelées dans <text:span text:style-name="T423">d’autres</text:span> fonctions si besoin.</text:p>
      <text:p text:style-name="P53"><text:span text:style-name="T424">Leurs instructions</text:span> s’exécutent dans l’ordre, de haut en bas.</text:p>
      <text:p text:style-name="P2"/>
      <text:p text:style-name="P2"><text:span text:style-name="T425">Voici l</text:span>a liste des fonctions sur toute la longueur du script :</text:p>
      <text:p text:style-name="P2"/>
      <text:p text:style-name="P2"/>
      <text:p text:style-name="P2"/>
      <text:p text:style-name="P3"><text:span text:style-name="T18">3.2.1 : </text:span><text:span text:style-name="T19">Fonctions</text:span><text:span text:style-name="T18"> indépendantes de l’avancement du script</text:span></text:p>
      <text:p text:style-name="P84"/>
      <text:p text:style-name="P89">3.2.1.1 : Définition des fonctions <text:span text:style-name="T421">d’affichage </text:span>de <text:span text:style-name="T421">texte</text:span></text:p>
      <text:p text:style-name="P71"/>
      <text:p text:style-name="P292"><text:span text:style-name="T1">Note :</text:span> Toutes les fonctions suivantes prennent au moins un paramètre <text:span text:style-name="T321">(à l’exception des fonctions de saut de ligne </text:span><text:span text:style-name="T62">Ne</text:span><text:span text:style-name="T61">wline</text:span><text:span text:style-name="T321"> , </text:span><text:span text:style-name="T62">Ne</text:span><text:span text:style-name="T61">wline</text:span><text:span text:style-name="T83">Log</text:span><text:span text:style-name="T321"> et </text:span><text:span text:style-name="T62">Ne</text:span><text:span text:style-name="T61">w</text:span><text:span text:style-name="T70">l</text:span><text:span text:style-name="T61">ine</text:span><text:span text:style-name="T83">NoLog</text:span><text:span text:style-name="T321">)</text:span> et peuvent être réutilisées autant de fois que nécessaire pendant toute l’exécution du programme de réinstallation.</text:p>
      <text:p text:style-name="P22"/>
      <text:p text:style-name="P129">DechoN</text:p>
      <text:list xml:id="list1841083698" text:style-name="L34">
        <text:list-item>
          <text:p text:style-name="P329">Description :</text:p>
          <text:list>
            <text:list-item>
              <text:p text:style-name="P201">Cette fonction <text:span text:style-name="T438">entoure une certaine zone de texte dans un message de passage à une nouvelle sous-étape pour le colorer de manière différente pour qu’il soit plus lisible.</text:span></text:p>
            </text:list-item>
          </text:list>
        </text:list-item>
      </text:list>
      <text:p text:style-name="P51"/>
      <text:list xml:id="list94151833979237" text:continue-numbering="true" text:style-name="L34">
        <text:list-item>
          <text:p text:style-name="P337">Paramètre :</text:p>
          <text:list>
            <text:list-item>
              <text:p text:style-name="P388"><text:span text:style-name="T20">d_nws_string</text:span> →<text:span text:style-name="T439"> Ce paramètre attend la chaîne de caractères contenant la partie du texte à colorer</text:span></text:p>
            </text:list-item>
          </text:list>
        </text:list-item>
      </text:list>
      <text:p text:style-name="P78"/>
      <text:list xml:id="list94151914468149" text:continue-numbering="true" text:style-name="L34">
        <text:list-item>
          <text:p text:style-name="P340">Fonctionnement :</text:p>
          <text:list>
            <text:list-item>
              <text:p text:style-name="P393">Cette fonction <text:span text:style-name="T440">appelle en premier une variable servant à écrire l’encodage de la couleur selon la valeur de retour de la commande </text:span><text:span text:style-name="T13">tput cols</text:span><text:span text:style-name="T441">, puis elle récupère la chaîne de caractères passée en argument lors de son appel avant de réécrire l’encodage de la couleur initiale de la chaîne de caractères mère.</text:span></text:p>
            </text:list-item>
          </text:list>
        </text:list-item>
      </text:list>
      <text:p text:style-name="P51"/>
      <text:list xml:id="list94152114045647" text:continue-numbering="true" text:style-name="L34">
        <text:list-item>
          <text:p text:style-name="P330">Utilisation :</text:p>
          <text:list>
            <text:list-item>
              <text:p text:style-name="P202"><text:span text:style-name="T442">Appelez</text:span> cette fonction <text:span text:style-name="T442">dans un message de changement de sous-étape pour mettre en évidence une partie du texte importante.</text:span></text:p>
            </text:list-item>
          </text:list>
        </text:list-item>
      </text:list>
      <text:p text:style-name="P52"/>
      <text:list xml:id="list94152841073595" text:continue-numbering="true" text:style-name="L34">
        <text:list-item>
          <text:list>
            <text:list-item>
              <text:list>
                <text:list-item>
                  <text:p text:style-name="P209"><text:soft-page-break/><text:span text:style-name="T1">Exemple :</text:span> <text:span text:style-name="T443">Création du fichier </text:span><text:span text:style-name="T14">$(</text:span><text:span text:style-name="T79">DechoN</text:span><text:span text:style-name="T14"> "fichier.txt")</text:span><text:span text:style-name="T443"> dans le dossier </text:span><text:span text:style-name="T14">$(</text:span><text:span text:style-name="T79">DechoN</text:span><text:span text:style-name="T14"> "$dossier")</text:span></text:p>
                </text:list-item>
              </text:list>
            </text:list-item>
          </text:list>
        </text:list-item>
      </text:list>
      <text:p text:style-name="P51"/>
      <text:p text:style-name="P22"/>
      <text:p text:style-name="P117">EchoNewstep</text:p>
      <text:list xml:id="list94152764418325" text:continue-numbering="true" text:style-name="L34">
        <text:list-item>
          <text:p text:style-name="P328">Description :</text:p>
          <text:list>
            <text:list-item>
              <text:p text:style-name="P200">Cette fonction affiche un message de changement de sous-étape coloré en jaune, précédé par quatre chevrons <text:span text:style-name="T236">« inférieur à »</text:span> pour le différencier des messages envoyés par les programmes appelés par chaque commande.</text:p>
            </text:list-item>
          </text:list>
        </text:list-item>
      </text:list>
      <text:p text:style-name="P2"/>
      <text:list xml:id="list94151963624727" text:continue-numbering="true" text:style-name="L34">
        <text:list-item>
          <text:list>
            <text:list-item>
              <text:p text:style-name="P211">Contrairement à la fonction <text:span text:style-name="T73">EchoNewstepNo</text:span><text:span text:style-name="T78">L</text:span><text:span text:style-name="T73">og</text:span><text:span text:style-name="T376">, </text:span><text:span text:style-name="T377">chaque sortie de commande est </text:span><text:span text:style-name="T378">redirigée </text:span><text:span text:style-name="T379">à la fois vers le terminal et dans le fichier de logs.</text:span></text:p>
            </text:list-item>
          </text:list>
        </text:list-item>
      </text:list>
      <text:p text:style-name="P2"/>
      <text:list xml:id="list94153410271853" text:continue-numbering="true" text:style-name="L34">
        <text:list-item>
          <text:p text:style-name="P328">Paramètre :</text:p>
          <text:list>
            <text:list-item>
              <text:p text:style-name="P420"><text:span text:style-name="T43">e_nws_</text:span><text:span text:style-name="T30">string</text:span><text:span text:style-name="T143"> → Ce paramètre attend la chaîne de caractères du message </text:span><text:span text:style-name="T159">de changement d</text:span><text:span text:style-name="T160">e sous-</text:span><text:span text:style-name="T159">étape </text:span><text:span text:style-name="T143">à afficher.</text:span></text:p>
            </text:list-item>
          </text:list>
        </text:list-item>
      </text:list>
      <text:p text:style-name="P68"/>
      <text:list xml:id="list94153626528664" text:continue-numbering="true" text:style-name="L34">
        <text:list-item>
          <text:p text:style-name="P328">Fonctionnement :</text:p>
          <text:list>
            <text:list-item>
              <text:p text:style-name="P421"><text:span text:style-name="T143">Cette fonction appelle la fonction </text:span><text:span text:style-name="T100">Ec</text:span><text:span text:style-name="T87">ho</text:span><text:span text:style-name="T109">Newstep</text:span><text:span text:style-name="T99">N</text:span><text:span text:style-name="T87">o</text:span><text:span text:style-name="T122">L</text:span><text:span text:style-name="T87">og</text:span><text:span text:style-name="T143"> tout en passant </text:span><text:span text:style-name="T153">l</text:span><text:span text:style-name="T154">e</text:span><text:span text:style-name="T143"> paramètre </text:span><text:span text:style-name="T37">e_</text:span><text:span text:style-name="T49">nws</text:span><text:span text:style-name="T30">_string</text:span><text:span text:style-name="T143"> en argument et en redirigeant chaque sortie de la fonction </text:span><text:span text:style-name="T100">Ec</text:span><text:span text:style-name="T87">ho</text:span><text:span text:style-name="T110">Newstep</text:span><text:span text:style-name="T99">N</text:span><text:span text:style-name="T87">o</text:span><text:span text:style-name="T123">L</text:span><text:span text:style-name="T87">og</text:span><text:span text:style-name="T143"> à la fois vers le terminal et dans le fichier de logs.</text:span></text:p>
            </text:list-item>
          </text:list>
        </text:list-item>
      </text:list>
      <text:p text:style-name="P68"/>
      <text:list xml:id="list94153312757237" text:continue-numbering="true" text:style-name="L34">
        <text:list-item>
          <text:list>
            <text:list-item>
              <text:p text:style-name="P420"><text:span text:style-name="T161">Pour être plus clair sur </text:span><text:span text:style-name="T163">cette</text:span><text:span text:style-name="T161"> redirection</text:span><text:span text:style-name="T143">, chaque sortie de chaque commande (</text:span><text:span text:style-name="T139">STDOUT</text:span><text:span text:style-name="T143"> </text:span><text:span text:style-name="T162">(sortie standard) </text:span><text:span text:style-name="T143">et </text:span><text:span text:style-name="T139">STDERR</text:span><text:span text:style-name="T143"> </text:span><text:span text:style-name="T162">(sortie d’erreur))</text:span><text:span text:style-name="T143"> est redirigée vers le terminal et vers le fichier de logs via la commande </text:span><text:span text:style-name="T139">« 2&gt;&amp;1 | </text:span><text:span text:style-name="T230">tee -a</text:span><text:span text:style-name="T139"> "$</text:span><text:span text:style-name="T30">SCRIPT_LOGPATH</text:span><text:span text:style-name="T139">" </text:span><text:span text:style-name="T143">».</text:span></text:p>
            </text:list-item>
          </text:list>
        </text:list-item>
      </text:list>
      <text:p text:style-name="P2"/>
      <text:list xml:id="list94153059472015" text:continue-numbering="true" text:style-name="L34">
        <text:list-item>
          <text:p text:style-name="P328">Utilisation :</text:p>
          <text:list>
            <text:list-item>
              <text:p text:style-name="P200">Utilisez cette fonction pour afficher un message de passage à une nouvelle sous-étape d’un programme.</text:p>
            </text:list-item>
          </text:list>
        </text:list-item>
      </text:list>
      <text:p text:style-name="P2"/>
      <text:p text:style-name="P2"/>
      <text:p text:style-name="P486">EchoNewstepCustomTimer</text:p>
      <text:list xml:id="list3623940248" text:style-name="L67">
        <text:list-item>
          <text:p text:style-name="P376">Description :</text:p>
          <text:list>
            <text:list-item>
              <text:p text:style-name="P270">Cette fonction affiche un <text:span text:style-name="T447">message de changement de sous-étape sans le rediriger vers le fichier de logs, en plus de mettre en pause le script selon un temps souhaité.</text:span></text:p>
            </text:list-item>
          </text:list>
        </text:list-item>
      </text:list>
      <text:p text:style-name="P258"/>
      <text:list xml:id="list94153491289990" text:continue-numbering="true" text:style-name="L67">
        <text:list-item>
          <text:p text:style-name="P379">Paramètre<text:span text:style-name="T448">s</text:span> :</text:p>
          <text:list>
            <text:list-item>
              <text:p text:style-name="P261"><text:span text:style-name="T27">e_</text:span><text:span text:style-name="T28">nws</text:span><text:span text:style-name="T27">_ct_string</text:span> → <text:span text:style-name="T449">Ce paramètre attend la chaîne de caractères contenant le message de changement de sous-étape à afficher.</text:span></text:p>
            </text:list-item>
            <text:list-item>
              <text:p text:style-name="P273"><text:span text:style-name="T20">e_</text:span><text:span text:style-name="T28">nws</text:span><text:span text:style-name="T20">_ct_t</text:span> → <text:span text:style-name="T450">Ce paramètre attend un nombre entier ou flottant.</text:span></text:p>
            </text:list-item>
          </text:list>
        </text:list-item>
      </text:list>
      <text:p text:style-name="P264"><text:s/></text:p>
      <text:list xml:id="list94152128722578" text:continue-numbering="true" text:style-name="L67">
        <text:list-item>
          <text:p text:style-name="P382">Fonctionnement :</text:p>
          <text:list>
            <text:list-item>
              <text:p text:style-name="P276">Cette fonction <text:span text:style-name="T451">appelle la fonction </text:span><text:span text:style-name="T80">EchoNewstepNoLog</text:span><text:span text:style-name="T276"> en premier </text:span><text:span text:style-name="T279">(de cette manière, </text:span><text:span text:style-name="T280">la couleur du message </text:span><text:span text:style-name="T284">de changement de sous-étape</text:span><text:span text:style-name="T280"> est déjà encodée, avant d’être réinitialisée selon la couleur du texte du terminal par défaut à la fin du message</text:span><text:span text:style-name="T279">)</text:span><text:span text:style-name="T276">, </text:span><text:span text:style-name="T278">puis </text:span><text:span text:style-name="T277">lui passe en argument son premier paramètre.</text:span></text:p>
            </text:list-item>
          </text:list>
        </text:list-item>
      </text:list>
      <text:p text:style-name="P279"><text:span text:style-name="T277"/></text:p>
      <text:list xml:id="list94153184435568" text:continue-numbering="true" text:style-name="L67">
        <text:list-item>
          <text:list>
            <text:list-item>
              <text:p text:style-name="P282"><text:span text:style-name="T277">U</text:span><text:span text:style-name="T254">ne fois le premier paramètre passé, </text:span><text:span text:style-name="T281">la fonction appelle la commande </text:span><text:span text:style-name="T227">sleep</text:span><text:span text:style-name="T281">, puis lui passe en argument son deuxième paramètre.</text:span></text:p>
            </text:list-item>
          </text:list>
        </text:list-item>
      </text:list>
      <text:p text:style-name="P267"/>
      <text:list xml:id="list94153268606551" text:continue-numbering="true" text:style-name="L67">
        <text:list-item>
          <text:p text:style-name="P382">Utilisation :</text:p>
          <text:list>
            <text:list-item>
              <text:p text:style-name="P285">Cette fonction est utilisée dans les fonction <text:span text:style-name="T59">Makedir</text:span><text:span text:style-name="T254"> et </text:span><text:span text:style-name="T59">Makefile</text:span><text:span text:style-name="T282"> en tant que troisième paramètre pour définir le temps d’affichage de chaque message </text:span><text:span text:style-name="T285">de changement de sou</text:span><text:span text:style-name="T286">s</text:span><text:span text:style-name="T285">-étape </text:span><text:span text:style-name="T282">selon l’utilisation de chaque fonction (affichage des messages à l’écran </text:span><text:span text:style-name="T15">ET</text:span><text:span text:style-name="T283"> dans les fichier de logs</text:span><text:span text:style-name="T282"> ou écriture de ces messages uniquement dans le fichier de logs).</text:span></text:p>
            </text:list-item>
          </text:list>
        </text:list-item>
      </text:list>
      <text:p text:style-name="P2"><text:soft-page-break/></text:p>
      <text:p text:style-name="P2"/>
      <text:p text:style-name="P118">EchoNewstep<text:span text:style-name="T375">NoLog</text:span></text:p>
      <text:list xml:id="list94153392405974" text:continue-list="list94153059472015" text:style-name="L34">
        <text:list-item>
          <text:p text:style-name="P331">Description :</text:p>
          <text:list>
            <text:list-item>
              <text:p text:style-name="P203">Cette fonction affiche un message de changement de sous-étape coloré en jaune, précédé par quatre chevrons <text:span text:style-name="T236">« inférieur à »</text:span> pour le différencier des messages envoyés par les programmes appelés par chaque commande.</text:p>
            </text:list-item>
          </text:list>
        </text:list-item>
      </text:list>
      <text:p text:style-name="P46"/>
      <text:list xml:id="list94152081305913" text:continue-numbering="true" text:style-name="L34">
        <text:list-item>
          <text:list>
            <text:list-item>
              <text:p text:style-name="P203">Aucune sortie de commandes n’est redirigée <text:span text:style-name="T382">vers</text:span> le fichier de logs. La fonction <text:span text:style-name="T74">Ec</text:span><text:span text:style-name="T59">ho</text:span><text:span text:style-name="T75">Newstep</text:span> <text:span text:style-name="T380">s</text:span>’en charge.</text:p>
            </text:list-item>
          </text:list>
        </text:list-item>
      </text:list>
      <text:p text:style-name="P46"/>
      <text:list xml:id="list94153749575478" text:continue-numbering="true" text:style-name="L34">
        <text:list-item>
          <text:p text:style-name="P343">Paramètre :</text:p>
          <text:list>
            <text:list-item>
              <text:p text:style-name="P212"><text:span text:style-name="T20">e_nws_n</text:span><text:span text:style-name="T25">l</text:span><text:span text:style-name="T20">_string</text:span> →<text:span text:style-name="T381"> Ce paramètre attend la chaîne de caractères du message de changement de sous-étape à afficher.</text:span></text:p>
            </text:list-item>
          </text:list>
        </text:list-item>
      </text:list>
      <text:p text:style-name="P46"/>
      <text:list xml:id="list94151902591071" text:continue-numbering="true" text:style-name="L34">
        <text:list-item>
          <text:p text:style-name="P344">Fonctionnement :</text:p>
          <text:list>
            <text:list-item>
              <text:p text:style-name="P213">Cette fonction appelle la variable <text:span text:style-name="T20">SCRIPT_J_TAB</text:span> avant chaque message pour le colorer en jaune et afficher les quatre chevrons, puis le paramètre <text:span text:style-name="T23">e_nws_</text:span><text:span text:style-name="T24">n</text:span><text:span text:style-name="T26">l</text:span><text:span text:style-name="T23">_</text:span><text:span text:style-name="T20">string</text:span> pour afficher le message passé en argument lors de l’appel de la fonction. Enfin, la fonction finit par appeler la variable <text:span text:style-name="T20">SCRIPT_C_RESET</text:span> pour réinitialiser la couleur de tout texte suivant à la couleur par défaut du terminal.</text:p>
            </text:list-item>
          </text:list>
        </text:list-item>
      </text:list>
      <text:p text:style-name="P254"/>
      <text:p text:style-name="P254"/>
      <text:p text:style-name="P484">Decho<text:span text:style-name="T445">E</text:span></text:p>
      <text:list xml:id="list94151920498324" text:continue-numbering="true" text:style-name="L34">
        <text:list-item>
          <text:p text:style-name="P333">Description :</text:p>
          <text:list>
            <text:list-item>
              <text:p text:style-name="P205">Cette fonction <text:span text:style-name="T438">entoure une certaine zone de texte dans un message d’erreur pour le colorer de manière différente pour qu’il soit plus lisible.</text:span></text:p>
            </text:list-item>
          </text:list>
        </text:list-item>
      </text:list>
      <text:p text:style-name="P253"/>
      <text:list xml:id="list94152065641371" text:continue-numbering="true" text:style-name="L34">
        <text:list-item>
          <text:p text:style-name="P338">Paramètre :</text:p>
          <text:list>
            <text:list-item>
              <text:p text:style-name="P389"><text:span text:style-name="T20">d_nws_string</text:span> →<text:span text:style-name="T439"> Ce paramètre attend la chaîne de caractères contenant la partie du texte à colorer</text:span></text:p>
            </text:list-item>
          </text:list>
        </text:list-item>
      </text:list>
      <text:p text:style-name="P391"/>
      <text:list xml:id="list94151902669795" text:continue-numbering="true" text:style-name="L34">
        <text:list-item>
          <text:p text:style-name="P341">Fonctionnement :</text:p>
          <text:list>
            <text:list-item>
              <text:p text:style-name="P394">Cette fonction <text:span text:style-name="T440">appelle en premier une variable servant à écrire l’encodage de la couleur selon la valeur de retour de la commande </text:span><text:span text:style-name="T13">tput cols</text:span><text:span text:style-name="T441">, puis elle récupère la chaîne de caractères passée en argument lors de son appel avant de réécrire l’encodage de la couleur initiale de la chaîne de caractères mère.</text:span></text:p>
            </text:list-item>
          </text:list>
        </text:list-item>
      </text:list>
      <text:p text:style-name="P253"/>
      <text:list xml:id="list94153804052269" text:continue-numbering="true" text:style-name="L34">
        <text:list-item>
          <text:p text:style-name="P333">Utilisation :</text:p>
          <text:list>
            <text:list-item>
              <text:p text:style-name="P205"><text:span text:style-name="T442">Appelez</text:span> cette fonction <text:span text:style-name="T442">dans un message d’erreur pour mettre en évidence une partie du texte importante.</text:span></text:p>
            </text:list-item>
          </text:list>
        </text:list-item>
      </text:list>
      <text:p text:style-name="P253"/>
      <text:list xml:id="list94152540048364" text:continue-numbering="true" text:style-name="L34">
        <text:list-item>
          <text:list>
            <text:list-item>
              <text:p text:style-name="P503"><text:span text:style-name="T402">Exemple :</text:span><text:span text:style-name="T405"> </text:span><text:span text:style-name="T407">La c</text:span><text:span text:style-name="T406">réation du fichier </text:span><text:span text:style-name="T403">$(</text:span><text:span text:style-name="T135">DechoN</text:span><text:span text:style-name="T403"> "fichier.txt")</text:span><text:span text:style-name="T410"> </text:span><text:span text:style-name="T411">a échouée.</text:span></text:p>
            </text:list-item>
          </text:list>
        </text:list-item>
      </text:list>
      <text:p text:style-name="P255"/>
      <text:p text:style-name="P255"/>
      <text:p text:style-name="P127"><text:span text:style-name="T342">Ec</text:span>ho<text:span text:style-name="T341">Error</text:span></text:p>
      <text:list xml:id="list3891785355" text:style-name="L35">
        <text:list-item>
          <text:p text:style-name="P345">Description :</text:p>
          <text:list>
            <text:list-item>
              <text:p text:style-name="P422"><text:span text:style-name="T143">Cette fonction affiche un message d’erreur coloré en rouge, précédé de huit chevrons </text:span><text:span text:style-name="T170">« inférieur à »</text:span><text:span text:style-name="T143"> pour le différencier des messages de changement de sous-étapes.</text:span></text:p>
            </text:list-item>
          </text:list>
        </text:list-item>
      </text:list>
      <text:p text:style-name="P48"/>
      <text:list xml:id="list94152492908772" text:continue-numbering="true" text:style-name="L35">
        <text:list-item>
          <text:list>
            <text:list-item>
              <text:p text:style-name="P422"><text:span text:style-name="T143">Contrairement à la fonction </text:span><text:span text:style-name="T100">Ec</text:span><text:span text:style-name="T87">ho</text:span><text:span text:style-name="T99">E</text:span><text:span text:style-name="T88">rror</text:span><text:span text:style-name="T99">N</text:span><text:span text:style-name="T87">o</text:span><text:span text:style-name="T124">L</text:span><text:span text:style-name="T87">og</text:span><text:span text:style-name="T143">, chaque sortie de commande est redirigée à la fois vers le terminal et dans le fichier de logs.</text:span></text:p>
            </text:list-item>
          </text:list>
        </text:list-item>
      </text:list>
      <text:p text:style-name="P48"/>
      <text:list xml:id="list94152534221021" text:continue-numbering="true" text:style-name="L35">
        <text:list-item>
          <text:p text:style-name="P345">Paramètre :</text:p>
          <text:list>
            <text:list-item>
              <text:p text:style-name="P422"><text:span text:style-name="T36">e_er</text:span><text:span text:style-name="T30">r_string</text:span><text:span text:style-name="T143"> → Ce paramètre attend la chaîne de caractères du message d’erreur à afficher.</text:span></text:p>
            </text:list-item>
          </text:list>
        </text:list-item>
      </text:list>
      <text:p text:style-name="P48"><text:soft-page-break/></text:p>
      <text:list xml:id="list94152178516560" text:continue-numbering="true" text:style-name="L35">
        <text:list-item>
          <text:p text:style-name="P345">Fonctionnement :</text:p>
          <text:list>
            <text:list-item>
              <text:p text:style-name="P422"><text:span text:style-name="T143">Cette fonction appelle la fonction </text:span><text:span text:style-name="T100">Ec</text:span><text:span text:style-name="T87">ho</text:span><text:span text:style-name="T99">E</text:span><text:span text:style-name="T88">rror</text:span><text:span text:style-name="T99">N</text:span><text:span text:style-name="T87">o</text:span><text:span text:style-name="T125">L</text:span><text:span text:style-name="T87">og</text:span><text:span text:style-name="T143"> tout en passant </text:span><text:span text:style-name="T153">l</text:span><text:span text:style-name="T154">e</text:span><text:span text:style-name="T143"> paramètre </text:span><text:span text:style-name="T37">e_err</text:span><text:span text:style-name="T30">_string</text:span><text:span text:style-name="T143"> en argument et en redirigeant chaque sortie de la fonction </text:span><text:span text:style-name="T100">Ec</text:span><text:span text:style-name="T87">ho</text:span><text:span text:style-name="T99">E</text:span><text:span text:style-name="T88">rror</text:span><text:span text:style-name="T99">N</text:span><text:span text:style-name="T87">o</text:span><text:span text:style-name="T126">L</text:span><text:span text:style-name="T87">og</text:span><text:span text:style-name="T143"> à la fois vers le terminal et dans le fichier de logs.</text:span></text:p>
            </text:list-item>
          </text:list>
        </text:list-item>
      </text:list>
      <text:p text:style-name="P48"/>
      <text:list xml:id="list94153784239019" text:continue-numbering="true" text:style-name="L35">
        <text:list-item>
          <text:p text:style-name="P345">Utilisation :</text:p>
          <text:list>
            <text:list-item>
              <text:p text:style-name="P214">Utilisez cette fonction pour afficher un message d’erreur tout en le redirigeant vers le fichier de logs.</text:p>
            </text:list-item>
          </text:list>
        </text:list-item>
      </text:list>
      <text:p text:style-name="P48"/>
      <text:p text:style-name="P48"/>
      <text:p text:style-name="P487">Echo<text:span text:style-name="T452">Error</text:span>CustomTimer</text:p>
      <text:list xml:id="list94152651293941" text:continue-list="list94153268606551" text:style-name="L67">
        <text:list-item>
          <text:p text:style-name="P377">Description :</text:p>
          <text:list>
            <text:list-item>
              <text:p text:style-name="P271">Cette fonction affiche un <text:span text:style-name="T447">message d’erreur sans le rediriger vers le fichier de logs, en plus de mettre en pause le script selon un temps souhaité.</text:span></text:p>
            </text:list-item>
          </text:list>
        </text:list-item>
      </text:list>
      <text:p text:style-name="P259"/>
      <text:list xml:id="list94153222353542" text:continue-numbering="true" text:style-name="L67">
        <text:list-item>
          <text:p text:style-name="P380">Paramètre<text:span text:style-name="T448">s</text:span> :</text:p>
          <text:list>
            <text:list-item>
              <text:p text:style-name="P262"><text:span text:style-name="T27">e_err_ct_string</text:span> → <text:span text:style-name="T449">Ce paramètre attend la chaîne de caractères contenant le message d’erreur à afficher.</text:span></text:p>
            </text:list-item>
            <text:list-item>
              <text:p text:style-name="P274"><text:span text:style-name="T20">e_err_ct_t</text:span> → <text:span text:style-name="T450">Ce paramètre attend un nombre entier ou flottant.</text:span></text:p>
            </text:list-item>
          </text:list>
        </text:list-item>
      </text:list>
      <text:p text:style-name="P265"><text:s/></text:p>
      <text:list xml:id="list94152798862701" text:continue-numbering="true" text:style-name="L67">
        <text:list-item>
          <text:p text:style-name="P383">Fonctionnement :</text:p>
          <text:list>
            <text:list-item>
              <text:p text:style-name="P277">Cette fonction <text:span text:style-name="T451">appelle la fonction </text:span><text:span text:style-name="T80">Echo</text:span><text:span text:style-name="T81">Error</text:span><text:span text:style-name="T80">NoLog</text:span><text:span text:style-name="T276"> en premier </text:span><text:span text:style-name="T279">(de cette manière, </text:span><text:span text:style-name="T280">la couleur du message d’erreur est déjà encodée, avant d’être réinitialisée selon la couleur du texte du terminal par défaut à la fin du message</text:span><text:span text:style-name="T279">)</text:span><text:span text:style-name="T276">, </text:span><text:span text:style-name="T278">puis </text:span><text:span text:style-name="T277">lui passe en argument son premier paramètre.</text:span></text:p>
            </text:list-item>
          </text:list>
        </text:list-item>
      </text:list>
      <text:p text:style-name="P280"><text:span text:style-name="T277"/></text:p>
      <text:list xml:id="list94152007633548" text:continue-numbering="true" text:style-name="L67">
        <text:list-item>
          <text:list>
            <text:list-item>
              <text:p text:style-name="P283"><text:span text:style-name="T277">U</text:span><text:span text:style-name="T254">ne fois le premier paramètre passé, </text:span><text:span text:style-name="T281">la fonction appelle la commande </text:span><text:span text:style-name="T227">sleep</text:span><text:span text:style-name="T281">, puis lui passe en argument son deuxième paramètre.</text:span></text:p>
            </text:list-item>
          </text:list>
        </text:list-item>
      </text:list>
      <text:p text:style-name="P268"/>
      <text:list xml:id="list94153136245361" text:continue-numbering="true" text:style-name="L67">
        <text:list-item>
          <text:p text:style-name="P383">Utilisation :</text:p>
          <text:list>
            <text:list-item>
              <text:p text:style-name="P286">Cette fonction est utilisée dans les fonction <text:span text:style-name="T59">Makedir</text:span><text:span text:style-name="T254"> et </text:span><text:span text:style-name="T59">Makefile</text:span><text:span text:style-name="T282"> en tant que troisième paramètre pour définir le temps d’affichage de chaque message </text:span><text:span text:style-name="T287">d’erreur</text:span><text:span text:style-name="T282"> selon l’utilisation de chaque fonction (affichage des messages à l’écran </text:span><text:span text:style-name="T15">ET</text:span><text:span text:style-name="T283"> dans les fichier de logs</text:span><text:span text:style-name="T282"> ou écriture de ces messages uniquement dans le fichier de logs).</text:span></text:p>
            </text:list-item>
          </text:list>
        </text:list-item>
      </text:list>
      <text:p text:style-name="P48"/>
      <text:p text:style-name="P2"/>
      <text:p text:style-name="P119"><text:span text:style-name="T342">Ec</text:span>ho<text:span text:style-name="T341">ErrorN</text:span>o<text:span text:style-name="T419">L</text:span>og</text:p>
      <text:list xml:id="list1322327080" text:style-name="L36">
        <text:list-item>
          <text:p text:style-name="P346">Description :</text:p>
          <text:list>
            <text:list-item>
              <text:p text:style-name="P423"><text:span text:style-name="T143">Cette fonction affiche un message d’erreur coloré en rouge, précédé de huit chevrons </text:span><text:span text:style-name="T170">« inférieur à »</text:span><text:span text:style-name="T143"> pour le différencier des messages de changement de sous-étapes.</text:span></text:p>
            </text:list-item>
          </text:list>
        </text:list-item>
      </text:list>
      <text:p text:style-name="P2"/>
      <text:list xml:id="list94151924095184" text:continue-numbering="true" text:style-name="L36">
        <text:list-item>
          <text:list>
            <text:list-item>
              <text:p text:style-name="P424"><text:span text:style-name="T143">Aucune sortie de commandes n’est redirigée </text:span><text:span text:style-name="T164">vers</text:span><text:span text:style-name="T143"> le fichier de logs. La fonction </text:span><text:span text:style-name="T100">Ec</text:span><text:span text:style-name="T87">ho</text:span><text:span text:style-name="T99">E</text:span><text:span text:style-name="T88">rror</text:span><text:span text:style-name="T143"> </text:span><text:span text:style-name="T157">s</text:span><text:span text:style-name="T143">’en charge.</text:span></text:p>
            </text:list-item>
          </text:list>
        </text:list-item>
      </text:list>
      <text:p text:style-name="P24"/>
      <text:list xml:id="list1439042297" text:style-name="L37">
        <text:list-item>
          <text:p text:style-name="P348">Paramètre :</text:p>
          <text:list>
            <text:list-item>
              <text:p text:style-name="P425"><text:span text:style-name="T34">e</text:span><text:span text:style-name="T30">_</text:span><text:span text:style-name="T34">err_</text:span><text:span text:style-name="T35">n</text:span><text:span text:style-name="T53">l</text:span><text:span text:style-name="T30">_string</text:span><text:span text:style-name="T143"> → Ce paramètre attend la chaîne de caractères du message d’erreur à afficher.</text:span></text:p>
            </text:list-item>
          </text:list>
        </text:list-item>
      </text:list>
      <text:p text:style-name="P2"/>
      <text:list xml:id="list94152102778293" text:continue-numbering="true" text:style-name="L37">
        <text:list-item>
          <text:p text:style-name="P347">Fonctionnement :</text:p>
          <text:list>
            <text:list-item>
              <text:p text:style-name="P426"><text:span text:style-name="T143">Cette fonction appelle la variable </text:span><text:span text:style-name="T30">SCRIPT_R_TAB</text:span><text:span text:style-name="T143"> avant chaque message pour le colorer en rouge et afficher les huit chevrons, puis le paramètre </text:span><text:span text:style-name="T38">e_err</text:span><text:span text:style-name="T30">_n</text:span><text:span text:style-name="T54">l</text:span><text:span text:style-name="T30">_string</text:span><text:span text:style-name="T143"> pour afficher le message passé en argument lors de l’appel de la fonction.</text:span></text:p>
            </text:list-item>
          </text:list>
        </text:list-item>
      </text:list>
      <text:p text:style-name="P25"/>
      <text:list xml:id="list94152101010779" text:continue-numbering="true" text:style-name="L37">
        <text:list-item>
          <text:list>
            <text:list-item>
              <text:p text:style-name="P426"><text:span text:style-name="T143">Enfin, la fonction finit par appeler la variable </text:span><text:span text:style-name="T30">SCRIPT_C_RESET</text:span><text:span text:style-name="T143"> pour colorer tout texte suivant selon la couleur par défaut du terminal.</text:span></text:p>
            </text:list-item>
          </text:list>
        </text:list-item>
      </text:list>
      <text:p text:style-name="P2"><text:soft-page-break/></text:p>
      <text:list xml:id="list94152999761467" text:continue-numbering="true" text:style-name="L37">
        <text:list-item>
          <text:p text:style-name="P347">Utilisation :</text:p>
          <text:list>
            <text:list-item>
              <text:p text:style-name="P215">Utilisez cette fonction pour afficher un message d’erreur sans le rediriger vers le fichier de logs.</text:p>
            </text:list-item>
          </text:list>
        </text:list-item>
      </text:list>
      <text:p text:style-name="P2"/>
      <text:list xml:id="list94153358462943" text:continue-numbering="true" text:style-name="L37">
        <text:list-item>
          <text:list>
            <text:list-item>
              <text:p text:style-name="P216">Techniquement, je l’utilise en redirigeant ses sorties uniquement vers le fichier de logs, car la même fonction redirigeant automatiquement ses sorties vers ce même fichier affiche la même ligne en boucle dans ce même fichier.</text:p>
            </text:list-item>
          </text:list>
        </text:list-item>
      </text:list>
      <text:p text:style-name="P47"/>
      <text:p text:style-name="P47"/>
      <text:p text:style-name="P485">Decho<text:span text:style-name="T444">S</text:span></text:p>
      <text:list xml:id="list94153000435411" text:continue-list="list94152540048364" text:style-name="L34">
        <text:list-item>
          <text:p text:style-name="P334">Description :</text:p>
          <text:list>
            <text:list-item>
              <text:p text:style-name="P206">Cette fonction <text:span text:style-name="T438">entoure une certaine zone de texte dans un message de succès pour le colorer de manière différente pour qu’il soit plus lisible.</text:span></text:p>
            </text:list-item>
          </text:list>
        </text:list-item>
      </text:list>
      <text:p text:style-name="P257"/>
      <text:list xml:id="list94152305608334" text:continue-numbering="true" text:style-name="L34">
        <text:list-item>
          <text:p text:style-name="P339">Paramètre :</text:p>
          <text:list>
            <text:list-item>
              <text:p text:style-name="P390"><text:span text:style-name="T20">d_nws_string</text:span> →<text:span text:style-name="T439"> Ce paramètre attend la chaîne de caractères contenant la partie du texte à colorer</text:span></text:p>
            </text:list-item>
          </text:list>
        </text:list-item>
      </text:list>
      <text:p text:style-name="P392"/>
      <text:list xml:id="list94151864706164" text:continue-numbering="true" text:style-name="L34">
        <text:list-item>
          <text:p text:style-name="P342">Fonctionnement :</text:p>
          <text:list>
            <text:list-item>
              <text:p text:style-name="P395">Cette fonction <text:span text:style-name="T440">appelle en premier une variable servant à écrire l’encodage de la couleur selon la valeur de retour de la commande </text:span><text:span text:style-name="T13">tput cols</text:span><text:span text:style-name="T441">, puis elle récupère la chaîne de caractères passée en argument lors de son appel avant de réécrire l’encodage de la couleur initiale de la chaîne de caractères mère.</text:span></text:p>
            </text:list-item>
          </text:list>
        </text:list-item>
      </text:list>
      <text:p text:style-name="P257"/>
      <text:list xml:id="list94153468472319" text:continue-numbering="true" text:style-name="L34">
        <text:list-item>
          <text:p text:style-name="P334">Utilisation :</text:p>
          <text:list>
            <text:list-item>
              <text:p text:style-name="P206"><text:span text:style-name="T442">Appelez</text:span> cette fonction <text:span text:style-name="T442">dans un message de succès pour mettre en évidence une partie du texte importante.</text:span></text:p>
            </text:list-item>
          </text:list>
        </text:list-item>
      </text:list>
      <text:p text:style-name="P257"/>
      <text:list xml:id="list94153582347182" text:continue-numbering="true" text:style-name="L34">
        <text:list-item>
          <text:list>
            <text:list-item>
              <text:list>
                <text:list-item>
                  <text:p text:style-name="P210"><text:span text:style-name="T1">Exemple :</text:span> <text:span text:style-name="T446">Le fichier </text:span><text:span text:style-name="T14">$(</text:span><text:span text:style-name="T79">DechoN</text:span><text:span text:style-name="T14"> "fichier.txt")</text:span><text:span text:style-name="T443"> a été créé avec succès dans le dossier </text:span><text:span text:style-name="T14">$(</text:span><text:span text:style-name="T79">DechoN</text:span><text:span text:style-name="T14"> "$dossier")</text:span></text:p>
                </text:list-item>
              </text:list>
            </text:list-item>
          </text:list>
        </text:list-item>
      </text:list>
      <text:p text:style-name="P47"/>
      <text:p text:style-name="P47"/>
      <text:p text:style-name="P128"><text:span text:style-name="T339">E</text:span>cho<text:span text:style-name="T339">Success</text:span></text:p>
      <text:list xml:id="list3352033056" text:style-name="L38">
        <text:list-item>
          <text:p text:style-name="P349">Description :</text:p>
          <text:list>
            <text:list-item>
              <text:p text:style-name="P427"><text:span text:style-name="T143">Cette fonction affiche un message d’erreur coloré en vert, précédé de huit chevrons </text:span><text:span text:style-name="T170">« inférieur à »</text:span><text:span text:style-name="T143"> pour le différencier des messages de changement de sous-étapes.</text:span></text:p>
            </text:list-item>
          </text:list>
        </text:list-item>
      </text:list>
      <text:p text:style-name="P49"/>
      <text:list xml:id="list94152330509635" text:continue-numbering="true" text:style-name="L38">
        <text:list-item>
          <text:list>
            <text:list-item>
              <text:p text:style-name="P427"><text:span text:style-name="T143">Contrairement à la fonction </text:span><text:span text:style-name="T97">Ec</text:span><text:span text:style-name="T87">ho</text:span><text:span text:style-name="T96">S</text:span><text:span text:style-name="T90">uccess</text:span><text:span text:style-name="T96">N</text:span><text:span text:style-name="T87">o</text:span><text:span text:style-name="T127">L</text:span><text:span text:style-name="T87">og</text:span><text:span text:style-name="T143">, chaque sortie de commande est redirigée à la fois vers le terminal et dans le fichier de logs.</text:span></text:p>
            </text:list-item>
          </text:list>
        </text:list-item>
      </text:list>
      <text:p text:style-name="P49"/>
      <text:list xml:id="list94152389186346" text:continue-numbering="true" text:style-name="L38">
        <text:list-item>
          <text:p text:style-name="P349">Paramètre :</text:p>
          <text:list>
            <text:list-item>
              <text:p text:style-name="P427"><text:span text:style-name="T42">e_succ</text:span><text:span text:style-name="T30">_string</text:span><text:span text:style-name="T143"> → Ce paramètre attend la chaîne de caractères du message de succès à afficher.</text:span></text:p>
            </text:list-item>
          </text:list>
        </text:list-item>
      </text:list>
      <text:p text:style-name="P49"/>
      <text:list xml:id="list94151817085560" text:continue-numbering="true" text:style-name="L38">
        <text:list-item>
          <text:p text:style-name="P349">Fonctionnement :</text:p>
          <text:list>
            <text:list-item>
              <text:p text:style-name="P427"><text:span text:style-name="T143">Cette fonction appelle la fonction </text:span><text:span text:style-name="T97">Ec</text:span><text:span text:style-name="T87">ho</text:span><text:span text:style-name="T96">S</text:span><text:span text:style-name="T90">uccess</text:span><text:span text:style-name="T96">N</text:span><text:span text:style-name="T87">o</text:span><text:span text:style-name="T118">L</text:span><text:span text:style-name="T87">og</text:span><text:span text:style-name="T143"> tout en passant </text:span><text:span text:style-name="T152">le</text:span><text:span text:style-name="T143"> paramètre </text:span><text:span text:style-name="T30">v_string</text:span><text:span text:style-name="T143"> en argument et en redirigeant chaque sortie de la fonction </text:span><text:span text:style-name="T97">Ec</text:span><text:span text:style-name="T87">ho</text:span><text:span text:style-name="T96">S</text:span><text:span text:style-name="T90">uccess</text:span><text:span text:style-name="T96">N</text:span><text:span text:style-name="T87">o</text:span><text:span text:style-name="T119">L</text:span><text:span text:style-name="T87">og</text:span><text:span text:style-name="T143"> à la fois vers le terminal et dans le fichier de logs.</text:span></text:p>
            </text:list-item>
          </text:list>
        </text:list-item>
      </text:list>
      <text:p text:style-name="P49"/>
      <text:list xml:id="list94153783213456" text:continue-numbering="true" text:style-name="L38">
        <text:list-item>
          <text:p text:style-name="P349">Utilisation :</text:p>
          <text:list>
            <text:list-item>
              <text:p text:style-name="P218">Utilisez cette fonction pour afficher un message de succès tout en le redirigeant vers le fichier de logs.</text:p>
            </text:list-item>
          </text:list>
        </text:list-item>
      </text:list>
      <text:p text:style-name="P2"/>
      <text:p text:style-name="P2"/>
      <text:p text:style-name="P488"><text:soft-page-break/>Echo<text:span text:style-name="T453">Success</text:span>CustomTimer</text:p>
      <text:list xml:id="list94152996357872" text:continue-list="list94153136245361" text:style-name="L67">
        <text:list-item>
          <text:p text:style-name="P378">Description :</text:p>
          <text:list>
            <text:list-item>
              <text:p text:style-name="P272">Cette fonction affiche un <text:span text:style-name="T447">message de succès de sous-étape sans le rediriger vers le fichier de logs, en plus de mettre en pause le script selon un temps souhaité.</text:span></text:p>
            </text:list-item>
          </text:list>
        </text:list-item>
      </text:list>
      <text:p text:style-name="P260"/>
      <text:list xml:id="list94153632073740" text:continue-numbering="true" text:style-name="L67">
        <text:list-item>
          <text:p text:style-name="P381">Paramètre<text:span text:style-name="T448">s</text:span> :</text:p>
          <text:list>
            <text:list-item>
              <text:p text:style-name="P263"><text:span text:style-name="T27">e_</text:span><text:span text:style-name="T29">succ</text:span><text:span text:style-name="T27">_ct_string</text:span> → <text:span text:style-name="T449">Ce paramètre attend la chaîne de caractères contenant le message de succès à afficher.</text:span></text:p>
            </text:list-item>
            <text:list-item>
              <text:p text:style-name="P275"><text:span text:style-name="T20">e_</text:span><text:span text:style-name="T29">succ</text:span><text:span text:style-name="T20">_ct_t</text:span> → <text:span text:style-name="T450">Ce paramètre attend un nombre entier ou flottant.</text:span></text:p>
            </text:list-item>
          </text:list>
        </text:list-item>
      </text:list>
      <text:p text:style-name="P266"><text:s/></text:p>
      <text:list xml:id="list94153145467928" text:continue-numbering="true" text:style-name="L67">
        <text:list-item>
          <text:p text:style-name="P384">Fonctionnement :</text:p>
          <text:list>
            <text:list-item>
              <text:p text:style-name="P278">Cette fonction <text:span text:style-name="T451">appelle la fonction </text:span><text:span text:style-name="T80">Echo</text:span><text:span text:style-name="T82">Success</text:span><text:span text:style-name="T80">NoLog</text:span><text:span text:style-name="T276"> en premier </text:span><text:span text:style-name="T279">(de cette manière, </text:span><text:span text:style-name="T280">la couleur du message </text:span><text:span text:style-name="T288">de succès</text:span><text:span text:style-name="T280"> est déjà encodée, avant d’être réinitialisée selon la couleur du texte du terminal par défaut à la fin du message</text:span><text:span text:style-name="T279">)</text:span><text:span text:style-name="T276">, </text:span><text:span text:style-name="T278">puis </text:span><text:span text:style-name="T277">lui passe en argument son premier paramètre.</text:span></text:p>
            </text:list-item>
          </text:list>
        </text:list-item>
      </text:list>
      <text:p text:style-name="P281"><text:span text:style-name="T277"/></text:p>
      <text:list xml:id="list94153332153234" text:continue-numbering="true" text:style-name="L67">
        <text:list-item>
          <text:list>
            <text:list-item>
              <text:p text:style-name="P284"><text:span text:style-name="T277">U</text:span><text:span text:style-name="T254">ne fois le premier paramètre passé, </text:span><text:span text:style-name="T281">la fonction appelle la commande </text:span><text:span text:style-name="T227">sleep</text:span><text:span text:style-name="T281">, puis lui passe en argument son deuxième paramètre.</text:span></text:p>
            </text:list-item>
          </text:list>
        </text:list-item>
      </text:list>
      <text:p text:style-name="P269"/>
      <text:list xml:id="list94152293195047" text:continue-numbering="true" text:style-name="L67">
        <text:list-item>
          <text:p text:style-name="P384">Utilisation :</text:p>
          <text:list>
            <text:list-item>
              <text:p text:style-name="P287">Cette fonction est utilisée dans les fonction <text:span text:style-name="T59">Makedir</text:span><text:span text:style-name="T254"> et </text:span><text:span text:style-name="T59">Makefile</text:span><text:span text:style-name="T282"> en tant que troisième paramètre pour définir le temps d’affichage de chaque message </text:span><text:span text:style-name="T289">de succès </text:span><text:span text:style-name="T290">de sous-étape</text:span><text:span text:style-name="T282"> selon l’utilisation de chaque fonction (affichage des messages à l’écran </text:span><text:span text:style-name="T15">ET</text:span><text:span text:style-name="T283"> dans les fichier de logs</text:span><text:span text:style-name="T282"> ou écriture de ces messages uniquement dans le fichier de logs).</text:span></text:p>
            </text:list-item>
          </text:list>
        </text:list-item>
      </text:list>
      <text:p text:style-name="P2"/>
      <text:p text:style-name="P2"/>
      <text:p text:style-name="P116"><text:span text:style-name="T340">E</text:span>cho<text:span text:style-name="T340">SuccessN</text:span>o<text:span text:style-name="T417">L</text:span>og</text:p>
      <text:list xml:id="list3842708416" text:style-name="L39">
        <text:list-item>
          <text:p text:style-name="P350">Description :</text:p>
          <text:list>
            <text:list-item>
              <text:p text:style-name="P428"><text:span text:style-name="T143">Cette fonction affiche un message d’erreur coloré en vert, précédé de huit chevrons </text:span><text:span text:style-name="T170">« inférieur à »</text:span><text:span text:style-name="T143"> pour le différencier des messages de changement de sous-étapes.</text:span></text:p>
            </text:list-item>
          </text:list>
        </text:list-item>
      </text:list>
      <text:p text:style-name="P2"/>
      <text:list xml:id="list94151837402601" text:continue-numbering="true" text:style-name="L39">
        <text:list-item>
          <text:list>
            <text:list-item>
              <text:p text:style-name="P428"><text:span text:style-name="T143">Aucune sortie de commandes n’est redirigée </text:span><text:span text:style-name="T165">vers</text:span><text:span text:style-name="T143"> le fichier de logs. La fonction </text:span><text:span text:style-name="T98">E</text:span><text:span text:style-name="T87">cho</text:span><text:span text:style-name="T98">S</text:span><text:span text:style-name="T89">uccess</text:span><text:span text:style-name="T143"> s’en charge.</text:span></text:p>
            </text:list-item>
          </text:list>
        </text:list-item>
      </text:list>
      <text:p text:style-name="P2"/>
      <text:list xml:id="list94153036203125" text:continue-numbering="true" text:style-name="L39">
        <text:list-item>
          <text:p text:style-name="P350">Paramètre :</text:p>
          <text:list>
            <text:list-item>
              <text:p text:style-name="P428"><text:span text:style-name="T39">e_</text:span><text:span text:style-name="T40">succ</text:span><text:span text:style-name="T30">_n</text:span><text:span text:style-name="T55">l</text:span><text:span text:style-name="T30">_string</text:span><text:span text:style-name="T143"> → Ce paramètre attend la chaîne de caractères du message de succès à afficher.</text:span></text:p>
            </text:list-item>
          </text:list>
        </text:list-item>
      </text:list>
      <text:p text:style-name="P2"/>
      <text:list xml:id="list94151969010967" text:continue-numbering="true" text:style-name="L39">
        <text:list-item>
          <text:p text:style-name="P350">Fonctionnement :</text:p>
          <text:list>
            <text:list-item>
              <text:p text:style-name="P428"><text:span text:style-name="T143">Cette fonction appelle la variable </text:span><text:span text:style-name="T30">SCRIPT_V_TAB</text:span><text:span text:style-name="T143"> avant chaque message pour le colorer en vert et afficher les huit chevrons, puis le paramètre </text:span><text:span text:style-name="T41">e_succ_</text:span><text:span text:style-name="T30">n</text:span><text:span text:style-name="T56">l</text:span><text:span text:style-name="T30">_string</text:span><text:span text:style-name="T143"> pour afficher le message passé en argument lors de l’appel de la fonction. Enfin, la fonction finit par appeler la variable </text:span><text:span text:style-name="T30">SCRIPT_C_RESET</text:span><text:span text:style-name="T143"> pour colorer tout texte suivant selon la couleur par défaut du terminal.</text:span></text:p>
            </text:list-item>
          </text:list>
        </text:list-item>
      </text:list>
      <text:p text:style-name="P2"/>
      <text:list xml:id="list94152526349581" text:continue-numbering="true" text:style-name="L39">
        <text:list-item>
          <text:p text:style-name="P350">Utilisation :</text:p>
          <text:list>
            <text:list-item>
              <text:p text:style-name="P219">Utilisez cette fonction pour afficher un message de succès sans le rediriger vers le fichier de logs.</text:p>
            </text:list-item>
          </text:list>
        </text:list-item>
      </text:list>
      <text:p text:style-name="P2"/>
      <text:list xml:id="list94152032437691" text:continue-numbering="true" text:style-name="L39">
        <text:list-item>
          <text:list>
            <text:list-item>
              <text:p text:style-name="P217">Techniquement, je l’utilise en redirigeant ses sorties uniquement vers le fichier de logs, car la même fonction redirigeant automatiquement ses sorties vers ce même fichier fait apparaître la même ligne en <text:span text:style-name="T454">double</text:span> dans ce même fichier.</text:p>
            </text:list-item>
          </text:list>
        </text:list-item>
      </text:list>
      <text:p text:style-name="P2"/>
      <text:p text:style-name="P2"/>
      <text:p text:style-name="P120">Newline</text:p>
      <text:list xml:id="list94153471483012" text:continue-list="list94153582347182" text:style-name="L34">
        <text:list-item>
          <text:p text:style-name="P332"><text:soft-page-break/>Description :</text:p>
          <text:list>
            <text:list-item>
              <text:p text:style-name="P204">Cette fonction <text:span text:style-name="T320">sert à rediriger un saut de ligne à la fois dans la zone de texte du terminal et à la fois dans le fichier de logs.</text:span></text:p>
            </text:list-item>
          </text:list>
        </text:list-item>
      </text:list>
      <text:p text:style-name="P23"/>
      <text:list xml:id="list94153511357152" text:continue-numbering="true" text:style-name="L34">
        <text:list-item>
          <text:p text:style-name="P351">Fonctionnement :</text:p>
          <text:list>
            <text:list-item>
              <text:p text:style-name="P220">La commande <text:span text:style-name="T323">echo</text:span><text:span text:style-name="T254"> est appelée </text:span><text:span text:style-name="T291">en laissant une chaîne de</text:span><text:span text:style-name="T258"> caractère</text:span><text:span text:style-name="T291">s vide</text:span><text:span text:style-name="T259"> entre les double guillemets, </text:span><text:span text:style-name="T260">puis sa sortie </text:span><text:span text:style-name="T261">standard est redirigée vers le terminal et le fichier de logs grâce à la commande </text:span><text:span text:style-name="T324">tee -a</text:span><text:span text:style-name="T261">.</text:span></text:p>
            </text:list-item>
          </text:list>
        </text:list-item>
      </text:list>
      <text:p text:style-name="P23"/>
      <text:list xml:id="list94153440055273" text:continue-numbering="true" text:style-name="L34">
        <text:list-item>
          <text:p text:style-name="P332">Utilisation :</text:p>
          <text:list>
            <text:list-item>
              <text:p text:style-name="P208"><text:span text:style-name="T325">Appelez</text:span> cette fonction<text:span text:style-name="T322"> où vous la désirez pour effectuer un saut de ligne dans la zone de texte du terminal </text:span><text:span text:style-name="T16">ET</text:span><text:span text:style-name="T292"> dans le fichier de logs</text:span>.</text:p>
            </text:list-item>
          </text:list>
        </text:list-item>
      </text:list>
      <text:p text:style-name="P2"/>
      <text:p text:style-name="P290"/>
      <text:p text:style-name="P489">Newline<text:span text:style-name="T455">Log</text:span></text:p>
      <text:list xml:id="list94153009272796" text:continue-numbering="true" text:style-name="L34">
        <text:list-item>
          <text:p text:style-name="P335">Description :</text:p>
          <text:list>
            <text:list-item>
              <text:p text:style-name="P504"><text:span text:style-name="T404">Cette fonction </text:span><text:span text:style-name="T408">sert à effectuer un saut de ligne </text:span><text:span text:style-name="T409">uniquement dans le fichier de logs.</text:span></text:p>
            </text:list-item>
          </text:list>
        </text:list-item>
      </text:list>
      <text:p text:style-name="P290"/>
      <text:p text:style-name="P290"/>
      <text:p text:style-name="P490">Newline<text:span text:style-name="T456">NoLog</text:span></text:p>
      <text:list xml:id="list94153868584288" text:continue-numbering="true" text:style-name="L34">
        <text:list-item>
          <text:p text:style-name="P336">Description :</text:p>
          <text:list>
            <text:list-item>
              <text:p text:style-name="P207">Cette fonction <text:span text:style-name="T320">sert à effectuer un saut de ligne</text:span></text:p>
            </text:list-item>
          </text:list>
        </text:list-item>
      </text:list>
      <text:p text:style-name="P291"/>
      <text:p text:style-name="P290"/>
      <text:p text:style-name="P89">3.2.1.2 : Création des headers :</text:p>
      <text:p text:style-name="P79"/>
      <text:p text:style-name="P116"><text:span text:style-name="T338">D</text:span>raw<text:span text:style-name="T338">H</text:span>eader<text:span text:style-name="T338">L</text:span>ine</text:p>
      <text:list xml:id="list52092300" text:style-name="L40">
        <text:list-item>
          <text:p text:style-name="P352">Description :</text:p>
          <text:list>
            <text:list-item>
              <text:p text:style-name="P221">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94152191207314" text:continue-numbering="true" text:style-name="L40">
        <text:list-item>
          <text:p text:style-name="P352">Paramètres :</text:p>
          <text:list>
            <text:list-item>
              <text:p text:style-name="P429"><text:span text:style-name="T30">line_char</text:span><text:span text:style-name="T143"> → Cette variable récupère le caractère passé en argument lors de l'appel de la fonction.</text:span></text:p>
            </text:list-item>
          </text:list>
        </text:list-item>
      </text:list>
      <text:p text:style-name="P2"/>
      <text:list xml:id="list94151963471771" text:continue-numbering="true" text:style-name="L40">
        <text:list-item>
          <text:list>
            <text:list-item>
              <text:p text:style-name="P429"><text:span text:style-name="T30">line_color</text:span><text:span text:style-name="T143"> → Cette variable récupère la couleur du caractère définie en argument lors de l'appel de la fonction.</text:span></text:p>
            </text:list-item>
          </text:list>
        </text:list-item>
      </text:list>
      <text:p text:style-name="P2"/>
      <text:list xml:id="list94153611899145" text:continue-numbering="true" text:style-name="L40">
        <text:list-item>
          <text:p text:style-name="P352">Fonctionnement :</text:p>
          <text:list>
            <text:list-item>
              <text:p text:style-name="P221">La fonction commence par vérifier si une colonne n’est pas vide. Si c’est le cas, alors le caractère écrit dans la colonne est coloré selon l’encodage souhaité.</text:p>
            </text:list-item>
          </text:list>
        </text:list-item>
      </text:list>
      <text:p text:style-name="P2"/>
      <text:list xml:id="list94152673668942" text:continue-numbering="true" text:style-name="L40">
        <text:list-item>
          <text:list>
            <text:list-item>
              <text:p text:style-name="P222">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6"/>
      <text:list xml:id="list94153502560584" text:continue-numbering="true" text:style-name="L40">
        <text:list-item>
          <text:list>
            <text:list-item>
              <text:p text:style-name="P222">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94151854944581" text:continue-numbering="true" text:style-name="L40">
        <text:list-item>
          <text:p text:style-name="P352">Utilisation :</text:p>
          <text:list>
            <text:list-item>
              <text:p text:style-name="P221">À part pour dessiner une ligne pour les header, cette fonction n’a pas d’intérêts à être réutilisée ailleurs dans le script.</text:p>
            </text:list-item>
          </text:list>
        </text:list-item>
      </text:list>
      <text:p text:style-name="P27"><text:soft-page-break/></text:p>
      <text:p text:style-name="P28"/>
      <text:p text:style-name="P116"><text:span text:style-name="T337">H</text:span>eader<text:span text:style-name="T337">B</text:span>ase</text:p>
      <text:list xml:id="list944981629" text:style-name="L41">
        <text:list-item>
          <text:p text:style-name="P353">Description :</text:p>
          <text:list>
            <text:list-item>
              <text:p text:style-name="P223">Cette fonction sert de base à la création d’un header fonctionnel et personnalisé.</text:p>
            </text:list-item>
          </text:list>
        </text:list-item>
      </text:list>
      <text:p text:style-name="P2"/>
      <text:list xml:id="list94152223762495" text:continue-numbering="true" text:style-name="L41">
        <text:list-item>
          <text:p text:style-name="P353">Paramètres :</text:p>
          <text:list>
            <text:list-item>
              <text:p text:style-name="P430"><text:span text:style-name="T30">header_base_line_color</text:span><text:span text:style-name="T238"> </text:span><text:span text:style-name="T143">→ Ce premier paramètre attend le code couleur des caractères de la ligne de caractères.</text:span></text:p>
            </text:list-item>
          </text:list>
        </text:list-item>
      </text:list>
      <text:p text:style-name="P2"/>
      <text:list xml:id="list94152203235327" text:continue-numbering="true" text:style-name="L41">
        <text:list-item>
          <text:list>
            <text:list-item>
              <text:p text:style-name="P430"><text:span text:style-name="T30">header_base_line_char</text:span><text:span text:style-name="T143"> → Ce deuxième paramètre attend le caractère de la ligne de caractères.</text:span></text:p>
            </text:list-item>
          </text:list>
        </text:list-item>
      </text:list>
      <text:p text:style-name="P2"/>
      <text:list xml:id="list94153096878385" text:continue-numbering="true" text:style-name="L41">
        <text:list-item>
          <text:list>
            <text:list-item>
              <text:p text:style-name="P430"><text:span text:style-name="T30">header_base_string_color</text:span><text:span text:style-name="T143"> → Ce troisième paramètre attend le code couleur de la chaîne de caractères à afficher.</text:span></text:p>
            </text:list-item>
          </text:list>
        </text:list-item>
      </text:list>
      <text:p text:style-name="P2"/>
      <text:list xml:id="list94153461893145" text:continue-numbering="true" text:style-name="L41">
        <text:list-item>
          <text:list>
            <text:list-item>
              <text:p text:style-name="P430"><text:span text:style-name="T30">header_base_string</text:span><text:span text:style-name="T143"> → Ce quatrième paramètre attend la chaîne de caractères à afficher entre les deux lignes de caractères.</text:span></text:p>
            </text:list-item>
          </text:list>
        </text:list-item>
      </text:list>
      <text:p text:style-name="P2"/>
      <text:list xml:id="list94152342611548" text:continue-numbering="true" text:style-name="L41">
        <text:list-item>
          <text:p text:style-name="P353">Fonctionnement :</text:p>
          <text:list>
            <text:list-item>
              <text:p text:style-name="P223">La fonction commence par vérifier si une colonne n’est pas vide. Si c’est le cas, alors le caractère écrit dans la colonne est coloré selon l’encodage souhaité. </text:p>
            </text:list-item>
          </text:list>
        </text:list-item>
      </text:list>
      <text:p text:style-name="P2"/>
      <text:list xml:id="list94151878018307" text:continue-numbering="true" text:style-name="L41">
        <text:list-item>
          <text:list>
            <text:list-item>
              <text:p text:style-name="P430"><text:span text:style-name="T143">La fonction </text:span><text:span text:style-name="T95">D</text:span><text:span text:style-name="T87">raw</text:span><text:span text:style-name="T95">H</text:span><text:span text:style-name="T87">eader</text:span><text:span text:style-name="T95">L</text:span><text:span text:style-name="T87">ine</text:span><text:span text:style-name="T143"> est appelée une première fois pour afficher la première ligne de caractères en appelant les paramètres </text:span><text:span text:style-name="T30">header_base_line_color</text:span><text:span text:style-name="T143"> et </text:span><text:span text:style-name="T30">header_base_line_char</text:span><text:span text:style-name="T143">.</text:span></text:p>
            </text:list-item>
          </text:list>
        </text:list-item>
      </text:list>
      <text:p text:style-name="P2"/>
      <text:list xml:id="list94153066130892" text:continue-numbering="true" text:style-name="L41">
        <text:list-item>
          <text:list>
            <text:list-item>
              <text:p text:style-name="P430"><text:span text:style-name="T143">La commande echo est appelée pour écrire le message à afficher en définissant l’encodage de sa couleur via le paramètre </text:span><text:span text:style-name="T30">header_base_string_color</text:span><text:span text:style-name="T143">, puis affiche un prompt, puis le texte du header via le paramètre </text:span><text:span text:style-name="T30">header_base_string</text:span><text:span text:style-name="T143">.</text:span></text:p>
            </text:list-item>
          </text:list>
        </text:list-item>
      </text:list>
      <text:p text:style-name="P2"/>
      <text:list xml:id="list94152676287447" text:continue-numbering="true" text:style-name="L41">
        <text:list-item>
          <text:list>
            <text:list-item>
              <text:p text:style-name="P430"><text:span text:style-name="T143">La fonction </text:span><text:span text:style-name="T94">D</text:span><text:span text:style-name="T87">raw</text:span><text:span text:style-name="T94">H</text:span><text:span text:style-name="T87">eader</text:span><text:span text:style-name="T94">L</text:span><text:span text:style-name="T87">ine</text:span><text:span text:style-name="T143"> est appelée une deuxième et dernière fois pour afficher la deuxième ligne de caractères du header.</text:span></text:p>
            </text:list-item>
          </text:list>
        </text:list-item>
      </text:list>
      <text:p text:style-name="P2"/>
      <text:list xml:id="list94152831000792" text:continue-numbering="true" text:style-name="L41">
        <text:list-item>
          <text:p text:style-name="P353">Utilisation :</text:p>
          <text:list>
            <text:list-item>
              <text:p text:style-name="P223">Appelez cette fonction si vous créez un header personnalisé, elle vous facilitera grandement la <text:span text:style-name="T316">tâche</text:span>.</text:p>
            </text:list-item>
          </text:list>
        </text:list-item>
      </text:list>
      <text:p text:style-name="P2"/>
      <text:p text:style-name="P2"/>
      <text:p text:style-name="P121"><text:span text:style-name="T335">S</text:span>cript<text:span text:style-name="T335">H</text:span>eader</text:p>
      <text:list xml:id="list3626728691" text:style-name="L42">
        <text:list-item>
          <text:p text:style-name="P355">Description :</text:p>
          <text:list>
            <text:list-item>
              <text:p text:style-name="P431"><text:span text:style-name="T143">Cette fonction crée un header dont les lignes de caractères, composées de caractères dépendants de la valeur de la variable </text:span><text:span text:style-name="T30">SCRIPT_HEADER_LINE_CHAR</text:span><text:span text:style-name="T143">, et son message sont colorés en bleu cyan.</text:span></text:p>
            </text:list-item>
          </text:list>
        </text:list-item>
      </text:list>
      <text:p text:style-name="P2"/>
      <text:list xml:id="list94151831531812" text:continue-numbering="true" text:style-name="L42">
        <text:list-item>
          <text:p text:style-name="P354">Paramètre :</text:p>
          <text:list>
            <text:list-item>
              <text:p text:style-name="P431"><text:span text:style-name="T44">script_h</text:span><text:span text:style-name="T30">eader_string</text:span><text:span text:style-name="T143"> → Ce paramètre attend une chaîne de caractères indiquant le nom de la nouvelle étape en cours d’exécution.</text:span></text:p>
            </text:list-item>
          </text:list>
        </text:list-item>
      </text:list>
      <text:p text:style-name="P2"/>
      <text:list xml:id="list94153697934787" text:continue-numbering="true" text:style-name="L42">
        <text:list-item>
          <text:p text:style-name="P354">Fonctionnement :</text:p>
          <text:list>
            <text:list-item>
              <text:p text:style-name="P431"><text:span text:style-name="T143">Cette fonction appelle la fonction </text:span><text:span text:style-name="T93">H</text:span><text:span text:style-name="T87">eader</text:span><text:span text:style-name="T93">B</text:span><text:span text:style-name="T87">ase</text:span><text:span text:style-name="T143"> en colorant d’abord chaque ligne de caractères en bleu cyan. puis affiche chaque caractère de chaque ligne de caractères selon la valeur de la variable </text:span><text:span text:style-name="T30">SCRIPT_HEADER_LINE_CHAR</text:span><text:span text:style-name="T143">.</text:span></text:p>
            </text:list-item>
          </text:list>
        </text:list-item>
      </text:list>
      <text:p text:style-name="P2"/>
      <text:list xml:id="list94152870109150" text:continue-numbering="true" text:style-name="L42">
        <text:list-item>
          <text:list>
            <text:list-item>
              <text:p text:style-name="P431"><text:soft-page-break/><text:span text:style-name="T143">Une fois l’affichage des lignes paramétrée, la couleur de la chaîne de caractères à afficher est encodée en bleu cyan, avant d’être affichée par le biais du paramètre </text:span><text:span text:style-name="T47">script_h</text:span><text:span text:style-name="T30">eader_string</text:span><text:span text:style-name="T143">.</text:span></text:p>
            </text:list-item>
          </text:list>
        </text:list-item>
      </text:list>
      <text:p text:style-name="P2"/>
      <text:list xml:id="list94152046899621" text:continue-numbering="true" text:style-name="L42">
        <text:list-item>
          <text:p text:style-name="P354">Utilisation :</text:p>
          <text:list>
            <text:list-item>
              <text:p text:style-name="P224">Appelez cette fonction en tout premier si vous rajoutez une nouvelle étape (sous la forme d’une fonction, par exemple).</text:p>
            </text:list-item>
          </text:list>
        </text:list-item>
      </text:list>
      <text:p text:style-name="P2"/>
      <text:p text:style-name="P2"/>
      <text:p text:style-name="P116"><text:span text:style-name="T336">H</text:span>eader<text:span text:style-name="T336">I</text:span>nstall</text:p>
      <text:list xml:id="list2301423796" text:style-name="L43">
        <text:list-item>
          <text:p text:style-name="P356">Description :</text:p>
          <text:list>
            <text:list-item>
              <text:p text:style-name="P432"><text:span text:style-name="T143">Cette fonction crée un header dont les lignes de caractères, composées de caractères dépendants de la valeur de la variable </text:span><text:span text:style-name="T30">SCRIPT_HEADER_LINE_CHAR</text:span><text:span text:style-name="T143">, sont colorées en jaune, et son message en vert.</text:span></text:p>
            </text:list-item>
          </text:list>
        </text:list-item>
      </text:list>
      <text:p text:style-name="P2"/>
      <text:list xml:id="list194335037" text:style-name="L44">
        <text:list-item>
          <text:p text:style-name="P357">Paramètre :</text:p>
          <text:list>
            <text:list-item>
              <text:p text:style-name="P433"><text:span text:style-name="T45">header_</text:span><text:span text:style-name="T30">install_string</text:span><text:span text:style-name="T143"> → Ce paramètre attend une chaîne de caractères indiquant quelle catégorie de paquets est désormais installée.</text:span></text:p>
            </text:list-item>
          </text:list>
        </text:list-item>
      </text:list>
      <text:p text:style-name="P2"/>
      <text:list xml:id="list94152693204553" text:continue-numbering="true" text:style-name="L44">
        <text:list-item>
          <text:p text:style-name="P357">Fonctionnement :</text:p>
          <text:list>
            <text:list-item>
              <text:p text:style-name="P433"><text:span text:style-name="T143">Cette fonction appelle la fonction </text:span><text:span text:style-name="T112">H</text:span><text:span text:style-name="T87">eader</text:span><text:span text:style-name="T111">B</text:span><text:span text:style-name="T87">ase</text:span><text:span text:style-name="T143"> en colorant d’abord chaque ligne de caractères en jaune. puis affiche chaque caractère de chaque ligne de caractères selon la valeur de la variable </text:span><text:span text:style-name="T30">SCRIPT_HEADER_LINE_CHAR</text:span><text:span text:style-name="T143">.</text:span></text:p>
            </text:list-item>
          </text:list>
        </text:list-item>
      </text:list>
      <text:p text:style-name="P2"/>
      <text:list xml:id="list94153459965979" text:continue-numbering="true" text:style-name="L44">
        <text:list-item>
          <text:list>
            <text:list-item>
              <text:p text:style-name="P433"><text:span text:style-name="T143">Une fois l’affichage des lignes paramétrée, la couleur de la chaîne de caractères à afficher est encodée en vert, avant d’être affichée par le biais du paramètre </text:span><text:span text:style-name="T30">header_</text:span><text:span text:style-name="T46">install</text:span><text:span text:style-name="T30">_string</text:span><text:span text:style-name="T143">.</text:span></text:p>
            </text:list-item>
          </text:list>
        </text:list-item>
      </text:list>
      <text:p text:style-name="P2"/>
      <text:list xml:id="list94153366521499" text:continue-numbering="true" text:style-name="L44">
        <text:list-item>
          <text:p text:style-name="P357">Utilisation :</text:p>
          <text:list>
            <text:list-item>
              <text:p text:style-name="P225">Appelez cette fonction si vous souhaitez rajouter une catégorie de paquets pendant la phase d’installation.</text:p>
            </text:list-item>
          </text:list>
        </text:list-item>
      </text:list>
      <text:p text:style-name="P2"/>
      <text:p text:style-name="P2"/>
      <text:p text:style-name="P116"><text:span text:style-name="T343">H</text:span>andle<text:span text:style-name="T343">E</text:span>rrors</text:p>
      <text:list xml:id="list2211472854" text:style-name="L45">
        <text:list-item>
          <text:p text:style-name="P358">Description :</text:p>
          <text:list>
            <text:list-item>
              <text:p text:style-name="P434"><text:span text:style-name="T143">Si une erreur fatale survient lors de l’exécution du script, cette fonction crée d’abord un header dont les lignes de caractères, composées de caractères dépendants de la valeur de la variable </text:span><text:span text:style-name="T30">SCRIPT_HEADER_LINE_CHAR</text:span><text:span text:style-name="T143">, et son message sont colorés en rouge. </text:span></text:p>
            </text:list-item>
          </text:list>
        </text:list-item>
      </text:list>
      <text:p text:style-name="P2"/>
      <text:list xml:id="list94152929675670" text:continue-numbering="true" text:style-name="L45">
        <text:list-item>
          <text:list>
            <text:list-item>
              <text:p text:style-name="P226">Une fois le header affiché, trois lignes supplémentaires s’affichent pour indiquer à l'utilisateur qu’une erreur fatale a eu lieu lors de l’exécution du script.</text:p>
            </text:list-item>
          </text:list>
        </text:list-item>
      </text:list>
      <text:p text:style-name="P2"/>
      <text:list xml:id="list94153493195049" text:continue-numbering="true" text:style-name="L45">
        <text:list-item>
          <text:p text:style-name="P358">Paramètre :</text:p>
          <text:list>
            <text:list-item>
              <text:p text:style-name="P434"><text:span text:style-name="T30">error_string</text:span><text:span text:style-name="T143"> → Ce paramètre attend une chaîne de caractères indiquant de manière précise l’erreur s’étant produite.</text:span></text:p>
            </text:list-item>
          </text:list>
        </text:list-item>
      </text:list>
      <text:p text:style-name="P2"/>
      <text:list xml:id="list94152278219730" text:continue-numbering="true" text:style-name="L45">
        <text:list-item>
          <text:p text:style-name="P358">Fonctionnement :</text:p>
          <text:list>
            <text:list-item>
              <text:p text:style-name="P434"><text:span text:style-name="T143">Cette fonction appelle la fonction </text:span><text:span text:style-name="T102">H</text:span><text:span text:style-name="T87">eader</text:span><text:span text:style-name="T101">B</text:span><text:span text:style-name="T87">ase</text:span><text:span text:style-name="T143"> en colorant d’abord chaque ligne de caractères en rouge. puis en affichant chaque caractère de chaque ligne de caractères selon la valeur de la variable </text:span><text:span text:style-name="T30">SCRIPT_HEADER_LINE_CHAR</text:span><text:span text:style-name="T143">. </text:span></text:p>
            </text:list-item>
          </text:list>
        </text:list-item>
      </text:list>
      <text:p text:style-name="P2"/>
      <text:list xml:id="list94152155076253" text:continue-numbering="true" text:style-name="L45">
        <text:list-item>
          <text:list>
            <text:list-item>
              <text:p text:style-name="P226">Une fois le header affiché, trois lignes supplémentaires sont affichées. La première indique qu’une erreur fatale a eu lieu, la deuxième ligne affiche l’origine de l’erreur <text:span text:style-name="T317">via le paramètre </text:span><text:span text:style-name="T21">error_string</text:span><text:span text:style-name="T256">, </text:span><text:span text:style-name="T257">t</text:span>andis que la troisième et dernière ligne indique simplement que l’installation s’arrête.</text:p>
            </text:list-item>
          </text:list>
        </text:list-item>
      </text:list>
      <text:p text:style-name="P2"/>
      <text:list xml:id="list94153825375908" text:continue-numbering="true" text:style-name="L45">
        <text:list-item>
          <text:list>
            <text:list-item>
              <text:p text:style-name="P226"><text:soft-page-break/>Une fois la troisième ligne affichée, la commande <text:span text:style-name="T222">exit</text:span> est appelée pour mettre fin au programme.</text:p>
            </text:list-item>
          </text:list>
        </text:list-item>
      </text:list>
      <text:p text:style-name="P2"/>
      <text:list xml:id="list94152158770808" text:continue-numbering="true" text:style-name="L45">
        <text:list-item>
          <text:p text:style-name="P358">Utilisation :</text:p>
          <text:list>
            <text:list-item>
              <text:p text:style-name="P226">Appelez cette fonction dans une condition si vous savez qu’une erreur fatale peut arriver pendant l’exécution d’une de vos sous-étapes.</text:p>
            </text:list-item>
          </text:list>
        </text:list-item>
      </text:list>
      <text:p text:style-name="P2"/>
      <text:p text:style-name="P2"/>
      <text:p text:style-name="P2"/>
      <text:p text:style-name="P89">3.2.1.3 : Définition des fonctions d'installation :</text:p>
      <text:p text:style-name="P79"/>
      <text:p text:style-name="P116"><text:span text:style-name="T344">P</text:span>ack<text:span text:style-name="T344">I</text:span>nstall</text:p>
      <text:list xml:id="list843060255" text:style-name="L46">
        <text:list-item>
          <text:p text:style-name="P359">Description :</text:p>
          <text:list>
            <text:list-item>
              <text:p text:style-name="P227">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94152072102707" text:continue-numbering="true" text:style-name="L46">
        <text:list-item>
          <text:p text:style-name="P359">Paramètre :</text:p>
          <text:list>
            <text:list-item>
              <text:p text:style-name="P435"><text:span text:style-name="T30">package_name</text:span><text:span text:style-name="T143"> → Ce paramètre attend le nom du paquet à installer.</text:span></text:p>
            </text:list-item>
          </text:list>
        </text:list-item>
      </text:list>
      <text:p text:style-name="P2"/>
      <text:list xml:id="list94153634474543" text:continue-numbering="true" text:style-name="L46">
        <text:list-item>
          <text:p text:style-name="P359">Fonctionnement :</text:p>
          <text:list>
            <text:list-item>
              <text:p text:style-name="P435"><text:span text:style-name="T143">Cette fonction se sert de la commande d’installation du gestionnaire de paquets de l’utilisateur obtenue via la fonction </text:span><text:span text:style-name="T207">G</text:span><text:span text:style-name="T206">et</text:span><text:span text:style-name="T207">D</text:span><text:span text:style-name="T206">ist</text:span><text:span text:style-name="T207">P</text:span><text:span text:style-name="T206">ackage</text:span><text:span text:style-name="T207">M</text:span><text:span text:style-name="T206">anager</text:span><text:span text:style-name="T143"> (voir plus bas) pour télécharger des paquets depuis les dépôts officiels de sa distribution Linux.</text:span></text:p>
            </text:list-item>
          </text:list>
        </text:list-item>
      </text:list>
      <text:p text:style-name="P2"/>
      <text:list xml:id="list94152517894257" text:continue-numbering="true" text:style-name="L46">
        <text:list-item>
          <text:list>
            <text:list-item>
              <text:p text:style-name="P227">Pour optimiser la fonction et éviter de retaper exactement les mêmes lignes pour chaque gestionnaire de paquets (affichage du message d’installation, chronomètre et saut de ligne), une sous-fonction nommée <text:span text:style-name="T64">P</text:span><text:span text:style-name="T59">ack</text:span><text:span text:style-name="T64">M</text:span><text:span text:style-name="T60">anager</text:span><text:span text:style-name="T65">I</text:span><text:span text:style-name="T59">nstall</text:span> a été créée.</text:p>
            </text:list-item>
          </text:list>
        </text:list-item>
      </text:list>
      <text:p text:style-name="P2"/>
      <text:list xml:id="list94152764075426" text:continue-numbering="true" text:style-name="L46">
        <text:list-item>
          <text:p text:style-name="P359">Utilisation :</text:p>
          <text:list>
            <text:list-item>
              <text:p text:style-name="P227">Appelez cette fonction à chaque fois que vous désirez installer un programme depuis les dépôts officiels de votre distribution Linux.</text:p>
            </text:list-item>
          </text:list>
        </text:list-item>
      </text:list>
      <text:p text:style-name="P2"/>
      <text:p text:style-name="P2"/>
      <text:p text:style-name="P116"><text:span text:style-name="T345">P</text:span>ack<text:span text:style-name="T345">ManagerI</text:span>nstall (en travaux)</text:p>
      <text:list xml:id="list60700594" text:style-name="L47">
        <text:list-item>
          <text:p text:style-name="P360">Description :</text:p>
          <text:list>
            <text:list-item>
              <text:p text:style-name="P228">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94152985761855" text:continue-numbering="true" text:style-name="L47">
        <text:list-item>
          <text:p text:style-name="P436"><text:span text:style-name="T143"><text:s/></text:span><text:span text:style-name="T139">Paramètres :</text:span></text:p>
          <text:list>
            <text:list-item>
              <text:p text:style-name="P436"><text:span text:style-name="T139">$</text:span><text:span text:style-name="T30">@</text:span><text:span text:style-name="T143">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94152046985334" text:continue-numbering="true" text:style-name="L47">
        <text:list-item>
          <text:p text:style-name="P360">Fonctionnement :</text:p>
          <text:list>
            <text:list-item>
              <text:p text:style-name="P436"><text:span text:style-name="T143">Cette sous-fonction enregistre chaque commande d’installation dans un tableau dynamique passé en argument lors de l’appel de la fonction (</text:span><text:span text:style-name="T139">$</text:span><text:span text:style-name="T30">@</text:span><text:span text:style-name="T143">), avant d’appeler le paramètre </text:span><text:span text:style-name="T30">package_name</text:span><text:span text:style-name="T143"> de la fonction parente </text:span><text:span text:style-name="T103">P</text:span><text:span text:style-name="T87">ack</text:span><text:span text:style-name="T103">I</text:span><text:span text:style-name="T87">nstall</text:span><text:span text:style-name="T143">, puis de rediriger chaque sortie de commandes vers le terminal et le fichier de logs.</text:span></text:p>
            </text:list-item>
          </text:list>
        </text:list-item>
      </text:list>
      <text:p text:style-name="P2"/>
      <text:list xml:id="list94152418918763" text:continue-numbering="true" text:style-name="L47">
        <text:list-item>
          <text:list>
            <text:list-item>
              <text:p text:style-name="P228">La sous fonction est appelée dans chaque condition de la condition case de sa fonction parente.</text:p>
            </text:list-item>
          </text:list>
        </text:list-item>
      </text:list>
      <text:p text:style-name="P2"/>
      <text:list xml:id="list94151993791277" text:continue-numbering="true" text:style-name="L47">
        <text:list-item>
          <text:list>
            <text:list-item>
              <text:p text:style-name="P228"><text:soft-page-break/>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94151889116432" text:continue-numbering="true" text:style-name="L47">
        <text:list-item>
          <text:list>
            <text:list-item>
              <text:p text:style-name="P436"><text:span text:style-name="T143">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30">1</text:span><text:span text:style-name="T143"> (premier argument) suivant la déclaration de la variable package_name par </text:span><text:span text:style-name="T139">$</text:span><text:span text:style-name="T30">@</text:span><text:span text:style-name="T143"> (tableau d’arguments).</text:span></text:p>
            </text:list-item>
          </text:list>
        </text:list-item>
      </text:list>
      <text:p text:style-name="P2"/>
      <text:list xml:id="list94152722497472" text:continue-numbering="true" text:style-name="L47">
        <text:list-item>
          <text:p text:style-name="P360">Utilisation :</text:p>
          <text:list>
            <text:list-item>
              <text:p text:style-name="P436"><text:span text:style-name="T143">Appelez cette fonction dans la fonction </text:span><text:span text:style-name="T92">Pa</text:span><text:span text:style-name="T87">ck</text:span><text:span text:style-name="T91">I</text:span><text:span text:style-name="T87">nstall</text:span><text:span text:style-name="T143">, plus précisément dans la condition case, si vous souhaitez ajouter un gestionnaire de paquets, puis la commande d’installation de programme du gestionnaire.</text:span></text:p>
            </text:list-item>
          </text:list>
        </text:list-item>
      </text:list>
      <text:p text:style-name="P2"/>
      <text:p text:style-name="P2"/>
      <text:p text:style-name="P116"><text:span text:style-name="T334">S</text:span>nap<text:span text:style-name="T334">I</text:span>nstall</text:p>
      <text:list xml:id="list494866792" text:style-name="L48">
        <text:list-item>
          <text:p text:style-name="P361">Description :</text:p>
          <text:list>
            <text:list-item>
              <text:p text:style-name="P229">Cette fonction appelle la commande d’installation de paquets Snap pour télécharger des paquets via le gestionnaire de paquets Snap.</text:p>
            </text:list-item>
          </text:list>
        </text:list-item>
      </text:list>
      <text:p text:style-name="P2"/>
      <text:list xml:id="list94153660906458" text:continue-numbering="true" text:style-name="L48">
        <text:list-item>
          <text:p text:style-name="P361">Paramètres :</text:p>
          <text:list>
            <text:list-item>
              <text:p text:style-name="P437"><text:span text:style-name="T139">$</text:span><text:span text:style-name="T30">@</text:span><text:span text:style-name="T143"> → Ce tableau de paramètres contient, en tout premier paramètre, le nom du paquet Snap à installer, suivi d’une ou plusieurs options d’installation de paquets Snap (</text:span><text:span text:style-name="T139">--stable</text:span><text:span text:style-name="T143">, </text:span><text:span text:style-name="T139">--classic</text:span><text:span text:style-name="T143">, etc...).</text:span></text:p>
            </text:list-item>
          </text:list>
        </text:list-item>
      </text:list>
      <text:p text:style-name="P2"/>
      <text:list xml:id="list94153767282353" text:continue-numbering="true" text:style-name="L48">
        <text:list-item>
          <text:p text:style-name="P361">Fonctionnement :</text:p>
          <text:list>
            <text:list-item>
              <text:p text:style-name="P229">La commande snap install est appelée pour télécharger un paquet Snap.</text:p>
            </text:list-item>
          </text:list>
        </text:list-item>
      </text:list>
      <text:p text:style-name="P2"/>
      <text:list xml:id="list94153590964913" text:continue-numbering="true" text:style-name="L48">
        <text:list-item>
          <text:list>
            <text:list-item>
              <text:p text:style-name="P229">Une fois la commande appelée, il ne reste plus qu’à l’appeler avec le nom du paquet Snap à installer, avec la possibilité d’ajouter des options en tant qu’arguments suivants grâce au un tableau de paramètres <text:span text:style-name="T1">$</text:span><text:span text:style-name="T20">@</text:span>.</text:p>
            </text:list-item>
          </text:list>
        </text:list-item>
      </text:list>
      <text:p text:style-name="P2"/>
      <text:list xml:id="list94152817782907" text:continue-numbering="true" text:style-name="L48">
        <text:list-item>
          <text:list>
            <text:list-item>
              <text:list>
                <text:list-item>
                  <text:p text:style-name="P229">Si l’installation du paquet a échouée, alors un message d’erreur apparaît et le script met fin à l’exécution de la fonction via l’appel return.</text:p>
                </text:list-item>
              </text:list>
            </text:list-item>
          </text:list>
        </text:list-item>
      </text:list>
      <text:p text:style-name="P2"/>
      <text:list xml:id="list94153222664437" text:continue-numbering="true" text:style-name="L48">
        <text:list-item>
          <text:list>
            <text:list-item>
              <text:list>
                <text:list-item>
                  <text:p text:style-name="P229">Dans le cas contraire, un message de succès apparaît et le script met fin à l’exécution de la fonction via l’appel return.</text:p>
                </text:list-item>
              </text:list>
            </text:list-item>
          </text:list>
        </text:list-item>
      </text:list>
      <text:p text:style-name="P29"/>
      <text:list xml:id="list94153492994092" text:continue-numbering="true" text:style-name="L48">
        <text:list-item>
          <text:p text:style-name="P361">Notes sur l’utilisation d’un tableau de paramètres et l’installation de paquets Snap :</text:p>
          <text:list>
            <text:list-item>
              <text:p text:style-name="P437"><text:span text:style-name="T143">J’ai procédé comme ceci pour y ajouter au moins l’option </text:span><text:span text:style-name="T139">--classic</text:span><text:span text:style-name="T143">, principalement parce que les IDE téléchargés via Snap (Atom et Visual Studio Code) ont été publiés avec un confinement classique.</text:span></text:p>
            </text:list-item>
          </text:list>
        </text:list-item>
      </text:list>
      <text:p text:style-name="P2"/>
      <text:list xml:id="list94153261132226" text:continue-numbering="true" text:style-name="L48">
        <text:list-item>
          <text:list>
            <text:list-item>
              <text:p text:style-name="P437"><text:span text:style-name="T143">Selon le message s’affichant si on essaye de télécharger sans cette option, ils </text:span><text:span text:style-name="T139">« pourraient apporter des modifications arbitraires au système au-delà de l'espace mémoire protégé («</text:span><text:span text:style-name="T171"> sandbox </text:span><text:span text:style-name="T139">») dans lequel les paquets Snap sont généralement confinés, ce qui peut créer un risque pour le système »</text:span><text:span text:style-name="T171">.</text:span></text:p>
            </text:list-item>
          </text:list>
        </text:list-item>
      </text:list>
      <text:p text:style-name="P2"/>
      <text:list xml:id="list94151831419110" text:continue-numbering="true" text:style-name="L48">
        <text:list-item>
          <text:list>
            <text:list-item>
              <text:p text:style-name="P437"><text:span text:style-name="T143">Normalement, il n’y a </text:span><text:span text:style-name="T139">aucun</text:span><text:span text:style-name="T143">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39">--beta</text:span><text:span text:style-name="T143">).</text:span></text:p>
            </text:list-item>
          </text:list>
        </text:list-item>
      </text:list>
      <text:p text:style-name="P2"/>
      <text:list xml:id="list94153790406710" text:continue-numbering="true" text:style-name="L48">
        <text:list-item>
          <text:list>
            <text:list-item>
              <text:p text:style-name="P437"><text:soft-page-break/><text:span text:style-name="T143">Pour tout paquet snap que vous souhaitez installer : Si vous avez l’habitude d’installer un paquet Snap sans option, je vous recommande toutefois de rajouter l’option </text:span><text:span text:style-name="T139">--stable</text:span><text:span text:style-name="T143"> après le nom de votre paquet pour bien télécharger la version stable (méthode la plus sûre).</text:span></text:p>
            </text:list-item>
          </text:list>
        </text:list-item>
      </text:list>
      <text:p text:style-name="P2"/>
      <text:list xml:id="list94152941695631" text:continue-numbering="true" text:style-name="L48">
        <text:list-item>
          <text:list>
            <text:list-item>
              <text:p text:style-name="P229">Pour plus d’informations sur l’installation des paquets Snap et les options de téléchargement, consultez le manpage de la commande snap <text:span text:style-name="T1">« </text:span><text:span text:style-name="T222">man snap</text:span><text:span text:style-name="T1"> »</text:span>.</text:p>
            </text:list-item>
          </text:list>
        </text:list-item>
      </text:list>
      <text:p text:style-name="P2"/>
      <text:list xml:id="list94152564498835" text:continue-numbering="true" text:style-name="L48">
        <text:list-item>
          <text:p text:style-name="P361">Utilisation :</text:p>
          <text:list>
            <text:list-item>
              <text:p text:style-name="P229">Appelez cette fonction si vous souhaitez installer un paquet avec le gestionnaire de paquets Snap.</text:p>
            </text:list-item>
          </text:list>
        </text:list-item>
      </text:list>
      <text:p text:style-name="P2"/>
      <text:p text:style-name="P2"/>
      <text:p text:style-name="P2"/>
      <text:p text:style-name="P89">3.2.1.4 : Création de dossiers et de fichiers</text:p>
      <text:p text:style-name="P79"/>
      <text:p text:style-name="P116"><text:span text:style-name="T333">M</text:span>akefile</text:p>
      <text:list xml:id="list4077613972" text:style-name="L49">
        <text:list-item>
          <text:p text:style-name="P362">Description :</text:p>
          <text:list>
            <text:list-item>
              <text:p text:style-name="P230">Cette fonction sert à créer un fichier dans le dossier souhaité.</text:p>
            </text:list-item>
          </text:list>
        </text:list-item>
      </text:list>
      <text:p text:style-name="P2"/>
      <text:list xml:id="list94152447073544" text:continue-numbering="true" text:style-name="L49">
        <text:list-item>
          <text:p text:style-name="P362">Paramètres :</text:p>
          <text:list>
            <text:list-item>
              <text:p text:style-name="P438"><text:span text:style-name="T30">file_</text:span><text:span text:style-name="T32">parentdir</text:span><text:span text:style-name="T143"> → Ce premier paramètre attend le chemin du dossier où le fichier doit être créé.</text:span></text:p>
            </text:list-item>
          </text:list>
        </text:list-item>
      </text:list>
      <text:p text:style-name="P2"/>
      <text:list xml:id="list94152504415091" text:continue-numbering="true" text:style-name="L49">
        <text:list-item>
          <text:list>
            <text:list-item>
              <text:p text:style-name="P438"><text:span text:style-name="T30">filename</text:span><text:span text:style-name="T143"> → Ce deuxième paramètre attend le nom du fichier à créer.</text:span></text:p>
            </text:list-item>
          </text:list>
        </text:list-item>
      </text:list>
      <text:p text:style-name="P2"/>
      <text:list xml:id="list94152506667352" text:continue-numbering="true" text:style-name="L49">
        <text:list-item>
          <text:p text:style-name="P362">Fonctionnement :</text:p>
          <text:list>
            <text:list-item>
              <text:p text:style-name="P230">La fonction vérifie simplement si le fichier à créer existe déjà dans le dossier cible.</text:p>
            </text:list-item>
          </text:list>
        </text:list-item>
      </text:list>
      <text:p text:style-name="P2"/>
      <text:list xml:id="list94152203817752" text:continue-numbering="true" text:style-name="L49">
        <text:list-item>
          <text:list>
            <text:list-item>
              <text:list>
                <text:list-item>
                  <text:p text:style-name="P230">Si le fichier est absent, alors il est créé automatiquement.</text:p>
                </text:list-item>
              </text:list>
            </text:list-item>
          </text:list>
        </text:list-item>
      </text:list>
      <text:p text:style-name="P2"/>
      <text:list xml:id="list94152618307808" text:continue-numbering="true" text:style-name="L49">
        <text:list-item>
          <text:list>
            <text:list-item>
              <text:list>
                <text:list-item>
                  <text:list>
                    <text:list-item>
                      <text:p text:style-name="P230">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94153172763921" text:continue-numbering="true" text:style-name="L49">
        <text:list-item>
          <text:list>
            <text:list-item>
              <text:list>
                <text:list-item>
                  <text:list>
                    <text:list-item>
                      <text:p text:style-name="P438"><text:span text:style-name="T143">Pour remédier à ce problème, la commande </text:span><text:span text:style-name="T230">chown</text:span><text:span text:style-name="T143"> est appelée, accompagnée de l’option </text:span><text:span text:style-name="T230">-v</text:span><text:span text:style-name="T143"> (verbose, mode verbeux), pour donner tous les droits de modification, de lecture et d’exécution à l’utilisateur ayant lancé le script.</text:span></text:p>
                    </text:list-item>
                  </text:list>
                </text:list-item>
              </text:list>
            </text:list-item>
          </text:list>
        </text:list-item>
      </text:list>
      <text:p text:style-name="P2"/>
      <text:list xml:id="list94153513918400" text:continue-numbering="true" text:style-name="L49">
        <text:list-item>
          <text:list>
            <text:list-item>
              <text:list>
                <text:list-item>
                  <text:list>
                    <text:list-item>
                      <text:list>
                        <text:list-item>
                          <text:p text:style-name="P230">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
      <text:list xml:id="list94151986055167" text:continue-numbering="true" text:style-name="L49">
        <text:list-item>
          <text:list>
            <text:list-item>
              <text:list>
                <text:list-item>
                  <text:p text:style-name="P230">Si le fichier est déjà présent, alors le contenu du fichier est écrasé.</text:p>
                </text:list-item>
              </text:list>
            </text:list-item>
          </text:list>
        </text:list-item>
      </text:list>
      <text:p text:style-name="P2"/>
      <text:list xml:id="list94152262584085" text:continue-numbering="true" text:style-name="L49">
        <text:list-item>
          <text:list>
            <text:list-item>
              <text:list>
                <text:list-item>
                  <text:list>
                    <text:list-item>
                      <text:p text:style-name="P230">Si, pour une raison anormale, le contenu du fichier cible n’a pas été écrasé, un message d’erreur apparaît.</text:p>
                    </text:list-item>
                  </text:list>
                </text:list-item>
              </text:list>
            </text:list-item>
          </text:list>
        </text:list-item>
      </text:list>
      <text:p text:style-name="P2"/>
      <text:p text:style-name="P2"/>
      <text:list xml:id="list94151913678059" text:continue-numbering="true" text:style-name="L49">
        <text:list-item>
          <text:list>
            <text:list-item>
              <text:list>
                <text:list-item>
                  <text:p text:style-name="P230">Sinon, un message de succès apparaît et l’exécution du programme continue.</text:p>
                </text:list-item>
              </text:list>
            </text:list-item>
          </text:list>
        </text:list-item>
      </text:list>
      <text:p text:style-name="P2"/>
      <text:list xml:id="list94152960803082" text:continue-numbering="true" text:style-name="L49">
        <text:list-item>
          <text:p text:style-name="P362">Utilisation :</text:p>
          <text:list>
            <text:list-item>
              <text:p text:style-name="P230">Appelez cette fonction à chaque fois que vous souhaitez créer un fichier.</text:p>
            </text:list-item>
          </text:list>
        </text:list-item>
      </text:list>
      <text:p text:style-name="P2"/>
      <text:p text:style-name="P2"/>
      <text:p text:style-name="P116"><text:span text:style-name="T346">M</text:span>akedir</text:p>
      <text:list xml:id="list4291742667" text:style-name="L50">
        <text:list-item>
          <text:p text:style-name="P363"><text:soft-page-break/>Description :</text:p>
          <text:list>
            <text:list-item>
              <text:p text:style-name="P231">Cette fonction sert à créer un dossier dans le dossier souhaité.</text:p>
            </text:list-item>
          </text:list>
        </text:list-item>
      </text:list>
      <text:p text:style-name="P2"/>
      <text:list xml:id="list94153573460952" text:continue-numbering="true" text:style-name="L50">
        <text:list-item>
          <text:p text:style-name="P363">Paramètres :</text:p>
          <text:list>
            <text:list-item>
              <text:p text:style-name="P439"><text:span text:style-name="T33">parentdir</text:span><text:span text:style-name="T143"> → Ce premier paramètre attend le nom du dossier parent du dossier à créer (par exemple, un dossier à créer dans le dossier Bureau aura comme dossier parent le dossier Bureau, avec comme chemin </text:span><text:span text:style-name="T139">« /home/user/Bureau/</text:span><text:span text:style-name="T141">Nouveau dossier</text:span><text:span text:style-name="T139"> »</text:span><text:span text:style-name="T171">, </text:span><text:span text:style-name="T172">où </text:span><text:span text:style-name="T142">« Nouveau dossier »</text:span><text:span text:style-name="T172"> correspond au dossier créé</text:span><text:span text:style-name="T143">).</text:span></text:p>
            </text:list-item>
          </text:list>
        </text:list-item>
      </text:list>
      <text:p text:style-name="P2"/>
      <text:list xml:id="list94152326140676" text:continue-numbering="true" text:style-name="L50">
        <text:list-item>
          <text:list>
            <text:list-item>
              <text:p text:style-name="P439"><text:span text:style-name="T30">dirname</text:span><text:span text:style-name="T143"> → Ce deuxième paramètre attend le nom du dossier à créer.</text:span></text:p>
            </text:list-item>
          </text:list>
        </text:list-item>
      </text:list>
      <text:p text:style-name="P2"/>
      <text:list xml:id="list94153498994109" text:continue-numbering="true" text:style-name="L50">
        <text:list-item>
          <text:p text:style-name="P363">Fonctionnement :</text:p>
          <text:list>
            <text:list-item>
              <text:p text:style-name="P231">Cette fonction vérifie si le dossier à créer dans le dossier parent cible.</text:p>
            </text:list-item>
          </text:list>
        </text:list-item>
      </text:list>
      <text:p text:style-name="P2"/>
      <text:list xml:id="list94152658448766" text:continue-numbering="true" text:style-name="L50">
        <text:list-item>
          <text:list>
            <text:list-item>
              <text:list>
                <text:list-item>
                  <text:p text:style-name="P231">Si le dossier à créer n’existe pas dans son­ dossier parent cible, alors le script crée le dossier.</text:p>
                </text:list-item>
              </text:list>
            </text:list-item>
          </text:list>
        </text:list-item>
      </text:list>
      <text:p text:style-name="P2"/>
      <text:list xml:id="list94153041880635" text:continue-numbering="true" text:style-name="L50">
        <text:list-item>
          <text:list>
            <text:list-item>
              <text:list>
                <text:list-item>
                  <text:list>
                    <text:list-item>
                      <text:p text:style-name="P440"><text:span text:style-name="T143">Si, pour une raison inconnue, le dossier n’a pas pu être créé, alors la fonction de gestion d’erreurs fatales </text:span><text:span text:style-name="T104">H</text:span><text:span text:style-name="T87">andle</text:span><text:span text:style-name="T104">E</text:span><text:span text:style-name="T87">rrors</text:span><text:span text:style-name="T143"> est appelée.</text:span></text:p>
                    </text:list-item>
                  </text:list>
                </text:list-item>
              </text:list>
            </text:list-item>
          </text:list>
        </text:list-item>
      </text:list>
      <text:p text:style-name="P30"/>
      <text:list xml:id="list94152705727718" text:continue-numbering="true" text:style-name="L50">
        <text:list-item>
          <text:list>
            <text:list-item>
              <text:list>
                <text:list-item>
                  <text:list>
                    <text:list-item>
                      <text:p text:style-name="P232">Sinon, un simple message attestant du succès de cette étape s’affiche sur le terminal.</text:p>
                    </text:list-item>
                  </text:list>
                </text:list-item>
              </text:list>
            </text:list-item>
          </text:list>
        </text:list-item>
      </text:list>
      <text:p text:style-name="P2"/>
      <text:list xml:id="list94152325970481" text:continue-numbering="true" text:style-name="L50">
        <text:list-item>
          <text:list>
            <text:list-item>
              <text:list>
                <text:list-item>
                  <text:list>
                    <text:list-item>
                      <text:list>
                        <text:list-item>
                          <text:p text:style-name="P439"><text:span text:style-name="T143">Une fois l’étape de création de dossier passée, comme dans la fonction </text:span><text:span text:style-name="T105">Makefile</text:span><text:span text:style-name="T143">, la commande </text:span><text:span text:style-name="T230">chown</text:span><text:span text:style-name="T143"> est appelée avec l’option </text:span><text:span text:style-name="T230">-R</text:span><text:span text:style-name="T143"> (récursivement) et </text:span><text:span text:style-name="T230">-v</text:span><text:span text:style-name="T143"> (mode verbeux). La même étape de vérification est effectuée.</text:span></text:p>
                        </text:list-item>
                      </text:list>
                    </text:list-item>
                  </text:list>
                </text:list-item>
              </text:list>
            </text:list-item>
          </text:list>
        </text:list-item>
      </text:list>
      <text:p text:style-name="P2"/>
      <text:p text:style-name="P2"/>
      <text:list xml:id="list94153001856291" text:continue-numbering="true" text:style-name="L50">
        <text:list-item>
          <text:list>
            <text:list-item>
              <text:list>
                <text:list-item>
                  <text:p text:style-name="P398"><text:span text:style-name="T241">Sinon, si le dossier à créer existe déjà dans le dossier parent cible, mais qu’il n’est pas vide, alors le script exécute la commande </text:span><text:span text:style-name="T228">rm -rfv</text:span><text:span text:style-name="T241"> (</text:span><text:span text:style-name="T228">rm</text:span><text:span text:style-name="T241"> → suppression, </text:span><text:span text:style-name="T228">-r</text:span><text:span text:style-name="T241"> → <text:s/>récursive, </text:span><text:span text:style-name="T228">-f</text:span><text:span text:style-name="T241"> → forcée, </text:span><text:span text:style-name="T228">-v</text:span><text:span text:style-name="T17"> </text:span><text:span text:style-name="T241">→ mode verbeux) avec comme argument le chemin du dossier cible.</text:span></text:p>
                </text:list-item>
              </text:list>
            </text:list-item>
          </text:list>
        </text:list-item>
      </text:list>
      <text:p text:style-name="P2"/>
      <text:list xml:id="list94151936756921" text:continue-numbering="true" text:style-name="L50">
        <text:list-item>
          <text:list>
            <text:list-item>
              <text:list>
                <text:list-item>
                  <text:list>
                    <text:list-item>
                      <text:p text:style-name="P231">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94153885396868" text:continue-numbering="true" text:style-name="L50">
        <text:list-item>
          <text:list>
            <text:list-item>
              <text:list>
                <text:list-item>
                  <text:p text:style-name="P398">Sinon, un simple message attestant du succès de cette étape s’affiche sur le terminal.</text:p>
                </text:list-item>
              </text:list>
            </text:list-item>
          </text:list>
        </text:list-item>
      </text:list>
      <text:p text:style-name="P2"/>
      <text:list xml:id="list94152121667454" text:continue-numbering="true" text:style-name="L50">
        <text:list-item>
          <text:list>
            <text:list-item>
              <text:list>
                <text:list-item>
                  <text:p text:style-name="P439"><text:span text:style-name="T143">Sinon, si le dossier à créer existe déjà dans le dossier parent cible </text:span><text:span text:style-name="T139">ET</text:span><text:span text:style-name="T143">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94153761701868" text:continue-numbering="true" text:style-name="L50">
        <text:list-item>
          <text:p text:style-name="P363">Utilisation :</text:p>
          <text:list>
            <text:list-item>
              <text:p text:style-name="P231">Appelez cette fonction à chaque fois que vous souhaitez créer un fichier.</text:p>
            </text:list-item>
          </text:list>
        </text:list-item>
      </text:list>
      <text:p text:style-name="P2"/>
      <text:p text:style-name="P2"/>
      <text:p text:style-name="P2"/>
      <text:p text:style-name="P102">3.2.2 : Fonctions ­principales du script</text:p>
      <text:p text:style-name="P71"/>
      <text:p text:style-name="P3"><text:span text:style-name="T1">Note :</text:span> Aucune des fonctions suivantes ne prennent de paramètres. <text:span text:style-name="T412">L’une des raisons est</text:span> qu’elles ne sont <text:span text:style-name="T413">apell</text:span>ées qu’une seule et unique fois <text:span text:style-name="T413">dans le script</text:span>.</text:p>
      <text:p text:style-name="P31"/>
      <text:p text:style-name="P89">3.2.2.1 : Définition des fonctions d'exécution</text:p>
      <text:p text:style-name="P73"/>
      <text:p text:style-name="P134"><text:soft-page-break/><text:span text:style-name="T348">C</text:span>reate<text:span text:style-name="T348">L</text:span>og<text:span text:style-name="T348">F</text:span>ile</text:p>
      <text:list xml:id="list2902282737" text:style-name="L51">
        <text:list-item>
          <text:p text:style-name="P364">Description :</text:p>
          <text:list>
            <text:list-item>
              <text:p text:style-name="P233">Cette fonction sert à créer un fichier de logs pour enregistrer chaque événement lors de l’exécution du script.</text:p>
            </text:list-item>
          </text:list>
        </text:list-item>
      </text:list>
      <text:p text:style-name="P2"/>
      <text:list xml:id="list94152491472724" text:continue-numbering="true" text:style-name="L51">
        <text:list-item>
          <text:p text:style-name="P364">Fonctionnement :</text:p>
          <text:list>
            <text:list-item>
              <text:p text:style-name="P441"><text:span text:style-name="T143">Cette fonction appelle la fonction </text:span><text:span text:style-name="T120">Ma</text:span><text:span text:style-name="T87">kefile</text:span><text:span text:style-name="T143"> pour créer le fichier de logs dans le dossier actuel (où l’utilisateur à lancé le script) s’il n’existe pas et redirige toutes les sorties d’affichage de texte à l’écran vers le périphérique nul </text:span><text:span text:style-name="T139">«</text:span><text:span text:style-name="T143"> </text:span><text:span text:style-name="T139">/dev/null »</text:span><text:span text:style-name="T143">.</text:span></text:p>
            </text:list-item>
          </text:list>
        </text:list-item>
      </text:list>
      <text:p text:style-name="P2"/>
      <text:list xml:id="list94152537023893" text:continue-numbering="true" text:style-name="L51">
        <text:list-item>
          <text:list>
            <text:list-item>
              <text:p text:style-name="P399"><text:span text:style-name="T241">Elle appelle ensuite la fonction </text:span><text:span text:style-name="T85">E</text:span><text:span text:style-name="T84">cho</text:span><text:span text:style-name="T85">SuccessN</text:span><text:span text:style-name="T84">o</text:span><text:span text:style-name="T86">L</text:span><text:span text:style-name="T84">og</text:span><text:span text:style-name="T241"> pour afficher écrire un texte de succès de création du fichier de logs tout en le redirigeant exclusivement vers le fichier de logs sans qu’il n’y apparaisse une deuxième fois.</text:span></text:p>
            </text:list-item>
          </text:list>
        </text:list-item>
      </text:list>
      <text:p text:style-name="P2"/>
      <text:list xml:id="list94153317251101" text:continue-numbering="true" text:style-name="L51">
        <text:list-item>
          <text:list>
            <text:list-item>
              <text:p text:style-name="P399">Une fois le fichier créé, la fonction appelle la commande <text:span text:style-name="T222">uname</text:span>, suivie des options <text:span text:style-name="T228">-s</text:span> et <text:span text:style-name="T222">-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94153232632743" text:continue-numbering="true" text:style-name="L51">
        <text:list-item>
          <text:list>
            <text:list-item>
              <text:p text:style-name="P233">Toutes les informations du fichier de logs me serviront à vérifier où se trouveront les éventuels problèmes que vous rencontrerez.</text:p>
            </text:list-item>
          </text:list>
        </text:list-item>
      </text:list>
      <text:p text:style-name="P2"/>
      <text:p text:style-name="P135">Mktmpdir</text:p>
      <text:list xml:id="list94153074871404" text:continue-numbering="true" text:style-name="L51">
        <text:list-item>
          <text:p text:style-name="P365">Description :</text:p>
          <text:list>
            <text:list-item>
              <text:p text:style-name="P234">Cette fonction sert à créer <text:span text:style-name="T395">le dossier temporaire dans le dossier </text:span><text:span text:style-name="T6">« /</text:span><text:span text:style-name="T7">tmp »</text:span><text:span text:style-name="T264">, situé </text:span><text:span text:style-name="T265">dans le dossier </text:span><text:span text:style-name="T264">racine, </text:span><text:span text:style-name="T266">là où seront enregistrés les </text:span><text:span text:style-name="T267">dossiers et </text:span><text:span text:style-name="T266">fichiers temporaires </text:span><text:span text:style-name="T268">créés par le script d’installation</text:span><text:span text:style-name="T264">.</text:span></text:p>
            </text:list-item>
          </text:list>
        </text:list-item>
      </text:list>
      <text:p text:style-name="P32"/>
      <text:list xml:id="list94151902561466" text:continue-numbering="true" text:style-name="L51">
        <text:list-item>
          <text:p text:style-name="P365">Fonctionnement :</text:p>
          <text:list>
            <text:list-item>
              <text:p text:style-name="P387">Cette fonction <text:span text:style-name="T396">crée un dossier principal nommé </text:span><text:span text:style-name="T8">« </text:span><text:span text:style-name="T9">Linux-reinstall.tmp.d »</text:span><text:span text:style-name="T397">, dans lequel sont créés des sous-dossiers :</text:span></text:p>
            </text:list-item>
          </text:list>
        </text:list-item>
      </text:list>
      <text:list xml:id="list409274001" text:style-name="L52">
        <text:list-item>
          <text:list>
            <text:list-item>
              <text:p text:style-name="P396"><text:span text:style-name="T1">Logs</text:span> : <text:span text:style-name="T398">Ce dossier contient les fichiers de logs créés par le script</text:span></text:p>
            </text:list-item>
            <text:list-item>
              <text:p text:style-name="P397"><text:span text:style-name="T1">Packages not </text:span><text:span text:style-name="T10">installed</text:span><text:span text:style-name="T400"> </text:span>: <text:span text:style-name="T399">Ce dossier contient le fichier indiquant quels paquets n’ont pas pu être installés, car introuvables dans la base de données du gestionnaire de paquets ou impossibles à installer pour toute autre raison.</text:span></text:p>
            </text:list-item>
          </text:list>
        </text:list-item>
      </text:list>
      <text:p text:style-name="P2"/>
      <text:list xml:id="list969226242" text:style-name="L53">
        <text:list-item>
          <text:p text:style-name="P366">Note :</text:p>
          <text:list>
            <text:list-item>
              <text:p text:style-name="P235">Les dossiers sont créés avec la commande <text:span text:style-name="T11">mkdir</text:span><text:span text:style-name="T272">, car la fonction </text:span><text:span text:style-name="T12">Makedir</text:span><text:span text:style-name="T273"> affiche du texte en mettant en pause le script. Rediriger le texte dans le fichier de logs n’aurait servi à rien, car la mise en pause du script aura quand même lieu.</text:span></text:p>
            </text:list-item>
          </text:list>
        </text:list-item>
      </text:list>
      <text:p text:style-name="P2"/>
      <text:p text:style-name="P138"><text:span text:style-name="T349">S</text:span>cript<text:span text:style-name="T349">I</text:span>nit</text:p>
      <text:list xml:id="list1370928708" text:style-name="L54">
        <text:list-item>
          <text:p text:style-name="P367">Description :</text:p>
          <text:list>
            <text:list-item>
              <text:p text:style-name="P236">Cette fonction vérifie que l’utilisateur exécute bien le script en mode super utilisateur et que le script soit accompagné du nom de l’utilisateur en tant qu’argument.</text:p>
            </text:list-item>
          </text:list>
        </text:list-item>
      </text:list>
      <text:p text:style-name="P2"/>
      <text:list xml:id="list94153492239467" text:continue-numbering="true" text:style-name="L54">
        <text:list-item>
          <text:p text:style-name="P367">Fonctionnement :</text:p>
          <text:list>
            <text:list-item>
              <text:p text:style-name="P237">Cette fonction <text:span text:style-name="T414">appelle d’abord la fonction </text:span><text:span text:style-name="T204">CreateLogFile</text:span><text:span text:style-name="T269"> pour créer le fichier de logs, puis la fonction </text:span><text:span text:style-name="T205">Mktmpdir</text:span><text:span text:style-name="T270"> pour créer le dossier temporaire, ainsi que </text:span><text:span text:style-name="T271">ses sous-dossiers.</text:span></text:p>
            </text:list-item>
          </text:list>
        </text:list-item>
      </text:list>
      <text:p text:style-name="P77"/>
      <text:list xml:id="list94153545138947" text:continue-numbering="true" text:style-name="L54">
        <text:list-item>
          <text:list>
            <text:list-item>
              <text:p text:style-name="P238">Le fichier <text:span text:style-name="T416">de logs est ensuite déplacé dans le dossier temporaire, </text:span></text:p>
            </text:list-item>
          </text:list>
        </text:list-item>
      </text:list>
      <text:p text:style-name="P77"/>
      <text:list xml:id="list94152778540856" text:continue-numbering="true" text:style-name="L54">
        <text:list-item>
          <text:list>
            <text:list-item>
              <text:p text:style-name="P237"><text:span text:style-name="T271">Elle</text:span><text:span text:style-name="T269"> </text:span><text:span text:style-name="T254">vérifie</text:span> <text:span text:style-name="T415">ensuite</text:span>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text:soft-page-break/></text:p>
      <text:list xml:id="list94153276387734" text:continue-numbering="true" text:style-name="L54">
        <text:list-item>
          <text:list>
            <text:list-item>
              <text:p text:style-name="P442"><text:span text:style-name="T143">Le mode super-utilisateur, ou utilisateur root, est l’équivalent UNIX du mode administrateur de Windows, à la différence près que vous êtes </text:span><text:span text:style-name="T139">LE VÉRITABLE MAÎTRE</text:span><text:span text:style-name="T143"> de votre ordinateur. </text:span></text:p>
            </text:list-item>
          </text:list>
        </text:list-item>
      </text:list>
      <text:p text:style-name="P95"/>
      <text:list xml:id="list94153681921631" text:continue-numbering="true" text:style-name="L54">
        <text:list-item>
          <text:list>
            <text:list-item>
              <text:list>
                <text:list-item>
                  <text:p text:style-name="P406">« De grands pouvoirs impliquent de grandes responsabilités » </text:p>
                </text:list-item>
              </text:list>
            </text:list-item>
          </text:list>
        </text:list-item>
      </text:list>
      <text:p text:style-name="P2"/>
      <text:list xml:id="list94153608362780" text:continue-numbering="true" text:style-name="L54">
        <text:list-item>
          <text:list>
            <text:list-item>
              <text:list>
                <text:list-item>
                  <text:list>
                    <text:list-item>
                      <text:p text:style-name="P236">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94153279179243" text:continue-numbering="true" text:style-name="L54">
        <text:list-item>
          <text:list>
            <text:list-item>
              <text:p text:style-name="P443"><text:span text:style-name="T143">Si le script n’est pas lancé avec la commande sudo ou en mode super-utilisateur, alors le script renvoie un message d’erreur et arrête son exécution par le biais de la fonction </text:span><text:span text:style-name="T113">H</text:span><text:span text:style-name="T87">andle</text:span><text:span text:style-name="T113">E</text:span><text:span text:style-name="T87">rrors</text:span><text:span text:style-name="T143">, </text:span><text:span text:style-name="T166">car </text:span><text:span text:style-name="T167">d</text:span><text:span text:style-name="T143">e nombreuses fonctionnalités du script (mise à jour, installation de paquets, suppression de paquets obsolètes, etc…) nécessitent d’être connecté en mode super-utilisateur.</text:span></text:p>
            </text:list-item>
          </text:list>
        </text:list-item>
      </text:list>
      <text:p text:style-name="P2"/>
      <text:list xml:id="list94151864339987" text:continue-numbering="true" text:style-name="L54">
        <text:list-item>
          <text:list>
            <text:list-item>
              <text:p text:style-name="P236">Sinon, si le script est exécuté en mode super-utilisateur, plusieurs tests restent à effectuer :</text:p>
            </text:list-item>
          </text:list>
        </text:list-item>
      </text:list>
      <text:p text:style-name="P2"/>
      <text:list xml:id="list94152803332686" text:continue-numbering="true" text:style-name="L54">
        <text:list-item>
          <text:list>
            <text:list-item>
              <text:list>
                <text:list-item>
                  <text:p text:style-name="P444"><text:span text:style-name="T143">Si le script est exécuté sans arguments, alors le script demande à l’utilisateur de rentrer le nom de l’argument manquant, puis renvoie un message d’erreur avant d’arrêter son exécution par le biais de la fonction </text:span><text:span text:style-name="T114">H</text:span><text:span text:style-name="T87">andle</text:span><text:span text:style-name="T115">E</text:span><text:span text:style-name="T87">rrors</text:span><text:span text:style-name="T143">.</text:span></text:p>
                </text:list-item>
              </text:list>
            </text:list-item>
          </text:list>
        </text:list-item>
      </text:list>
      <text:p text:style-name="P2"/>
      <text:list xml:id="list94152369924349" text:continue-numbering="true" text:style-name="L54">
        <text:list-item>
          <text:list>
            <text:list-item>
              <text:list>
                <text:list-item>
                  <text:p text:style-name="P236">Sinon, si le script est lancé avec l’ argument attendu, d’autres tests restent encore à effectuer.</text:p>
                </text:list-item>
              </text:list>
            </text:list-item>
          </text:list>
        </text:list-item>
      </text:list>
      <text:p text:style-name="P2"/>
      <text:list xml:id="list94152448282950" text:continue-numbering="true" text:style-name="L54">
        <text:list-item>
          <text:list>
            <text:list-item>
              <text:list>
                <text:list-item>
                  <text:list>
                    <text:list-item>
                      <text:p text:style-name="P445"><text:span text:style-name="T143">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14">H</text:span><text:span text:style-name="T87">andle</text:span><text:span text:style-name="T115">E</text:span><text:span text:style-name="T87">rrors</text:span><text:span text:style-name="T143">.</text:span></text:p>
                    </text:list-item>
                  </text:list>
                </text:list-item>
              </text:list>
            </text:list-item>
          </text:list>
        </text:list-item>
      </text:list>
      <text:p text:style-name="P2"/>
      <text:list xml:id="list94152768397509" text:continue-numbering="true" text:style-name="L54">
        <text:list-item>
          <text:list>
            <text:list-item>
              <text:list>
                <text:list-item>
                  <text:list>
                    <text:list-item>
                      <text:p text:style-name="P236">Sinon, si le nom de l’utilisateur correspondent au nom de son dossier personnel, alors le script <text:span text:style-name="T318">lui demande si le nom qu’il a entré est correct, dans le cas où plusieurs comptes utilisateur existent sur le même PC.</text:span></text:p>
                    </text:list-item>
                  </text:list>
                </text:list-item>
              </text:list>
            </text:list-item>
          </text:list>
        </text:list-item>
      </text:list>
      <text:p text:style-name="P33"/>
      <text:list xml:id="list94152298399846" text:continue-numbering="true" text:style-name="L54">
        <text:list-item>
          <text:list>
            <text:list-item>
              <text:list>
                <text:list-item>
                  <text:list>
                    <text:list-item>
                      <text:list>
                        <text:list-item>
                          <text:p text:style-name="P452"><text:span text:style-name="T174">Si l’utilisateur </text:span><text:span text:style-name="T175">répond par </text:span><text:span text:style-name="T191">« oui »</text:span><text:span text:style-name="T195">, alors </text:span><text:span text:style-name="T196">le script se lance.</text:span></text:p>
                        </text:list-item>
                      </text:list>
                    </text:list-item>
                  </text:list>
                </text:list-item>
              </text:list>
            </text:list-item>
          </text:list>
        </text:list-item>
      </text:list>
      <text:p text:style-name="P74"/>
      <text:list xml:id="list94152481368510" text:continue-numbering="true" text:style-name="L54">
        <text:list-item>
          <text:list>
            <text:list-item>
              <text:list>
                <text:list-item>
                  <text:list>
                    <text:list-item>
                      <text:list>
                        <text:list-item>
                          <text:p text:style-name="P453"><text:span text:style-name="T196">Sinon, si l’utilisateur répond par </text:span><text:span text:style-name="T192">« non »</text:span><text:span text:style-name="T196">, alors le script </text:span><text:span text:style-name="T197">n’est pas exécuté</text:span></text:p>
                        </text:list-item>
                      </text:list>
                    </text:list-item>
                  </text:list>
                </text:list-item>
              </text:list>
            </text:list-item>
          </text:list>
        </text:list-item>
      </text:list>
      <text:p text:style-name="P75"/>
      <text:list xml:id="list94153601047686" text:continue-numbering="true" text:style-name="L54">
        <text:list-item>
          <text:list>
            <text:list-item>
              <text:list>
                <text:list-item>
                  <text:list>
                    <text:list-item>
                      <text:list>
                        <text:list-item>
                          <text:p text:style-name="P454"><text:span text:style-name="T197">M</text:span><text:span text:style-name="T198">ême chose si aucune réponse valide n’est ent</text:span><text:span text:style-name="T199">r</text:span><text:span text:style-name="T198">ée, </text:span><text:span text:style-name="T199">en plus d’afficher une ligne supplémentaire </text:span><text:span text:style-name="T200">demandant à l’utilisateur de bien rentrer </text:span><text:span text:style-name="T193">« oui »</text:span><text:span text:style-name="T200"> ou </text:span><text:span text:style-name="T193">« </text:span><text:span text:style-name="T194">non »</text:span><text:span text:style-name="T201">.</text:span></text:p>
                        </text:list-item>
                      </text:list>
                    </text:list-item>
                  </text:list>
                </text:list-item>
              </text:list>
            </text:list-item>
          </text:list>
        </text:list-item>
      </text:list>
      <text:p text:style-name="P2"/>
      <text:p text:style-name="P34"/>
      <text:p text:style-name="P136">GetDistPackageManager</text:p>
      <text:list xml:id="list1194034605" text:style-name="L55">
        <text:list-item>
          <text:p text:style-name="P368">Description :</text:p>
          <text:list>
            <text:list-item>
              <text:p text:style-name="P239">Cette fonction recherche le nom du gestionnaire de paquets utilisé par la distribution de l’utilisateur pour appeler ses commandes de gestion de paquets pour :</text:p>
            </text:list-item>
          </text:list>
        </text:list-item>
      </text:list>
      <text:p text:style-name="P2"/>
      <text:list xml:id="list860840904" text:style-name="L56">
        <text:list-item>
          <text:p text:style-name="P400">Mettre à jour les paquets déjà présents sur sa distribution.</text:p>
        </text:list-item>
      </text:list>
      <text:p text:style-name="P2"/>
      <text:list xml:id="list94153847753957" text:continue-numbering="true" text:style-name="L56">
        <text:list-item>
          <text:p text:style-name="P240">Installer les paquets de base depuis les dépôts officiels.</text:p>
        </text:list-item>
      </text:list>
      <text:p text:style-name="P2"/>
      <text:list xml:id="list94152922769118" text:continue-numbering="true" text:style-name="L56">
        <text:list-item>
          <text:p text:style-name="P240">Supprimer les dépendances obsolètes (inutilisées par le moindre programme).</text:p>
        </text:list-item>
      </text:list>
      <text:p text:style-name="P2"/>
      <text:list xml:id="list3816265034" text:style-name="L57">
        <text:list-item>
          <text:p text:style-name="P369">Fonctionnement :</text:p>
          <text:list>
            <text:list-item>
              <text:p text:style-name="P446"><text:span text:style-name="T143">Pour trouver le nom du gestionnaire de paquets de la distribution de l’utilisateur, un appel de commandes est lancé avec la commande </text:span><text:span text:style-name="T230">command -v</text:span><text:span text:style-name="T143">, tout en redirigeant chaque sortie </text:span><text:soft-page-break/><text:span text:style-name="T143">d’exécution des commandes cibles vers le périphérique nul </text:span><text:span text:style-name="T139">/dev/null</text:span><text:span text:style-name="T143">, avant </text:span><text:span text:style-name="T168">d’enregistrer</text:span><text:span text:style-name="T143"> l</text:span><text:span text:style-name="T168">e</text:span><text:span text:style-name="T143"> n</text:span><text:span text:style-name="T168">om du gestionnaire de</text:span><text:span text:style-name="T143"> paquet</text:span><text:span text:style-name="T168">s</text:span><text:span text:style-name="T143"> dans une variable nommée </text:span><text:span text:style-name="T30">SCRIPT_</text:span><text:span text:style-name="T50">PACK_MANAGER</text:span><text:span text:style-name="T143">:</text:span></text:p>
            </text:list-item>
          </text:list>
        </text:list-item>
      </text:list>
      <text:p text:style-name="P87"/>
      <text:list xml:id="list94152732813795" text:continue-numbering="true" text:style-name="L57">
        <text:list-item>
          <text:list>
            <text:list-item>
              <text:p text:style-name="P401">Si, parmi les appels de commande, aucun ne correspond au nom du moindre gestionnaire de paquets supporté, alors une erreur fatale survient et l’exécution du script s’arrête par le biais de la fonction <text:span text:style-name="T67">Ha</text:span><text:span text:style-name="T59">ndle</text:span><text:span text:style-name="T66">E</text:span><text:span text:style-name="T59">rrors</text:span>.</text:p>
            </text:list-item>
          </text:list>
        </text:list-item>
      </text:list>
      <text:p text:style-name="P2"/>
      <text:list xml:id="list94153900376557" text:continue-numbering="true" text:style-name="L57">
        <text:list-item>
          <text:list>
            <text:list-item>
              <text:p text:style-name="P241">Sinon, si une des commandes est détectée, un message indique à l’utilisateur que son gestionnaire de paquets est supporté, suivi du nom de <text:span text:style-name="T319">ce dernier</text:span> écrit entre parenthèses.</text:p>
            </text:list-item>
          </text:list>
        </text:list-item>
      </text:list>
      <text:p text:style-name="P35"/>
      <text:p text:style-name="P36"/>
      <text:p text:style-name="P134"><text:span text:style-name="T351">L</text:span>aunch<text:span text:style-name="T350">S</text:span>cript</text:p>
      <text:list xml:id="list3555723805" text:style-name="L58">
        <text:list-item>
          <text:p text:style-name="P370">Description :</text:p>
          <text:list>
            <text:list-item>
              <text:p text:style-name="P242">Cette fonction demande à l’utilisateur s’il est sûr de lancer le script.</text:p>
            </text:list-item>
          </text:list>
        </text:list-item>
      </text:list>
      <text:p text:style-name="P2"/>
      <text:list xml:id="list94153246430029" text:continue-numbering="true" text:style-name="L58">
        <text:list-item>
          <text:p text:style-name="P370">Fonctionnement :</text:p>
          <text:list>
            <text:list-item>
              <text:p text:style-name="P447"><text:span text:style-name="T143">Le script demande à l’utilisateur s’il est sûr de lancer le script par le biais d’une sous-fonction nommée </text:span><text:span text:style-name="T208">R</text:span><text:span text:style-name="T206">ead</text:span><text:span text:style-name="T208">L</text:span><text:span text:style-name="T206">aunch</text:span><text:span text:style-name="T208">S</text:span><text:span text:style-name="T206">cript</text:span><text:span text:style-name="T143">, contenant une condition case :</text:span></text:p>
            </text:list-item>
          </text:list>
        </text:list-item>
      </text:list>
      <text:p text:style-name="P2"/>
      <text:list xml:id="list94153918869354" text:continue-numbering="true" text:style-name="L58">
        <text:list-item>
          <text:list>
            <text:list-item>
              <text:list>
                <text:list-item>
                  <text:p text:style-name="P242">S’il répond par <text:span text:style-name="T1">« oui »</text:span>, le script lance les étapes suivantes à partir de la fonction suivante.</text:p>
                </text:list-item>
              </text:list>
            </text:list-item>
          </text:list>
        </text:list-item>
      </text:list>
      <text:p text:style-name="P2"/>
      <text:list xml:id="list94152521287946" text:continue-numbering="true" text:style-name="L58">
        <text:list-item>
          <text:list>
            <text:list-item>
              <text:list>
                <text:list-item>
                  <text:p text:style-name="P242">Sinon, s’il répond par <text:span text:style-name="T1">« non »</text:span>, le programme s’arrête, tout simplement.</text:p>
                </text:list-item>
              </text:list>
            </text:list-item>
          </text:list>
        </text:list-item>
      </text:list>
      <text:p text:style-name="P2"/>
      <text:list xml:id="list94153947175147" text:continue-numbering="true" text:style-name="L58">
        <text:list-item>
          <text:list>
            <text:list-item>
              <text:list>
                <text:list-item>
                  <text:p text:style-name="P242">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89">3.2.2.2 : Connexions et mises à jour</text:p>
      <text:p text:style-name="P79"/>
      <text:p text:style-name="P134"><text:span text:style-name="T353">C</text:span>heck<text:span text:style-name="T352">I</text:span>nternet<text:span text:style-name="T352">C</text:span>onnection</text:p>
      <text:list xml:id="list328970952" text:style-name="L59">
        <text:list-item>
          <text:p text:style-name="P371">Description :</text:p>
          <text:list>
            <text:list-item>
              <text:p text:style-name="P243">Cette fonction vérifie que l’utilisateur est connecté à Internet.</text:p>
            </text:list-item>
          </text:list>
        </text:list-item>
      </text:list>
      <text:p text:style-name="P2"/>
      <text:list xml:id="list94152707185468" text:continue-numbering="true" text:style-name="L59">
        <text:list-item>
          <text:p text:style-name="P371">Fonctionnement :</text:p>
          <text:list>
            <text:list-item>
              <text:p text:style-name="P243">Comme son nom l’indique, cette fonction vérifie que l’ordinateur de l’utilisateur est bien connecté à Internet pour effectuer les étapes suivantes.</text:p>
              <text:list>
                <text:list-item>
                  <text:p text:style-name="P243">Si c’est le cas, le programme continue à s’exécuter normalement.</text:p>
                </text:list-item>
              </text:list>
            </text:list-item>
          </text:list>
        </text:list-item>
      </text:list>
      <text:p text:style-name="P2"/>
      <text:list xml:id="list94152426603514" text:continue-numbering="true" text:style-name="L59">
        <text:list-item>
          <text:list>
            <text:list-item>
              <text:list>
                <text:list-item>
                  <text:p text:style-name="P448"><text:span text:style-name="T143">Sinon, si ce n’est pas le cas, l’exécution du programme s’arrête par le biais de la fonction </text:span><text:span text:style-name="T116">H</text:span><text:span text:style-name="T87">andle</text:span><text:span text:style-name="T116">E</text:span><text:span text:style-name="T87">rrors</text:span><text:span text:style-name="T143">. Sans connexion à Internet, les fonctions de téléchargement des programmes ne serviront strictement à rien.</text:span></text:p>
                </text:list-item>
              </text:list>
            </text:list-item>
          </text:list>
        </text:list-item>
      </text:list>
      <text:p text:style-name="P2"/>
      <text:p text:style-name="P134"><text:span text:style-name="T354">D</text:span>ist<text:span text:style-name="T354">U</text:span>pgrade</text:p>
      <text:list xml:id="list4264424595" text:style-name="L60">
        <text:list-item>
          <text:p text:style-name="P372">Description :</text:p>
          <text:list>
            <text:list-item>
              <text:p text:style-name="P244">Cette fonction met à jour tous les paquets déjà installés sur le disque dur de l’utilisateur s’il ne l’a pas encore fait au moment de l’installation ou juste après.</text:p>
            </text:list-item>
          </text:list>
        </text:list-item>
      </text:list>
      <text:p text:style-name="P2"/>
      <text:list xml:id="list94152323949977" text:continue-numbering="true" text:style-name="L60">
        <text:list-item>
          <text:list>
            <text:list-item>
              <text:p text:style-name="P449"><text:span text:style-name="T139">Note :</text:span><text:span text:style-name="T143"> Si </text:span><text:span text:style-name="T169">l’utilisateur </text:span><text:span text:style-name="T143">ne l’a pas encore fait, certaines fonctionnalités de </text:span><text:span text:style-name="T169">sa</text:span><text:span text:style-name="T143"> distribution risquent de ne pas fonctionner normalement.</text:span></text:p>
            </text:list-item>
          </text:list>
        </text:list-item>
      </text:list>
      <text:p text:style-name="P2"/>
      <text:list xml:id="list94153606914893" text:continue-numbering="true" text:style-name="L60">
        <text:list-item>
          <text:p text:style-name="P372">Fonctionnement :</text:p>
          <text:list>
            <text:list-item>
              <text:p text:style-name="P449"><text:span text:style-name="T143">Cette fonction contient une condition case, chargée d’appeler la commande de mise à jour des paquets selon le gestionnaire de paquets obtenu grâce à la fonction </text:span><text:soft-page-break/><text:span text:style-name="T209">GetDis</text:span><text:span text:style-name="T210">t</text:span><text:span text:style-name="T209">PackageManager</text:span><text:span text:style-name="T143">, l’ayant enregistré en mémoire par le biais de la variable </text:span><text:span text:style-name="T30">SCRIPT_</text:span><text:span text:style-name="T51">PACK_MANAGER</text:span><text:span text:style-name="T143">.</text:span></text:p>
            </text:list-item>
          </text:list>
        </text:list-item>
      </text:list>
      <text:p text:style-name="P2"/>
      <text:p text:style-name="P2"/>
      <text:p text:style-name="P2"/>
      <text:p text:style-name="P89">3.2.2.3 : Définition des fonctions de paramétrage</text:p>
      <text:p text:style-name="P79"/>
      <text:p text:style-name="P134"><text:span text:style-name="T355">S</text:span>et<text:span text:style-name="T355">S</text:span>udo</text:p>
      <text:list xml:id="list2962893087" text:style-name="L61">
        <text:list-item>
          <text:p text:style-name="P373">Description :</text:p>
          <text:list>
            <text:list-item>
              <text:p text:style-name="P245">Cette fonction sert surtout aux utilisateurs de distributions dont la commande sudo n’est pas incluse de base (Debian, par exemple).</text:p>
            </text:list-item>
          </text:list>
        </text:list-item>
      </text:list>
      <text:p text:style-name="P2"/>
      <text:list xml:id="list94152116406109" text:continue-numbering="true" text:style-name="L61">
        <text:list-item>
          <text:p text:style-name="P373">Fonctionnement :</text:p>
          <text:list>
            <text:list-item>
              <text:p text:style-name="P450"><text:span text:style-name="T143">Si la commande sudo n’est pas détectée, alors le script appelle la fonction </text:span><text:span text:style-name="T117">P</text:span><text:span text:style-name="T87">ack</text:span><text:span text:style-name="T117">I</text:span><text:span text:style-name="T87">nstall</text:span><text:span text:style-name="T143"> pour télécharger la commande sudo depuis les dépôts officiels de votre distribution.</text:span></text:p>
            </text:list-item>
          </text:list>
        </text:list-item>
      </text:list>
      <text:p text:style-name="P2"/>
      <text:list xml:id="list94152728214317" text:continue-numbering="true" text:style-name="L61">
        <text:list-item>
          <text:list>
            <text:list-item>
              <text:p text:style-name="P245">Sinon, si cette commande est détectée, alors le script indique à l’utilisateur que la commande sudo est déjà installée sur son système.</text:p>
            </text:list-item>
          </text:list>
        </text:list-item>
      </text:list>
      <text:p text:style-name="P2"/>
      <text:list xml:id="list94152882348142" text:continue-numbering="true" text:style-name="L61">
        <text:list-item>
          <text:list>
            <text:list-item>
              <text:p text:style-name="P402"><text:span text:style-name="T241">Le script demande à l’utilisateur s’il souhaite que le script télécharge </text:span><text:span text:style-name="T242">un</text:span><text:span text:style-name="T241"> fichier </text:span><text:span text:style-name="T17">« sudoers »</text:span><text:span text:style-name="T241"> </text:span><text:span text:style-name="T243">(</text:span><text:span text:style-name="T244">fichier de conf</text:span><text:span text:style-name="T245">iguration de</text:span><text:span text:style-name="T246">s autorisations </text:span><text:span text:style-name="T247">de </text:span><text:span text:style-name="T229">sudo</text:span><text:span text:style-name="T293"> selon </text:span><text:span text:style-name="T294">les </text:span><text:span text:style-name="T295">utilisateurs</text:span><text:span text:style-name="T243">) </text:span><text:span text:style-name="T241">déjà configuré, en l’avertissant que ce n’est pas la peine de le faire si son fichier des sudoers est déjà configuré, le tout via une sous-fonction nommée </text:span><text:span text:style-name="T203">R</text:span><text:span text:style-name="T202">ead</text:span><text:span text:style-name="T203">S</text:span><text:span text:style-name="T202">et</text:span><text:span text:style-name="T203">S</text:span><text:span text:style-name="T202">udo</text:span><text:span text:style-name="T241">.</text:span></text:p>
            </text:list-item>
          </text:list>
        </text:list-item>
      </text:list>
      <text:p text:style-name="P2"/>
      <text:list xml:id="list94153616663335" text:continue-numbering="true" text:style-name="L61">
        <text:list-item>
          <text:list>
            <text:list-item>
              <text:list>
                <text:list-item>
                  <text:p text:style-name="P245">Si l’utilisateur répond par oui, alors le script : </text:p>
                </text:list-item>
              </text:list>
            </text:list-item>
          </text:list>
        </text:list-item>
      </text:list>
      <text:p text:style-name="P2"/>
      <text:list xml:id="list549520655" text:style-name="L62">
        <text:list-item>
          <text:p text:style-name="P403">Crée une sauvegarde du fichier <text:span text:style-name="T1">« </text:span><text:span text:style-name="T5">sudoers »</text:span><text:span text:style-name="T262"> en y ajoutant </text:span><text:span text:style-name="T263">la date et l’heure de sauvegarde du fichier.</text:span></text:p>
        </text:list-item>
      </text:list>
      <text:p text:style-name="P86"/>
      <text:list xml:id="list94152500392521" text:continue-numbering="true" text:style-name="L62">
        <text:list-item>
          <text:p text:style-name="P404">Télécharge le fichier sudoers depuis le dépôt Github de l’auteur, Dimitri Obeid, en affichant un message de réussite en cas de succès ou un message d’erreur en cas d’échec, avant de quitter la fonction.</text:p>
        </text:list-item>
      </text:list>
      <text:p text:style-name="P2"/>
      <text:list xml:id="list94153203342972" text:continue-numbering="true" text:style-name="L62">
        <text:list-item>
          <text:p text:style-name="P405"><text:span text:style-name="T241">Déplace le fichier fraîchement téléchargé vers le dossier </text:span><text:span text:style-name="T17">« /etc/ »</text:span><text:span text:style-name="T241">, en affichant un message de réussite en cas de succès ou un message d’erreur en cas d’échec, avant de quitter la fonction.</text:span></text:p>
        </text:list-item>
      </text:list>
      <text:p text:style-name="P2"/>
      <text:list xml:id="list94152082686828" text:continue-numbering="true" text:style-name="L62">
        <text:list-item>
          <text:p text:style-name="P451"><text:span text:style-name="T143">Ajoute l’utilisateur au groupe sudo en appelant la commande </text:span><text:span text:style-name="T139">« </text:span><text:span text:style-name="T230">usermod -aG root </text:span><text:span text:style-name="T52">SCRIPT_USERNAME </text:span><text:span text:style-name="T139">»</text:span><text:span text:style-name="T171">,</text:span><text:span text:style-name="T143"> où </text:span><text:span text:style-name="T52">SCRIPT_USERNAME</text:span><text:span text:style-name="T143"> correspond au nom de l’utilisateur passé en premier argument.</text:span></text:p>
        </text:list-item>
      </text:list>
      <text:p text:style-name="P96"/>
      <text:list xml:id="list4182657894" text:style-name="L63">
        <text:list-item>
          <text:list>
            <text:list-item>
              <text:list>
                <text:list-item>
                  <text:list>
                    <text:list-item>
                      <text:p text:style-name="P246">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94153961147151" text:continue-numbering="true" text:style-name="L63">
        <text:list-item>
          <text:list>
            <text:list-item>
              <text:list>
                <text:list-item>
                  <text:p text:style-name="P246"><text:s/>Sinon, si l’utilisateur répond par non, alors le script affiche que le script ne sera pas modifié et que l’utilisateur peut toujours le modifier plus tard.</text:p>
                </text:list-item>
              </text:list>
            </text:list-item>
          </text:list>
        </text:list-item>
      </text:list>
      <text:p text:style-name="P2"/>
      <text:list xml:id="list94152299130578" text:continue-numbering="true" text:style-name="L63">
        <text:list-item>
          <text:list>
            <text:list-item>
              <text:list>
                <text:list-item>
                  <text:p text:style-name="P246">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89">3.2.2.4 : Fonctions finales</text:p>
      <text:p text:style-name="P79"/>
      <text:p text:style-name="P134"><text:soft-page-break/><text:span text:style-name="T356">A</text:span>utoremove</text:p>
      <text:list xml:id="list2352307691" text:style-name="L64">
        <text:list-item>
          <text:p text:style-name="P374">Description :</text:p>
          <text:list>
            <text:list-item>
              <text:p text:style-name="P247">Cette fonction demande à l’utilisateur s’il souhaite supprimer ses paquets obsolètes via la commande de suppression des paquets obsolètes de son gestionnaire de paquets.</text:p>
            </text:list-item>
          </text:list>
        </text:list-item>
      </text:list>
      <text:p text:style-name="P2"/>
      <text:list xml:id="list94152499031524" text:continue-numbering="true" text:style-name="L64">
        <text:list-item>
          <text:p text:style-name="P374">Fonctionnement :</text:p>
          <text:list>
            <text:list-item>
              <text:p text:style-name="P455"><text:span text:style-name="T173">Cette fonction demande à l’utilisateur s’il souhaite supprimer ses paquets obsolètes via une sous-fonction nommée </text:span><text:span text:style-name="T212">R</text:span><text:span text:style-name="T211">ead</text:span><text:span text:style-name="T212">A</text:span><text:span text:style-name="T211">utoremove</text:span><text:span text:style-name="T173"> :</text:span></text:p>
              <text:list>
                <text:list-item>
                  <text:p text:style-name="P248">Si l’utilisateur répond par oui, la commande de suppression des paquets obsolètes de son gestionnaire de paquets est appelée avant l’appel de la fonction de fin d’installation.</text:p>
                </text:list-item>
              </text:list>
            </text:list-item>
          </text:list>
        </text:list-item>
      </text:list>
      <text:p text:style-name="P37"/>
      <text:list xml:id="list94153571573041" text:continue-numbering="true" text:style-name="L64">
        <text:list-item>
          <text:list>
            <text:list-item>
              <text:list>
                <text:list-item>
                  <text:p text:style-name="P248">Sinon, si l’utilisateur répond par non, la fonction de fin d’installation est appelée et l’installation se termine.</text:p>
                </text:list-item>
              </text:list>
            </text:list-item>
          </text:list>
        </text:list-item>
      </text:list>
      <text:p text:style-name="P2"/>
      <text:list xml:id="list94152647477711" text:continue-numbering="true" text:style-name="L64">
        <text:list-item>
          <text:list>
            <text:list-item>
              <text:list>
                <text:list-item>
                  <text:p text:style-name="P249">Sinon, si l’utilisateur ne répond ni par oui, ni par non, alors le script boucle sur la fonction jusqu’à ce que l’utilisateur ne rentre correctement une des deux réponses attendues.</text:p>
                </text:list-item>
              </text:list>
            </text:list-item>
          </text:list>
        </text:list-item>
      </text:list>
      <text:p text:style-name="P38"/>
      <text:list xml:id="list94153716298765" text:continue-numbering="true" text:style-name="L64">
        <text:list-item>
          <text:list>
            <text:list-item>
              <text:p text:style-name="P249">Le gestionnaire de paquets Zypper (OpenSUSE) n’a pas de commande pour supprimer tous les paquets obsolètes d’un coup.</text:p>
              <text:list>
                <text:list-item>
                  <text:p text:style-name="P247">En revanche, ce gestionnaire de paquets propose de lister les paquets obsolètes avec la commande :</text:p>
                  <text:list>
                    <text:list-item>
                      <text:p text:style-name="P500">zypper packages --orphaned</text:p>
                    </text:list-item>
                  </text:list>
                </text:list-item>
              </text:list>
            </text:list-item>
          </text:list>
        </text:list-item>
      </text:list>
      <text:p text:style-name="P2"/>
      <text:list xml:id="list94153440607772" text:continue-numbering="true" text:style-name="L64">
        <text:list-item>
          <text:list>
            <text:list-item>
              <text:list>
                <text:list-item>
                  <text:p text:style-name="P247">Pour supprimer les paquets obsolètes, il faut les supprimer un par un en tapant la commande : </text:p>
                  <text:list>
                    <text:list-item>
                      <text:p text:style-name="P501"><text:span text:style-name="T173">zypper rm </text:span><text:span text:style-name="T57">nom_du_paquet</text:span><text:span text:style-name="T173"> --clean-deps</text:span></text:p>
                    </text:list-item>
                  </text:list>
                </text:list-item>
              </text:list>
            </text:list-item>
          </text:list>
        </text:list-item>
      </text:list>
      <text:p text:style-name="P2"/>
      <text:p text:style-name="P134"><text:span text:style-name="T358">I</text:span>s<text:span text:style-name="T357">I</text:span>nstallation<text:span text:style-name="T357">D</text:span>one</text:p>
      <text:list xml:id="list762967102" text:style-name="L65">
        <text:list-item>
          <text:p text:style-name="P375">Description :</text:p>
          <text:list>
            <text:list-item>
              <text:p text:style-name="P250">Cette fonction finale est appelée pour indiquer que l’installation est terminée et que votre distribution est prête à être utilisée, tout simplement.</text:p>
            </text:list-item>
          </text:list>
        </text:list-item>
      </text:list>
      <text:p text:style-name="P2"/>
      <text:list xml:id="list94152907206898" text:continue-numbering="true" text:style-name="L65">
        <text:list-item>
          <text:p text:style-name="P250">Fonctionnement :</text:p>
          <text:list>
            <text:list-item>
              <text:p text:style-name="P456"><text:span text:style-name="T173">La fonction supprime le dossier temporaire créé dans le dossier </text:span><text:span text:style-name="T190">« /tmp »</text:span><text:span text:style-name="T173">, puis tue le processus sudo tournant en arrière plan, avec la commande </text:span><text:span text:style-name="T231">sudo -k</text:span><text:span text:style-name="T173">, par précautions, avant de finalement quitter.</text:span></text:p>
              <text:list>
                <text:list-item>
                  <text:p text:style-name="P250">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100">3.3 : Ordre d’appel des fonctions</text:p>
      <text:p text:style-name="P2"/>
      <text:p text:style-name="P2">La partie installation du script commence véritablement à partir de la ligne 801 du fichier. Voici l’ordre d’appel de chaque fonction :</text:p>
      <text:p text:style-name="P39"/>
      <text:p text:style-name="P137"><text:span text:style-name="T359">S</text:span>cript<text:span text:style-name="T359">I</text:span>nit</text:p>
      <text:p text:style-name="P3">Cette fonction vérifie que vous exécutez bien le script avec la commande sudo ou en tant que super-utilisateur ET avec les arguments obligatoires.</text:p>
      <text:p text:style-name="P2"/>
      <text:p text:style-name="P122"><text:span text:style-name="T360">S</text:span>cript<text:span text:style-name="T360">H</text:span>eader</text:p>
      <text:p text:style-name="P3">Cette fonction affiche le header de bienvenue.</text:p>
      <text:p text:style-name="P40"/>
      <text:p text:style-name="P137"><text:span text:style-name="T361">G</text:span>et<text:span text:style-name="T361">D</text:span>ist<text:span text:style-name="T361">P</text:span>ackage<text:span text:style-name="T361">M</text:span>anager</text:p>
      <text:p text:style-name="P3">Cette fonction sert à obtenir le gestionnaire de paquet de votre distribution.</text:p>
      <text:p text:style-name="P2"><text:soft-page-break/></text:p>
      <text:p text:style-name="P137"><text:span text:style-name="T362">L</text:span>aunch<text:span text:style-name="T362">S</text:span>cript</text:p>
      <text:p text:style-name="P3">Cette fonction vérifie que vous lancez bien le script volontairement.</text:p>
      <text:p text:style-name="P2"/>
      <text:p text:style-name="P137"><text:span text:style-name="T363">C</text:span>heck<text:span text:style-name="T363">I</text:span>nternet<text:span text:style-name="T363">C</text:span>onnection</text:p>
      <text:p text:style-name="P3">Cette fonction vérifie que vous êtes bien connecté à Internet.</text:p>
      <text:p text:style-name="P2"/>
      <text:p text:style-name="P137"><text:span text:style-name="T364">D</text:span>ist<text:span text:style-name="T364">U</text:span>pgrade</text:p>
      <text:p text:style-name="P3">Cette fonction met à jour les paquets existants.</text:p>
      <text:p text:style-name="P41"/>
      <text:p text:style-name="P124">Makedir</text:p>
      <text:p text:style-name="P3">Cette fonction <text:span text:style-name="T248">sert à créer le dossier temporaire dans le dossier </text:span><text:span text:style-name="T2">« /tmp »</text:span>.</text:p>
      <text:p text:style-name="P2"/>
      <text:p text:style-name="P125"><text:span text:style-name="T365">P</text:span>ack<text:span text:style-name="T365">I</text:span>nstall</text:p>
      <text:p text:style-name="P4">Cette fonction, appelée <text:span text:style-name="T249">3</text:span> fois, sert ici à télécharger les commandes d’installation <text:span text:style-name="T222">curl</text:span>, <text:span text:style-name="T222">snapd</text:span> et <text:span text:style-name="T222">wget</text:span>.</text:p>
      <text:p text:style-name="P4"/>
      <text:p text:style-name="P137"><text:span text:style-name="T366">S</text:span>et<text:span text:style-name="T366">S</text:span>udo</text:p>
      <text:p text:style-name="P3">Cette fonction télécharge la commande sudo si elle n’est pas installée <text:span text:style-name="T250">par défaut (Debian)</text:span> et <text:span text:style-name="T251">télécharge un </text:span>fichier sudoers <text:span text:style-name="T252">déjà configuré</text:span> si l’utilisateur le souhaite.</text:p>
      <text:p text:style-name="P2"/>
      <text:p text:style-name="P122"><text:span text:style-name="T367">S</text:span>cript<text:span text:style-name="T367">H</text:span>eader</text:p>
      <text:p text:style-name="P3">Cette fonction affiche <text:span text:style-name="T253">le</text:span> header de <text:span text:style-name="T253">l’étape de création d’un dossier pour les logiciels téléchargés avec la commande </text:span><text:span text:style-name="T224">wget</text:span><text:span text:style-name="T255">.</text:span></text:p>
      <text:p text:style-name="P2"/>
      <text:p text:style-name="P126">Makedir</text:p>
      <text:p text:style-name="P5">Cette fonction <text:span text:style-name="T248">sert à créer le dossier de <text:s/>dans le dossier personnel de l’utilisateur</text:span>.</text:p>
      <text:p text:style-name="P2"/>
      <text:p text:style-name="P123"><text:span text:style-name="T368">S</text:span>cript<text:span text:style-name="T368">H</text:span>eader</text:p>
      <text:p text:style-name="P6">Cette fonction affiche <text:span text:style-name="T253">le</text:span> header de <text:span text:style-name="T253">l’étape de téléchargement des programmes (</text:span><text:span text:style-name="T3">la partie la plus important du script</text:span><text:span text:style-name="T253">).</text:span></text:p>
      <text:p text:style-name="P42"/>
      <text:p text:style-name="P66">C’EST ENTRE CES DEUX LIGNES QUE SE TROUVE LA PARTIE D’INSTALLATION DES PAQUETS</text:p>
      <text:p text:style-name="P2"/>
      <text:p text:style-name="P97"><text:span text:style-name="T132">P</text:span><text:span text:style-name="T131">ack</text:span><text:span text:style-name="T132">I</text:span><text:span text:style-name="T131">nstall</text:span><text:span text:style-name="T173"> </text:span><text:span text:style-name="T57">nom_du_paquet</text:span></text:p>
      <text:p text:style-name="P72">ou</text:p>
      <text:p text:style-name="P97"><text:span text:style-name="T133">S</text:span><text:span text:style-name="T131">nap</text:span><text:span text:style-name="T133">I</text:span><text:span text:style-name="T131">nstall</text:span><text:span text:style-name="T173"> </text:span><text:span text:style-name="T57">nom_du_snap </text:span><text:span text:style-name="T232">--option</text:span></text:p>
      <text:p text:style-name="P88">Ces fonctions installent un paquet depuis les dépôts officiels de votre distribution ou le paquet Snap choisi, le tout en argument (<text:span text:style-name="T20">nom_du_paquet</text:span> ou <text:span text:style-name="T20">nom_du_snap</text:span>). Ce qui suit les deux tirets <text:span text:style-name="T309">suivant le nom du paquet snap</text:span> est une option <text:span text:style-name="T309">de téléchargement</text:span>.</text:p>
      <text:p text:style-name="P2"><text:tab/></text:p>
      <text:p text:style-name="P2"><text:tab/>…</text:p>
      <text:p text:style-name="P2"><text:tab/>…<text:tab/>(jusqu’au dernier paquet que vous souhaitez installer)</text:p>
      <text:p text:style-name="P2"><text:tab/>…</text:p>
      <text:p text:style-name="P2"/>
      <text:p text:style-name="P67">FIN DE LA PARTIE DE TÉLÉCHARGEMENT DES PAQUETS</text:p>
      <text:p text:style-name="P2"/>
      <text:p text:style-name="P137"><text:span text:style-name="T369">A</text:span>utoremove</text:p>
      <text:p text:style-name="P3"><text:span text:style-name="T310">Cette fonction sert à</text:span> supprimer les paquets obsolètes une fois la mise à jour du système <text:span text:style-name="T1">ET</text:span> l’installation <text:span text:style-name="T311">des paquets</text:span> terminées.</text:p>
      <text:p text:style-name="P2"/>
      <text:p text:style-name="P137"><text:span text:style-name="T370">I</text:span>s<text:span text:style-name="T370">I</text:span>nstallation<text:span text:style-name="T370">D</text:span>one</text:p>
      <text:p text:style-name="P3">Fonction de fin de script.</text:p>
      <text:p text:style-name="P2"/>
      <text:p text:style-name="P3">La partie que où vous pouvez ajouter vos paquets se situe entre la partie du <text:span text:style-name="T69">S</text:span><text:span text:style-name="T59">cript</text:span><text:span text:style-name="T68">H</text:span><text:span text:style-name="T59">eader</text:span> d’installation des nouveaux paquets et celui de la suppression des paquets obsolètes.</text:p>
      <text:p text:style-name="P2"/>
      <text:p text:style-name="P2"><text:soft-page-break/></text:p>
      <text:p text:style-name="P146">4 : Tutorie<text:span text:style-name="T394">ls</text:span></text:p>
      <text:p text:style-name="P76"/>
      <text:p text:style-name="P101">4.1 : Ajout d’un gestionnaire de paquets</text:p>
      <text:p text:style-name="P2"/>
      <text:p text:style-name="P2">Pour ajouter <text:span text:style-name="T314">un nouveau</text:span> gestionnaire de paquets, copiez-collez n’importe quelle ligne commençant par la commande <text:span text:style-name="T222">command -v</text:span>, puis :</text:p>
      <text:p text:style-name="P2"/>
      <text:list xml:id="list3833325843" text:style-name="L66">
        <text:list-item>
          <text:p text:style-name="P457"><text:span text:style-name="T176">Dans la fonction </text:span><text:span text:style-name="T213">GetDistPackageManager</text:span><text:span text:style-name="T176">, é</text:span><text:span text:style-name="T173">crivez le nom du fichier exécutable d</text:span><text:span text:style-name="T177">u</text:span><text:span text:style-name="T173"> gestionnaire de paquets entre l’option </text:span><text:span text:style-name="T231">-v</text:span><text:span text:style-name="T173"> et la redirection </text:span><text:span text:style-name="T190">&amp;&gt;</text:span><text:span text:style-name="T173">, </text:span><text:span text:style-name="T178">puis é</text:span><text:span text:style-name="T173">crivez ce vous souhaitez entre les double crochets en tant que valeur de la variable </text:span><text:span text:style-name="T58">SCRIPT_PACK_MANAGER</text:span><text:span text:style-name="T173">. </text:span><text:span text:style-name="T179">Il est </text:span><text:span text:style-name="T180">cependant</text:span><text:span text:style-name="T179"> recommandé de mettre le du gestionnaire de paquets.</text:span></text:p>
        </text:list-item>
      </text:list>
      <text:p text:style-name="P43"/>
      <text:list xml:id="list94153985070121" text:continue-numbering="true" text:style-name="L66">
        <text:list-item>
          <text:p text:style-name="P458"><text:span text:style-name="T179">A</text:span><text:span text:style-name="T173">joutez votre </text:span><text:span text:style-name="T181">gestionnaire de paquets dans l</text:span><text:span text:style-name="T182">es conditions case </text:span><text:span text:style-name="T183">des fonctions </text:span><text:span text:style-name="T134">PackManagerInstall</text:span><text:span text:style-name="T184">, </text:span><text:span text:style-name="T214">DistUpgrade</text:span><text:span text:style-name="T185"> et </text:span><text:span text:style-name="T215">ReadAutoremove</text:span><text:span text:style-name="T186">, </text:span><text:span text:style-name="T187">avec ses options gérant respectivement </text:span><text:span text:style-name="T188">:</text:span></text:p>
          <text:list>
            <text:list-item>
              <text:p text:style-name="P459"><text:span text:style-name="T188">L</text:span><text:span text:style-name="T173">a vérification de la présence d’un paquet et l’installation d’un paquet</text:span></text:p>
            </text:list-item>
            <text:list-item>
              <text:p text:style-name="P251">La mise à jour des paquets</text:p>
            </text:list-item>
            <text:list-item>
              <text:p text:style-name="P252">La suppression des paquets obsolètes</text:p>
            </text:list-item>
          </text:list>
        </text:list-item>
      </text:list>
      <text:p text:style-name="P44"/>
      <text:list xml:id="list94153636166334" text:continue-numbering="true" text:style-name="L66">
        <text:list-item>
          <text:p text:style-name="P460"><text:span text:style-name="T188">V</text:span><text:span text:style-name="T173">oilà, vous avez ajouté </text:span><text:span text:style-name="T189">un gestionnaire de paquets au script.</text:span></text:p>
        </text:list-item>
      </text:list>
      <text:p text:style-name="P45"/>
      <text:p text:style-name="P45"/>
      <text:p text:style-name="P98">4.2 : </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17T09:41:51.397839968</dc:date>
    <meta:editing-duration>P1DT9H22M47S</meta:editing-duration>
    <meta:editing-cycles>1631</meta:editing-cycles>
    <meta:document-statistic meta:table-count="0" meta:image-count="0" meta:object-count="0" meta:page-count="30" meta:paragraph-count="738" meta:word-count="10121" meta:character-count="61814" meta:non-whitespace-character-count="52949"/>
  </office:meta>
</office:document-meta>
</file>